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3.956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0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1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arch_by_userid_realus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po de hasheo</text:p>
          </table:table-cell>
          <table:table-cell office:value-type="string" calcext:value-type="string">
            <text:p><text:s/>Número de busquedas</text:p>
          </table:table-cell>
          <table:table-cell office:value-type="string" calcext:value-type="string">
            <text:p><text:s/>Tiempo(s)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843" calcext:value-type="float">
            <text:p>0,0000318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672" calcext:value-type="float">
            <text:p>0,0000276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887" calcext:value-type="float">
            <text:p>0,0000288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78" calcext:value-type="float">
            <text:p>0,000031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661" calcext:value-type="float">
            <text:p>0,0000256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679" calcext:value-type="float">
            <text:p>0,0000266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79" calcext:value-type="float">
            <text:p>0,000030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553" calcext:value-type="float">
            <text:p>0,0000245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565" calcext:value-type="float">
            <text:p>0,0000255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259" calcext:value-type="float">
            <text:p>0,0000322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121" calcext:value-type="float">
            <text:p>0,0000281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546" calcext:value-type="float">
            <text:p>0,0000245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096" calcext:value-type="float">
            <text:p>0,0000280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098" calcext:value-type="float">
            <text:p>0,0000230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022" calcext:value-type="float">
            <text:p>0,0000240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973" calcext:value-type="float">
            <text:p>0,0000279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32" calcext:value-type="float">
            <text:p>0,000022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068" calcext:value-type="float">
            <text:p>0,0000230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269" calcext:value-type="float">
            <text:p>0,0000292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185" calcext:value-type="float">
            <text:p>0,0000221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791" calcext:value-type="float">
            <text:p>0,0000217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449" calcext:value-type="float">
            <text:p>0,0000274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671" calcext:value-type="float">
            <text:p>0,0000216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669" calcext:value-type="float">
            <text:p>0,0000216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19" calcext:value-type="float">
            <text:p>0,000030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875" calcext:value-type="float">
            <text:p>0,0000218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468" calcext:value-type="float">
            <text:p>0,0000334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799" calcext:value-type="float">
            <text:p>0,0000277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907" calcext:value-type="float">
            <text:p>0,0000229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627" calcext:value-type="float">
            <text:p>0,0000236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984" calcext:value-type="float">
            <text:p>0,0000279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376" calcext:value-type="float">
            <text:p>0,0000243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766" calcext:value-type="float">
            <text:p>0,0000237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059" calcext:value-type="float">
            <text:p>0,0000280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152" calcext:value-type="float">
            <text:p>0,0000231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612" calcext:value-type="float">
            <text:p>0,0000236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1" calcext:value-type="float">
            <text:p>0,0000000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192" calcext:value-type="float">
            <text:p>0,0000271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263" calcext:value-type="float">
            <text:p>0,0000222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277" calcext:value-type="float">
            <text:p>0,0000242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346" calcext:value-type="float">
            <text:p>0,0000273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871" calcext:value-type="float">
            <text:p>0,0000218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652" calcext:value-type="float">
            <text:p>0,0000226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461" calcext:value-type="float">
            <text:p>0,0000274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137" calcext:value-type="float">
            <text:p>0,0000221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239" calcext:value-type="float">
            <text:p>0,0000242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531" calcext:value-type="float">
            <text:p>0,0000285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28" calcext:value-type="float">
            <text:p>0,000022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578" calcext:value-type="float">
            <text:p>0,0000275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907" calcext:value-type="float">
            <text:p>0,0000279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2" calcext:value-type="float">
            <text:p>0,00002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643" calcext:value-type="float">
            <text:p>0,0000226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746" calcext:value-type="float">
            <text:p>0,0000277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581" calcext:value-type="float">
            <text:p>0,0000215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65" calcext:value-type="float">
            <text:p>0,000022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573" calcext:value-type="float">
            <text:p>0,0000285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305" calcext:value-type="float">
            <text:p>0,0000293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56" calcext:value-type="float">
            <text:p>0,000023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303" calcext:value-type="float">
            <text:p>0,0000283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992" calcext:value-type="float">
            <text:p>0,0000219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814" calcext:value-type="float">
            <text:p>0,0000228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169" calcext:value-type="float">
            <text:p>0,0000301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746" calcext:value-type="float">
            <text:p>0,0000237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284" calcext:value-type="float">
            <text:p>0,0000222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318" calcext:value-type="float">
            <text:p>0,0000293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177" calcext:value-type="float">
            <text:p>0,0000241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351" calcext:value-type="float">
            <text:p>0,0000233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958" calcext:value-type="float">
            <text:p>0,0000299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855" calcext:value-type="float">
            <text:p>0,0000248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727" calcext:value-type="float">
            <text:p>0,0000247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295" calcext:value-type="float">
            <text:p>0,0000282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142" calcext:value-type="float">
            <text:p>0,0000221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604" calcext:value-type="float">
            <text:p>0,0000226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161" calcext:value-type="float">
            <text:p>0,0000281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374" calcext:value-type="float">
            <text:p>0,0000223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849" calcext:value-type="float">
            <text:p>0,0000238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261" calcext:value-type="float">
            <text:p>0,0000282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738" calcext:value-type="float">
            <text:p>0,0000217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408" calcext:value-type="float">
            <text:p>0,0000224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858" calcext:value-type="float">
            <text:p>0,0000278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184" calcext:value-type="float">
            <text:p>0,0000231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935" calcext:value-type="float">
            <text:p>0,0000229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498" calcext:value-type="float">
            <text:p>0,0000314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026" calcext:value-type="float">
            <text:p>0,0000230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428" calcext:value-type="float">
            <text:p>0,0000234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871" calcext:value-type="float">
            <text:p>0,0000288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06" calcext:value-type="float">
            <text:p>0,000023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677" calcext:value-type="float">
            <text:p>0,0000226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674" calcext:value-type="float">
            <text:p>0,0000286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8223" calcext:value-type="float">
            <text:p>0,0000482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668" calcext:value-type="float">
            <text:p>0,0000296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892" calcext:value-type="float">
            <text:p>0,0000348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685" calcext:value-type="float">
            <text:p>0,0000276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192" calcext:value-type="float">
            <text:p>0,0000271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979" calcext:value-type="float">
            <text:p>0,0000329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091" calcext:value-type="float">
            <text:p>0,0000260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414" calcext:value-type="float">
            <text:p>0,0000244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015" calcext:value-type="float">
            <text:p>0,0000330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735" calcext:value-type="float">
            <text:p>0,0000237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966" calcext:value-type="float">
            <text:p>0,0000239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714" calcext:value-type="float">
            <text:p>0,0000327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633" calcext:value-type="float">
            <text:p>0,0000246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474" calcext:value-type="float">
            <text:p>0,0000244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749" calcext:value-type="float">
            <text:p>0,0000307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684" calcext:value-type="float">
            <text:p>0,0000246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853" calcext:value-type="float">
            <text:p>0,0000238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291" calcext:value-type="float">
            <text:p>0,0000302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397" calcext:value-type="float">
            <text:p>0,0000243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755" calcext:value-type="float">
            <text:p>0,0000227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439" calcext:value-type="float">
            <text:p>0,0000324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398" calcext:value-type="float">
            <text:p>0,0000253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998" calcext:value-type="float">
            <text:p>0,0000229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88" calcext:value-type="float">
            <text:p>0,000029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096" calcext:value-type="float">
            <text:p>0,0000230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316" calcext:value-type="float">
            <text:p>0,0000223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831" calcext:value-type="float">
            <text:p>0,0000288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456" calcext:value-type="float">
            <text:p>0,0000244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779" calcext:value-type="float">
            <text:p>0,0000227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118" calcext:value-type="float">
            <text:p>0,0000301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436" calcext:value-type="float">
            <text:p>0,0000234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607" calcext:value-type="float">
            <text:p>0,0000226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07" calcext:value-type="float">
            <text:p>0,000029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548" calcext:value-type="float">
            <text:p>0,0000235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441" calcext:value-type="float">
            <text:p>0,0000224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148" calcext:value-type="float">
            <text:p>0,0000311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851" calcext:value-type="float">
            <text:p>0,0000258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893" calcext:value-type="float">
            <text:p>0,0000258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3255" calcext:value-type="float">
            <text:p>0,0000332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439" calcext:value-type="float">
            <text:p>0,0000274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158" calcext:value-type="float">
            <text:p>0,0000271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138" calcext:value-type="float">
            <text:p>0,0000321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258" calcext:value-type="float">
            <text:p>0,0000252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34" calcext:value-type="float">
            <text:p>0,000024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875" calcext:value-type="float">
            <text:p>0,0000298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045" calcext:value-type="float">
            <text:p>0,0000230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155" calcext:value-type="float">
            <text:p>0,0000221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293" calcext:value-type="float">
            <text:p>0,0000312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979" calcext:value-type="float">
            <text:p>0,0000249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471" calcext:value-type="float">
            <text:p>0,0000214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848" calcext:value-type="float">
            <text:p>0,0000308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634" calcext:value-type="float">
            <text:p>0,0000246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196" calcext:value-type="float">
            <text:p>0,0000221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0393" calcext:value-type="float">
            <text:p>0,0000303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357" calcext:value-type="float">
            <text:p>0,0000283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407" calcext:value-type="float">
            <text:p>0,0000204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254" calcext:value-type="float">
            <text:p>0,0000292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619" calcext:value-type="float">
            <text:p>0,0000236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243" calcext:value-type="float">
            <text:p>0,0000202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687" calcext:value-type="float">
            <text:p>0,0000296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" calcext:value-type="float">
            <text:p>0,0000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922" calcext:value-type="float">
            <text:p>0,0000209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797" calcext:value-type="float">
            <text:p>0,0000297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685" calcext:value-type="float">
            <text:p>0,0000236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486" calcext:value-type="float">
            <text:p>0,0000204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906" calcext:value-type="float">
            <text:p>0,0000299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25" calcext:value-type="float">
            <text:p>0,000029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994" calcext:value-type="float">
            <text:p>0,0000209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21" calcext:value-type="float">
            <text:p>0,000029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736" calcext:value-type="float">
            <text:p>0,0000227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293" calcext:value-type="float">
            <text:p>0,0000212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612" calcext:value-type="float">
            <text:p>0,0000296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495" calcext:value-type="float">
            <text:p>0,0000234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546" calcext:value-type="float">
            <text:p>0,0000215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333" calcext:value-type="float">
            <text:p>0,0000293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4247" calcext:value-type="float">
            <text:p>0,0000242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35" calcext:value-type="float">
            <text:p>0,000021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909" calcext:value-type="float">
            <text:p>0,0000289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386" calcext:value-type="float">
            <text:p>0,0000233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321" calcext:value-type="float">
            <text:p>0,0000213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826" calcext:value-type="float">
            <text:p>0,0000278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837" calcext:value-type="float">
            <text:p>0,0000218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798" calcext:value-type="float">
            <text:p>0,0000197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875" calcext:value-type="float">
            <text:p>0,0000328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21" calcext:value-type="float">
            <text:p>0,000023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628" calcext:value-type="float">
            <text:p>0,0000226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885" calcext:value-type="float">
            <text:p>0,0000288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817" calcext:value-type="float">
            <text:p>0,0000228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658" calcext:value-type="float">
            <text:p>0,0000226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845" calcext:value-type="float">
            <text:p>0,0000288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967" calcext:value-type="float">
            <text:p>0,0000229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267" calcext:value-type="float">
            <text:p>0,0000212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309" calcext:value-type="float">
            <text:p>0,0000293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263" calcext:value-type="float">
            <text:p>0,0000222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298" calcext:value-type="float">
            <text:p>0,0000212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536" calcext:value-type="float">
            <text:p>0,0000275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289" calcext:value-type="float">
            <text:p>0,0000232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177" calcext:value-type="float">
            <text:p>0,0000211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337" calcext:value-type="float">
            <text:p>0,0000273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855" calcext:value-type="float">
            <text:p>0,0000208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875" calcext:value-type="float">
            <text:p>0,0000218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859" calcext:value-type="float">
            <text:p>0,0000268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28" calcext:value-type="float">
            <text:p>0,000022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623" calcext:value-type="float">
            <text:p>0,0000216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2786" calcext:value-type="float">
            <text:p>0,0000327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627" calcext:value-type="float">
            <text:p>0,0000226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695" calcext:value-type="float">
            <text:p>0,0000216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75" calcext:value-type="float">
            <text:p>0,000026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8" calcext:value-type="float">
            <text:p>0,00002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799" calcext:value-type="float">
            <text:p>0,0000207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846" calcext:value-type="float">
            <text:p>0,0000268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723" calcext:value-type="float">
            <text:p>0,0000217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404" calcext:value-type="float">
            <text:p>0,0000204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957" calcext:value-type="float">
            <text:p>0,0000269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094" calcext:value-type="float">
            <text:p>0,0000210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672" calcext:value-type="float">
            <text:p>0,0000216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6068" calcext:value-type="float">
            <text:p>0,0000360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913" calcext:value-type="float">
            <text:p>0,0000229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522" calcext:value-type="float">
            <text:p>0,0000225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043" calcext:value-type="float">
            <text:p>0,0000290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038" calcext:value-type="float">
            <text:p>0,0000210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116" calcext:value-type="float">
            <text:p>0,0000261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615" calcext:value-type="float">
            <text:p>0,0000276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717" calcext:value-type="float">
            <text:p>0,0000207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758" calcext:value-type="float">
            <text:p>0,0000217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327" calcext:value-type="float">
            <text:p>0,0000273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931" calcext:value-type="float">
            <text:p>0,0000209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774" calcext:value-type="float">
            <text:p>0,0000207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227" calcext:value-type="float">
            <text:p>0,0000272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858" calcext:value-type="float">
            <text:p>0,0000218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175" calcext:value-type="float">
            <text:p>0,0000211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603" calcext:value-type="float">
            <text:p>0,0000276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716" calcext:value-type="float">
            <text:p>0,0000207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822" calcext:value-type="float">
            <text:p>0,0000218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111" calcext:value-type="float">
            <text:p>0,0000281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658" calcext:value-type="float">
            <text:p>0,0000206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874" calcext:value-type="float">
            <text:p>0,0000208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16" calcext:value-type="float">
            <text:p>0,000027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795" calcext:value-type="float">
            <text:p>0,0000217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834" calcext:value-type="float">
            <text:p>0,0000208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614" calcext:value-type="float">
            <text:p>0,0000276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115" calcext:value-type="float">
            <text:p>0,0000221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073" calcext:value-type="float">
            <text:p>0,0000210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1881" calcext:value-type="float">
            <text:p>0,0000318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821" calcext:value-type="float">
            <text:p>0,0000218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517" calcext:value-type="float">
            <text:p>0,0000215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189" calcext:value-type="float">
            <text:p>0,0000281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906" calcext:value-type="float">
            <text:p>0,0000219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282" calcext:value-type="float">
            <text:p>0,0000212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046" calcext:value-type="float">
            <text:p>0,0000270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883" calcext:value-type="float">
            <text:p>0,0000208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22" calcext:value-type="float">
            <text:p>0,000020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082" calcext:value-type="float">
            <text:p>0,0000270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801" calcext:value-type="float">
            <text:p>0,0000208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098" calcext:value-type="float">
            <text:p>0,0000220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971" calcext:value-type="float">
            <text:p>0,0000269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426" calcext:value-type="float">
            <text:p>0,0000254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013" calcext:value-type="float">
            <text:p>0,0000210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937" calcext:value-type="float">
            <text:p>0,0000289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926" calcext:value-type="float">
            <text:p>0,0000229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359" calcext:value-type="float">
            <text:p>0,0000223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9567" calcext:value-type="float">
            <text:p>0,0000295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124" calcext:value-type="float">
            <text:p>0,0000211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65" calcext:value-type="float">
            <text:p>0,000021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409" calcext:value-type="float">
            <text:p>0,0000274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848" calcext:value-type="float">
            <text:p>0,0000208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34" calcext:value-type="float">
            <text:p>0,000020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946" calcext:value-type="float">
            <text:p>0,0000269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998" calcext:value-type="float">
            <text:p>0,0000209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832" calcext:value-type="float">
            <text:p>0,0000208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046" calcext:value-type="float">
            <text:p>0,0000270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427" calcext:value-type="float">
            <text:p>0,0000214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598" calcext:value-type="float">
            <text:p>0,0000215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017" calcext:value-type="float">
            <text:p>0,0000270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052" calcext:value-type="float">
            <text:p>0,0000210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943" calcext:value-type="float">
            <text:p>0,0000209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789" calcext:value-type="float">
            <text:p>0,0000277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778" calcext:value-type="float">
            <text:p>0,0000227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719" calcext:value-type="float">
            <text:p>0,0000207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251" calcext:value-type="float">
            <text:p>0,0000282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537" calcext:value-type="float">
            <text:p>0,0000225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888" calcext:value-type="float">
            <text:p>0,0000228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702" calcext:value-type="float">
            <text:p>0,0000277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899" calcext:value-type="float">
            <text:p>0,0000218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422" calcext:value-type="float">
            <text:p>0,0000224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669" calcext:value-type="float">
            <text:p>0,0000276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747" calcext:value-type="float">
            <text:p>0,0000217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792" calcext:value-type="float">
            <text:p>0,0000217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823" calcext:value-type="float">
            <text:p>0,0000268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331" calcext:value-type="float">
            <text:p>0,0000213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021" calcext:value-type="float">
            <text:p>0,0000210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754" calcext:value-type="float">
            <text:p>0,0000267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8693" calcext:value-type="float">
            <text:p>0,0000386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097" calcext:value-type="float">
            <text:p>0,0000210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329" calcext:value-type="float">
            <text:p>0,0000273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17" calcext:value-type="float">
            <text:p>0,000021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94" calcext:value-type="float">
            <text:p>0,000020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747" calcext:value-type="float">
            <text:p>0,0000267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049" calcext:value-type="float">
            <text:p>0,0000220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874" calcext:value-type="float">
            <text:p>0,0000218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127" calcext:value-type="float">
            <text:p>0,0000281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2357" calcext:value-type="float">
            <text:p>0,0000223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3313" calcext:value-type="float">
            <text:p>0,0000233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024" calcext:value-type="float">
            <text:p>0,0000270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812" calcext:value-type="float">
            <text:p>0,0000208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879" calcext:value-type="float">
            <text:p>0,0000218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467" calcext:value-type="float">
            <text:p>0,0000274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815" calcext:value-type="float">
            <text:p>0,0000208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719" calcext:value-type="float">
            <text:p>0,0000207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581" calcext:value-type="float">
            <text:p>0,0000265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694" calcext:value-type="float">
            <text:p>0,0000206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0631" calcext:value-type="float">
            <text:p>0,0000206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0901" calcext:value-type="float">
            <text:p>0,0000709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3247" calcext:value-type="float">
            <text:p>0,0000532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374" calcext:value-type="float">
            <text:p>0,000053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9122" calcext:value-type="float">
            <text:p>0,0000691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3732" calcext:value-type="float">
            <text:p>0,0000537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3165" calcext:value-type="float">
            <text:p>0,0000531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7772" calcext:value-type="float">
            <text:p>0,0000677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3154" calcext:value-type="float">
            <text:p>0,0000531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3637" calcext:value-type="float">
            <text:p>0,0000536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8354" calcext:value-type="float">
            <text:p>0,0000683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3016" calcext:value-type="float">
            <text:p>0,0000530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814" calcext:value-type="float">
            <text:p>0,000058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8377" calcext:value-type="float">
            <text:p>0,0000683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3585" calcext:value-type="float">
            <text:p>0,0000535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4078" calcext:value-type="float">
            <text:p>0,0000540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8872" calcext:value-type="float">
            <text:p>0,0000688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4081" calcext:value-type="float">
            <text:p>0,0000540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7407" calcext:value-type="float">
            <text:p>0,0000574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8112" calcext:value-type="float">
            <text:p>0,0000681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3639" calcext:value-type="float">
            <text:p>0,0000536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2347" calcext:value-type="float">
            <text:p>0,0000523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3724" calcext:value-type="float">
            <text:p>0,0000737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3343" calcext:value-type="float">
            <text:p>0,0000533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3187" calcext:value-type="float">
            <text:p>0,0000531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9346" calcext:value-type="float">
            <text:p>0,0000693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4322" calcext:value-type="float">
            <text:p>0,0000543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0705" calcext:value-type="float">
            <text:p>0,0000807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4106" calcext:value-type="float">
            <text:p>0,0001041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7482" calcext:value-type="float">
            <text:p>0,0001174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9711" calcext:value-type="float">
            <text:p>0,0000997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5" calcext:value-type="float">
            <text:p>0,0000000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5" calcext:value-type="float">
            <text:p>0,0000000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7591" calcext:value-type="float">
            <text:p>0,0001075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4816" calcext:value-type="float">
            <text:p>0,0000848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885" calcext:value-type="float">
            <text:p>0,000078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6376" calcext:value-type="float">
            <text:p>0,0000963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6837" calcext:value-type="float">
            <text:p>0,0000768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6165" calcext:value-type="float">
            <text:p>0,0000861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756" calcext:value-type="float">
            <text:p>0,000087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933" calcext:value-type="float">
            <text:p>0,000069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871" calcext:value-type="float">
            <text:p>0,000088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6739" calcext:value-type="float">
            <text:p>0,0001067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3757" calcext:value-type="float">
            <text:p>0,0000737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4233" calcext:value-type="float">
            <text:p>0,0001342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7076" calcext:value-type="float">
            <text:p>0,0001470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554" calcext:value-type="float">
            <text:p>0,000075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7398" calcext:value-type="float">
            <text:p>0,0001873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8664" calcext:value-type="float">
            <text:p>0,0001686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1488" calcext:value-type="float">
            <text:p>0,0001214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7168" calcext:value-type="float">
            <text:p>0,0000671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7769" calcext:value-type="float">
            <text:p>0,0000777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8568" calcext:value-type="float">
            <text:p>0,0000785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2708" calcext:value-type="float">
            <text:p>0,0000627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6422" calcext:value-type="float">
            <text:p>0,0000764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8619" calcext:value-type="float">
            <text:p>0,0000586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0611" calcext:value-type="float">
            <text:p>0,0000606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278" calcext:value-type="float">
            <text:p>0,000072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6397" calcext:value-type="float">
            <text:p>0,0000563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8365" calcext:value-type="float">
            <text:p>0,0000583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1622" calcext:value-type="float">
            <text:p>0,0000716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6369" calcext:value-type="float">
            <text:p>0,0000563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6523" calcext:value-type="float">
            <text:p>0,0000565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0376" calcext:value-type="float">
            <text:p>0,0000703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4154" calcext:value-type="float">
            <text:p>0,0000541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4729" calcext:value-type="float">
            <text:p>0,0000547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0359" calcext:value-type="float">
            <text:p>0,0000703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472" calcext:value-type="float">
            <text:p>0,000054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5664" calcext:value-type="float">
            <text:p>0,0000556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1021" calcext:value-type="float">
            <text:p>0,0000710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8737" calcext:value-type="float">
            <text:p>0,0000587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5565" calcext:value-type="float">
            <text:p>0,0000555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9359" calcext:value-type="float">
            <text:p>0,0000693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3368" calcext:value-type="float">
            <text:p>0,0000533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502" calcext:value-type="float">
            <text:p>0,000055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8969" calcext:value-type="float">
            <text:p>0,0000689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2481" calcext:value-type="float">
            <text:p>0,0000524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4695" calcext:value-type="float">
            <text:p>0,0000546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6263" calcext:value-type="float">
            <text:p>0,0001462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7006" calcext:value-type="float">
            <text:p>0,0000970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1597" calcext:value-type="float">
            <text:p>0,0000815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3881" calcext:value-type="float">
            <text:p>0,0001738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0612" calcext:value-type="float">
            <text:p>0,0000606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1286" calcext:value-type="float">
            <text:p>0,0000612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3741" calcext:value-type="float">
            <text:p>0,0000937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889" calcext:value-type="float">
            <text:p>0,000058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0289" calcext:value-type="float">
            <text:p>0,0000602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7244" calcext:value-type="float">
            <text:p>0,0000772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0414" calcext:value-type="float">
            <text:p>0,0000604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2641" calcext:value-type="float">
            <text:p>0,0000626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478" calcext:value-type="float">
            <text:p>0,000074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0433" calcext:value-type="float">
            <text:p>0,0000604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2525" calcext:value-type="float">
            <text:p>0,0001025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206" calcext:value-type="float">
            <text:p>0,000072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6014" calcext:value-type="float">
            <text:p>0,0000560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6423" calcext:value-type="float">
            <text:p>0,0000564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1035" calcext:value-type="float">
            <text:p>0,0000710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3936" calcext:value-type="float">
            <text:p>0,0000539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6055" calcext:value-type="float">
            <text:p>0,0000560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1004" calcext:value-type="float">
            <text:p>0,0000710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3022" calcext:value-type="float">
            <text:p>0,0000630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7289" calcext:value-type="float">
            <text:p>0,0000572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9197" calcext:value-type="float">
            <text:p>0,0000891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6124" calcext:value-type="float">
            <text:p>0,0000561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6665" calcext:value-type="float">
            <text:p>0,0000566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0183" calcext:value-type="float">
            <text:p>0,0000701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4275" calcext:value-type="float">
            <text:p>0,0000542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5457" calcext:value-type="float">
            <text:p>0,0000554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0013" calcext:value-type="float">
            <text:p>0,0000700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4468" calcext:value-type="float">
            <text:p>0,0000644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5881" calcext:value-type="float">
            <text:p>0,0000558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697" calcext:value-type="float">
            <text:p>0,000076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255" calcext:value-type="float">
            <text:p>0,000072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0672" calcext:value-type="float">
            <text:p>0,0000606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0496" calcext:value-type="float">
            <text:p>0,0000904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3576" calcext:value-type="float">
            <text:p>0,0000735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4059" calcext:value-type="float">
            <text:p>0,0001340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4606" calcext:value-type="float">
            <text:p>0,0001646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8926" calcext:value-type="float">
            <text:p>0,0000889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4575" calcext:value-type="float">
            <text:p>0,0000845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6082" calcext:value-type="float">
            <text:p>0,0000960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6668" calcext:value-type="float">
            <text:p>0,0000766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4854" calcext:value-type="float">
            <text:p>0,0000848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8" calcext:value-type="float">
            <text:p>0,0000000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2104" calcext:value-type="float">
            <text:p>0,0001221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9329" calcext:value-type="float">
            <text:p>0,0000993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2188" calcext:value-type="float">
            <text:p>0,0001121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4551" calcext:value-type="float">
            <text:p>0,0000945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6441" calcext:value-type="float">
            <text:p>0,0000764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3982" calcext:value-type="float">
            <text:p>0,0000739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3595" calcext:value-type="float">
            <text:p>0,0000935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709" calcext:value-type="float">
            <text:p>0,000137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7226" calcext:value-type="float">
            <text:p>0,0000772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5609" calcext:value-type="float">
            <text:p>0,0000956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6589" calcext:value-type="float">
            <text:p>0,0000765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5902" calcext:value-type="float">
            <text:p>0,0000759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5" calcext:value-type="float">
            <text:p>0,0000000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9892" calcext:value-type="float">
            <text:p>0,0001098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4346" calcext:value-type="float">
            <text:p>0,0000843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8916" calcext:value-type="float">
            <text:p>0,0001289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1021" calcext:value-type="float">
            <text:p>0,0001010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1487" calcext:value-type="float">
            <text:p>0,0001414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2845" calcext:value-type="float">
            <text:p>0,0000728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4443" calcext:value-type="float">
            <text:p>0,0001044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4129" calcext:value-type="float">
            <text:p>0,0000841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2953" calcext:value-type="float">
            <text:p>0,0000829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0949" calcext:value-type="float">
            <text:p>0,0001009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0544" calcext:value-type="float">
            <text:p>0,0000905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375" calcext:value-type="float">
            <text:p>0,000103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65" calcext:value-type="float">
            <text:p>0,00011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027" calcext:value-type="float">
            <text:p>0,000090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6346" calcext:value-type="float">
            <text:p>0,0001063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8048" calcext:value-type="float">
            <text:p>0,0001380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0521" calcext:value-type="float">
            <text:p>0,0001205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0109" calcext:value-type="float">
            <text:p>0,0001001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5" calcext:value-type="float">
            <text:p>0,0000000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4436" calcext:value-type="float">
            <text:p>0,0001244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0817" calcext:value-type="float">
            <text:p>0,0000908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2547" calcext:value-type="float">
            <text:p>0,0000825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2207" calcext:value-type="float">
            <text:p>0,0001022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1765" calcext:value-type="float">
            <text:p>0,0000817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227" calcext:value-type="float">
            <text:p>0,000082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3931" calcext:value-type="float">
            <text:p>0,0001039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9747" calcext:value-type="float">
            <text:p>0,0000797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9979" calcext:value-type="float">
            <text:p>0,0000799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3198" calcext:value-type="float">
            <text:p>0,0001031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6814" calcext:value-type="float">
            <text:p>0,0000868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1118" calcext:value-type="float">
            <text:p>0,0000811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3718" calcext:value-type="float">
            <text:p>0,0001037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7296" calcext:value-type="float">
            <text:p>0,0000872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2875" calcext:value-type="float">
            <text:p>0,0001728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0555" calcext:value-type="float">
            <text:p>0,0001805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114" calcext:value-type="float">
            <text:p>0,000081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8682" calcext:value-type="float">
            <text:p>0,0000786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5971" calcext:value-type="float">
            <text:p>0,0001059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7966" calcext:value-type="float">
            <text:p>0,0001079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8144" calcext:value-type="float">
            <text:p>0,0001081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8659" calcext:value-type="float">
            <text:p>0,0001986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1032" calcext:value-type="float">
            <text:p>0,0001010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1158" calcext:value-type="float">
            <text:p>0,0001111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557" calcext:value-type="float">
            <text:p>0,000125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8285" calcext:value-type="float">
            <text:p>0,0000982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2667" calcext:value-type="float">
            <text:p>0,0001026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4418" calcext:value-type="float">
            <text:p>0,0001244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4074" calcext:value-type="float">
            <text:p>0,0000940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7616" calcext:value-type="float">
            <text:p>0,0000776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6067" calcext:value-type="float">
            <text:p>0,0001060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6104" calcext:value-type="float">
            <text:p>0,0000961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0969" calcext:value-type="float">
            <text:p>0,0000909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0817" calcext:value-type="float">
            <text:p>0,0002008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6448" calcext:value-type="float">
            <text:p>0,0001364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9246" calcext:value-type="float">
            <text:p>0,0001092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2739" calcext:value-type="float">
            <text:p>0,0001027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6441" calcext:value-type="float">
            <text:p>0,0001164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9756" calcext:value-type="float">
            <text:p>0,0001697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21174" calcext:value-type="float">
            <text:p>0,0001211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3139" calcext:value-type="float">
            <text:p>0,0000931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0771" calcext:value-type="float">
            <text:p>0,0000807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703" calcext:value-type="float">
            <text:p>0,000107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5713" calcext:value-type="float">
            <text:p>0,0000857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9817" calcext:value-type="float">
            <text:p>0,0000798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9777" calcext:value-type="float">
            <text:p>0,0001597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3931" calcext:value-type="float">
            <text:p>0,0001139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5469" calcext:value-type="float">
            <text:p>0,0001054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2832" calcext:value-type="float">
            <text:p>0,0001028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7442" calcext:value-type="float">
            <text:p>0,0001674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7934" calcext:value-type="float">
            <text:p>0,0001479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9315" calcext:value-type="float">
            <text:p>0,0001893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5788" calcext:value-type="float">
            <text:p>0,0001457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5345" calcext:value-type="float">
            <text:p>0,000153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564" calcext:value-type="float">
            <text:p>0,000175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9259" calcext:value-type="float">
            <text:p>0,0001392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36865" calcext:value-type="float">
            <text:p>0,0001368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0619" calcext:value-type="float">
            <text:p>0,0001906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1019" calcext:value-type="float">
            <text:p>0,0000810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2347" calcext:value-type="float">
            <text:p>0,0001423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5" calcext:value-type="float">
            <text:p>0,0000000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6" calcext:value-type="float">
            <text:p>0,0000000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9338" calcext:value-type="float">
            <text:p>0,0001093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7653" calcext:value-type="float">
            <text:p>0,0000776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524" calcext:value-type="float">
            <text:p>0,000085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4839" calcext:value-type="float">
            <text:p>0,0001048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0518" calcext:value-type="float">
            <text:p>0,0000705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9633" calcext:value-type="float">
            <text:p>0,0000696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416" calcext:value-type="float">
            <text:p>0,000084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1586" calcext:value-type="float">
            <text:p>0,0000715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1712" calcext:value-type="float">
            <text:p>0,0000817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3773" calcext:value-type="float">
            <text:p>0,0000837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5065" calcext:value-type="float">
            <text:p>0,0000750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6976" calcext:value-type="float">
            <text:p>0,0000869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8227" calcext:value-type="float">
            <text:p>0,0000882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6985" calcext:value-type="float">
            <text:p>0,0000669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6378" calcext:value-type="float">
            <text:p>0,0000663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00096" calcext:value-type="float">
            <text:p>0,0001000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5657" calcext:value-type="float">
            <text:p>0,0000656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579" calcext:value-type="float">
            <text:p>0,000065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1729" calcext:value-type="float">
            <text:p>0,0000917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4678" calcext:value-type="float">
            <text:p>0,0000746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3262" calcext:value-type="float">
            <text:p>0,0001132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1" calcext:value-type="float">
            <text:p>0,0000000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8" calcext:value-type="float">
            <text:p>0,0000000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41601" calcext:value-type="float">
            <text:p>0,0001416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8231" calcext:value-type="float">
            <text:p>0,0001182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095" calcext:value-type="float">
            <text:p>0,000110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8066" calcext:value-type="float">
            <text:p>0,0000980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9326" calcext:value-type="float">
            <text:p>0,0000793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6426" calcext:value-type="float">
            <text:p>0,0000664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10224" calcext:value-type="float">
            <text:p>0,0001102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67807" calcext:value-type="float">
            <text:p>0,0001678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2948" calcext:value-type="float">
            <text:p>0,0000729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2958" calcext:value-type="float">
            <text:p>0,0000829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5778" calcext:value-type="float">
            <text:p>0,0000657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2011" calcext:value-type="float">
            <text:p>0,0000720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2476" calcext:value-type="float">
            <text:p>0,0000824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372" calcext:value-type="float">
            <text:p>0,000063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4806" calcext:value-type="float">
            <text:p>0,0000648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0289" calcext:value-type="float">
            <text:p>0,0000802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258" calcext:value-type="float">
            <text:p>0,000062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3801" calcext:value-type="float">
            <text:p>0,0000638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9122" calcext:value-type="float">
            <text:p>0,0000791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3407" calcext:value-type="float">
            <text:p>0,0000634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8548" calcext:value-type="float">
            <text:p>0,0000585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4585" calcext:value-type="float">
            <text:p>0,0000745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785" calcext:value-type="float">
            <text:p>0,000057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7724" calcext:value-type="float">
            <text:p>0,0000577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4251" calcext:value-type="float">
            <text:p>0,0000842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6781" calcext:value-type="float">
            <text:p>0,0000567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8099" calcext:value-type="float">
            <text:p>0,0000580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8393" calcext:value-type="float">
            <text:p>0,0000783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9362" calcext:value-type="float">
            <text:p>0,0000593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6566" calcext:value-type="float">
            <text:p>0,0000565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0017" calcext:value-type="float">
            <text:p>0,0000700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5382" calcext:value-type="float">
            <text:p>0,0000553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546" calcext:value-type="float">
            <text:p>0,000055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9226" calcext:value-type="float">
            <text:p>0,0000692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3742" calcext:value-type="float">
            <text:p>0,0000537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5322" calcext:value-type="float">
            <text:p>0,0000553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8685" calcext:value-type="float">
            <text:p>0,0000686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0615" calcext:value-type="float">
            <text:p>0,0000606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5081" calcext:value-type="float">
            <text:p>0,0000750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76" calcext:value-type="float">
            <text:p>0,0000000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39" calcext:value-type="float">
            <text:p>0,0000000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424" calcext:value-type="float">
            <text:p>0,000094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8287" calcext:value-type="float">
            <text:p>0,0000782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0449" calcext:value-type="float">
            <text:p>0,0000804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43" calcext:value-type="float">
            <text:p>0,0000000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595" calcext:value-type="float">
            <text:p>0,000085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7802" calcext:value-type="float">
            <text:p>0,0000578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7852" calcext:value-type="float">
            <text:p>0,0000578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92969" calcext:value-type="float">
            <text:p>0,0000929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5776" calcext:value-type="float">
            <text:p>0,0000557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4772" calcext:value-type="float">
            <text:p>0,0000547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4274" calcext:value-type="float">
            <text:p>0,0000842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7781" calcext:value-type="float">
            <text:p>0,0000577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7291" calcext:value-type="float">
            <text:p>0,0000772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0898" calcext:value-type="float">
            <text:p>0,0000708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6033" calcext:value-type="float">
            <text:p>0,0000560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5775" calcext:value-type="float">
            <text:p>0,0000557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0429" calcext:value-type="float">
            <text:p>0,0000704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467" calcext:value-type="float">
            <text:p>0,000054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4544" calcext:value-type="float">
            <text:p>0,0000545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086" calcext:value-type="float">
            <text:p>0,000070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3972" calcext:value-type="float">
            <text:p>0,0000539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4295" calcext:value-type="float">
            <text:p>0,0000542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70495" calcext:value-type="float">
            <text:p>0,0000704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4678" calcext:value-type="float">
            <text:p>0,0000546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6285" calcext:value-type="float">
            <text:p>0,0000662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9213" calcext:value-type="float">
            <text:p>0,0000692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5503" calcext:value-type="float">
            <text:p>0,0000555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4374" calcext:value-type="float">
            <text:p>0,0000543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69435" calcext:value-type="float">
            <text:p>0,0000694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3769" calcext:value-type="float">
            <text:p>0,0000537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55297" calcext:value-type="float">
            <text:p>0,0000552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554" calcext:value-type="float">
            <text:p>0,000135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6091" calcext:value-type="float">
            <text:p>0,0001060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4432" calcext:value-type="float">
            <text:p>0,0001044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7694" calcext:value-type="float">
            <text:p>0,0001476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307" calcext:value-type="float">
            <text:p>0,000123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4481" calcext:value-type="float">
            <text:p>0,0001044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85541" calcext:value-type="float">
            <text:p>0,0002855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8866" calcext:value-type="float">
            <text:p>0,0001488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88545" calcext:value-type="float">
            <text:p>0,0002885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1323" calcext:value-type="float">
            <text:p>0,0001513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3186" calcext:value-type="float">
            <text:p>0,0001131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4604" calcext:value-type="float">
            <text:p>0,0001746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3038" calcext:value-type="float">
            <text:p>0,0001430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1329" calcext:value-type="float">
            <text:p>0,0001413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1185" calcext:value-type="float">
            <text:p>0,0001111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0664" calcext:value-type="float">
            <text:p>0,0001406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6341" calcext:value-type="float">
            <text:p>0,0001263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7944" calcext:value-type="float">
            <text:p>0,0001179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3522" calcext:value-type="float">
            <text:p>0,0001435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1529" calcext:value-type="float">
            <text:p>0,0001115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2138" calcext:value-type="float">
            <text:p>0,0001221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3356" calcext:value-type="float">
            <text:p>0,0001433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1326" calcext:value-type="float">
            <text:p>0,0001113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8209" calcext:value-type="float">
            <text:p>0,0001182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1532" calcext:value-type="float">
            <text:p>0,0001415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2321" calcext:value-type="float">
            <text:p>0,0001123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2945" calcext:value-type="float">
            <text:p>0,0001129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5264" calcext:value-type="float">
            <text:p>0,0001552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9997" calcext:value-type="float">
            <text:p>0,0001099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69321" calcext:value-type="float">
            <text:p>0,0002693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2779" calcext:value-type="float">
            <text:p>0,0001727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3856" calcext:value-type="float">
            <text:p>0,0001138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6619" calcext:value-type="float">
            <text:p>0,0001166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8861" calcext:value-type="float">
            <text:p>0,0001488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2559" calcext:value-type="float">
            <text:p>0,0001425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0156" calcext:value-type="float">
            <text:p>0,0001401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9058" calcext:value-type="float">
            <text:p>0,0001390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9069" calcext:value-type="float">
            <text:p>0,0001090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66468" calcext:value-type="float">
            <text:p>0,0002664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5" calcext:value-type="float">
            <text:p>0,0000000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7825" calcext:value-type="float">
            <text:p>0,0001378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7629" calcext:value-type="float">
            <text:p>0,0001076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976" calcext:value-type="float">
            <text:p>0,000109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0571" calcext:value-type="float">
            <text:p>0,0001405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9014" calcext:value-type="float">
            <text:p>0,0001090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7335" calcext:value-type="float">
            <text:p>0,0001373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7682" calcext:value-type="float">
            <text:p>0,0001376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816" calcext:value-type="float">
            <text:p>0,000108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6533" calcext:value-type="float">
            <text:p>0,0001065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7913" calcext:value-type="float">
            <text:p>0,0001379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7317" calcext:value-type="float">
            <text:p>0,0001073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4431" calcext:value-type="float">
            <text:p>0,0001044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1996" calcext:value-type="float">
            <text:p>0,0001719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1779" calcext:value-type="float">
            <text:p>0,0001217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8308" calcext:value-type="float">
            <text:p>0,0001283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6529" calcext:value-type="float">
            <text:p>0,0001365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7157" calcext:value-type="float">
            <text:p>0,0001071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1143" calcext:value-type="float">
            <text:p>0,0001111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6148" calcext:value-type="float">
            <text:p>0,0001361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6396" calcext:value-type="float">
            <text:p>0,0001063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3471" calcext:value-type="float">
            <text:p>0,0001034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9364" calcext:value-type="float">
            <text:p>0,0001393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7809" calcext:value-type="float">
            <text:p>0,0001078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4449" calcext:value-type="float">
            <text:p>0,0001044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5624" calcext:value-type="float">
            <text:p>0,0001356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0444" calcext:value-type="float">
            <text:p>0,0001204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0651" calcext:value-type="float">
            <text:p>0,0001406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4" calcext:value-type="float">
            <text:p>0,00000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8992" calcext:value-type="float">
            <text:p>0,0001589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3171" calcext:value-type="float">
            <text:p>0,0001131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1514" calcext:value-type="float">
            <text:p>0,0001115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2218" calcext:value-type="float">
            <text:p>0,0001422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9319" calcext:value-type="float">
            <text:p>0,0001093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4589" calcext:value-type="float">
            <text:p>0,0002145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9865" calcext:value-type="float">
            <text:p>0,0001398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1755" calcext:value-type="float">
            <text:p>0,0001717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8378" calcext:value-type="float">
            <text:p>0,0001083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2319" calcext:value-type="float">
            <text:p>0,0001423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6481" calcext:value-type="float">
            <text:p>0,0001064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7055" calcext:value-type="float">
            <text:p>0,0001070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3884" calcext:value-type="float">
            <text:p>0,0001438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1227" calcext:value-type="float">
            <text:p>0,0001212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7954" calcext:value-type="float">
            <text:p>0,0001079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8626" calcext:value-type="float">
            <text:p>0,0001386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6123" calcext:value-type="float">
            <text:p>0,0001061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3964" calcext:value-type="float">
            <text:p>0,0001039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87" calcext:value-type="float">
            <text:p>0,00013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594" calcext:value-type="float">
            <text:p>0,000105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5613" calcext:value-type="float">
            <text:p>0,0001056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3642" calcext:value-type="float">
            <text:p>0,0001636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1488" calcext:value-type="float">
            <text:p>0,0001214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8264" calcext:value-type="float">
            <text:p>0,0001082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6643" calcext:value-type="float">
            <text:p>0,0001366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5028" calcext:value-type="float">
            <text:p>0,0001050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5292" calcext:value-type="float">
            <text:p>0,0001052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6552" calcext:value-type="float">
            <text:p>0,0001365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5153" calcext:value-type="float">
            <text:p>0,0001051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56" calcext:value-type="float">
            <text:p>0,00010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2147" calcext:value-type="float">
            <text:p>0,0001421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1604" calcext:value-type="float">
            <text:p>0,0001116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002" calcext:value-type="float">
            <text:p>0,000110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0274" calcext:value-type="float">
            <text:p>0,0002102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7878" calcext:value-type="float">
            <text:p>0,0001678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5834" calcext:value-type="float">
            <text:p>0,0002158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30589" calcext:value-type="float">
            <text:p>0,0002305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4696" calcext:value-type="float">
            <text:p>0,0001246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9935" calcext:value-type="float">
            <text:p>0,0001199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1036" calcext:value-type="float">
            <text:p>0,0001410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9768" calcext:value-type="float">
            <text:p>0,0001097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3981" calcext:value-type="float">
            <text:p>0,0001139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0536" calcext:value-type="float">
            <text:p>0,0001405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978" calcext:value-type="float">
            <text:p>0,000109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8972" calcext:value-type="float">
            <text:p>0,0001089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6551" calcext:value-type="float">
            <text:p>0,0001665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8781" calcext:value-type="float">
            <text:p>0,0001187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5459" calcext:value-type="float">
            <text:p>0,0001054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7502" calcext:value-type="float">
            <text:p>0,0002775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2168" calcext:value-type="float">
            <text:p>0,0001121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2259" calcext:value-type="float">
            <text:p>0,0001222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8787" calcext:value-type="float">
            <text:p>0,0001387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7516" calcext:value-type="float">
            <text:p>0,0001375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6605" calcext:value-type="float">
            <text:p>0,0001066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6136" calcext:value-type="float">
            <text:p>0,0001461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2526" calcext:value-type="float">
            <text:p>0,0001325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3578" calcext:value-type="float">
            <text:p>0,0001235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2293" calcext:value-type="float">
            <text:p>0,0001422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4997" calcext:value-type="float">
            <text:p>0,0001049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7011" calcext:value-type="float">
            <text:p>0,0001370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7438" calcext:value-type="float">
            <text:p>0,0001374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5698" calcext:value-type="float">
            <text:p>0,0001056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2825" calcext:value-type="float">
            <text:p>0,0001028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688" calcext:value-type="float">
            <text:p>0,000176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1416" calcext:value-type="float">
            <text:p>0,0001614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4503" calcext:value-type="float">
            <text:p>0,0001545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6281" calcext:value-type="float">
            <text:p>0,0001662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4377" calcext:value-type="float">
            <text:p>0,0001143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1875" calcext:value-type="float">
            <text:p>0,0001118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6424" calcext:value-type="float">
            <text:p>0,0001764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1945" calcext:value-type="float">
            <text:p>0,0001219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1093" calcext:value-type="float">
            <text:p>0,0001610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39" calcext:value-type="float">
            <text:p>0,0000000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0033" calcext:value-type="float">
            <text:p>0,0002700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4075" calcext:value-type="float">
            <text:p>0,0001140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3372" calcext:value-type="float">
            <text:p>0,0001133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126" calcext:value-type="float">
            <text:p>0,000181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3299" calcext:value-type="float">
            <text:p>0,0001132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3489" calcext:value-type="float">
            <text:p>0,0001234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7848" calcext:value-type="float">
            <text:p>0,0001578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2621" calcext:value-type="float">
            <text:p>0,0001226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7081" calcext:value-type="float">
            <text:p>0,0001270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43" calcext:value-type="float">
            <text:p>0,0000000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1086" calcext:value-type="float">
            <text:p>0,0001610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5922" calcext:value-type="float">
            <text:p>0,0001259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1741" calcext:value-type="float">
            <text:p>0,0001217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7645" calcext:value-type="float">
            <text:p>0,0001576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6286" calcext:value-type="float">
            <text:p>0,0001262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063" calcext:value-type="float">
            <text:p>0,000120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6757" calcext:value-type="float">
            <text:p>0,0001667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301" calcext:value-type="float">
            <text:p>0,000123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1928" calcext:value-type="float">
            <text:p>0,0001219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936" calcext:value-type="float">
            <text:p>0,000179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4278" calcext:value-type="float">
            <text:p>0,0001442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73213" calcext:value-type="float">
            <text:p>0,0002732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2639" calcext:value-type="float">
            <text:p>0,0001726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1191" calcext:value-type="float">
            <text:p>0,0001311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3263" calcext:value-type="float">
            <text:p>0,0001232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711" calcext:value-type="float">
            <text:p>0,000157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1727" calcext:value-type="float">
            <text:p>0,0001217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2318" calcext:value-type="float">
            <text:p>0,0001223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6206" calcext:value-type="float">
            <text:p>0,0001562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5835" calcext:value-type="float">
            <text:p>0,0001558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94903" calcext:value-type="float">
            <text:p>0,0002949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6592" calcext:value-type="float">
            <text:p>0,0001565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1088" calcext:value-type="float">
            <text:p>0,0001210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1201" calcext:value-type="float">
            <text:p>0,0001212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6162" calcext:value-type="float">
            <text:p>0,0001561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3232" calcext:value-type="float">
            <text:p>0,0001232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5236" calcext:value-type="float">
            <text:p>0,0001452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9698" calcext:value-type="float">
            <text:p>0,0001596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7621" calcext:value-type="float">
            <text:p>0,0001476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6743" calcext:value-type="float">
            <text:p>0,0001267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6376" calcext:value-type="float">
            <text:p>0,0001563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1233" calcext:value-type="float">
            <text:p>0,0001312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6304" calcext:value-type="float">
            <text:p>0,0001363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7126" calcext:value-type="float">
            <text:p>0,0001571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1503" calcext:value-type="float">
            <text:p>0,0001215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7097" calcext:value-type="float">
            <text:p>0,0001270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0703" calcext:value-type="float">
            <text:p>0,0001607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797" calcext:value-type="float">
            <text:p>0,000137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5704" calcext:value-type="float">
            <text:p>0,0001357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2352" calcext:value-type="float">
            <text:p>0,0001723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3259" calcext:value-type="float">
            <text:p>0,0001132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2618" calcext:value-type="float">
            <text:p>0,0001126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054" calcext:value-type="float">
            <text:p>0,000140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1486" calcext:value-type="float">
            <text:p>0,0001214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6231" calcext:value-type="float">
            <text:p>0,0001362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57407" calcext:value-type="float">
            <text:p>0,0002574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30062" calcext:value-type="float">
            <text:p>0,0002300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0798" calcext:value-type="float">
            <text:p>0,0001407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43" calcext:value-type="float">
            <text:p>0,0000000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1173" calcext:value-type="float">
            <text:p>0,0001511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1374" calcext:value-type="float">
            <text:p>0,0001113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313" calcext:value-type="float">
            <text:p>0,000173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475" calcext:value-type="float">
            <text:p>0,000144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8395" calcext:value-type="float">
            <text:p>0,0001083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9053" calcext:value-type="float">
            <text:p>0,0001090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0085" calcext:value-type="float">
            <text:p>0,0001400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6423" calcext:value-type="float">
            <text:p>0,0001164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2144" calcext:value-type="float">
            <text:p>0,0001121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89" calcext:value-type="float">
            <text:p>0,00013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2211" calcext:value-type="float">
            <text:p>0,0001122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7286" calcext:value-type="float">
            <text:p>0,0001272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7962" calcext:value-type="float">
            <text:p>0,0001379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7283" calcext:value-type="float">
            <text:p>0,0001072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2838" calcext:value-type="float">
            <text:p>0,0001128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7515" calcext:value-type="float">
            <text:p>0,0001375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6439" calcext:value-type="float">
            <text:p>0,0001064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1888" calcext:value-type="float">
            <text:p>0,0001218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6168" calcext:value-type="float">
            <text:p>0,0001361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489" calcext:value-type="float">
            <text:p>0,000104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8502" calcext:value-type="float">
            <text:p>0,0001185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66947" calcext:value-type="float">
            <text:p>0,0001669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4678" calcext:value-type="float">
            <text:p>0,0001046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3249" calcext:value-type="float">
            <text:p>0,0001032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5806" calcext:value-type="float">
            <text:p>0,0001358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4727" calcext:value-type="float">
            <text:p>0,0001047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8488" calcext:value-type="float">
            <text:p>0,0001084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7142" calcext:value-type="float">
            <text:p>0,0001371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7861" calcext:value-type="float">
            <text:p>0,0001078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3143" calcext:value-type="float">
            <text:p>0,0001131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4444" calcext:value-type="float">
            <text:p>0,0001844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9579" calcext:value-type="float">
            <text:p>0,0001295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8304" calcext:value-type="float">
            <text:p>0,0001083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7533" calcext:value-type="float">
            <text:p>0,0001375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757" calcext:value-type="float">
            <text:p>0,000107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1775" calcext:value-type="float">
            <text:p>0,0001717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19768" calcext:value-type="float">
            <text:p>0,0003197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89866" calcext:value-type="float">
            <text:p>0,0002898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82724" calcext:value-type="float">
            <text:p>0,0002827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9948" calcext:value-type="float">
            <text:p>0,0001599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0278" calcext:value-type="float">
            <text:p>0,0001102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9713" calcext:value-type="float">
            <text:p>0,0001097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5005" calcext:value-type="float">
            <text:p>0,0001450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1704" calcext:value-type="float">
            <text:p>0,0001317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6047" calcext:value-type="float">
            <text:p>0,0001060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55773" calcext:value-type="float">
            <text:p>0,0002557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8106" calcext:value-type="float">
            <text:p>0,0001081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3537" calcext:value-type="float">
            <text:p>0,0001135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9961" calcext:value-type="float">
            <text:p>0,0001599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3624" calcext:value-type="float">
            <text:p>0,0001436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4646" calcext:value-type="float">
            <text:p>0,0001046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8058" calcext:value-type="float">
            <text:p>0,0001380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4148" calcext:value-type="float">
            <text:p>0,0001141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4614" calcext:value-type="float">
            <text:p>0,0001246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9894" calcext:value-type="float">
            <text:p>0,0001398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8204" calcext:value-type="float">
            <text:p>0,0001082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1526" calcext:value-type="float">
            <text:p>0,0001315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6554" calcext:value-type="float">
            <text:p>0,0001365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6244" calcext:value-type="float">
            <text:p>0,0001062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3791" calcext:value-type="float">
            <text:p>0,0001037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5468" calcext:value-type="float">
            <text:p>0,0001354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4641" calcext:value-type="float">
            <text:p>0,0001046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3206" calcext:value-type="float">
            <text:p>0,0001032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2422" calcext:value-type="float">
            <text:p>0,0001424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4364" calcext:value-type="float">
            <text:p>0,0001043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2853" calcext:value-type="float">
            <text:p>0,0001028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5279" calcext:value-type="float">
            <text:p>0,0001352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4509" calcext:value-type="float">
            <text:p>0,0001045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2939" calcext:value-type="float">
            <text:p>0,0001029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4892" calcext:value-type="float">
            <text:p>0,0001348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4345" calcext:value-type="float">
            <text:p>0,0001043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2155" calcext:value-type="float">
            <text:p>0,0001021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4716" calcext:value-type="float">
            <text:p>0,0001347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4215" calcext:value-type="float">
            <text:p>0,0001042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7591" calcext:value-type="float">
            <text:p>0,0001075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4078" calcext:value-type="float">
            <text:p>0,0001440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81915" calcext:value-type="float">
            <text:p>0,0001819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0202" calcext:value-type="float">
            <text:p>0,0001102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2602" calcext:value-type="float">
            <text:p>0,0001426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83" calcext:value-type="float">
            <text:p>0,00010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5451" calcext:value-type="float">
            <text:p>0,0001154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3814" calcext:value-type="float">
            <text:p>0,000238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1062" calcext:value-type="float">
            <text:p>0,0001310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0514" calcext:value-type="float">
            <text:p>0,0001105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9308" calcext:value-type="float">
            <text:p>0,0001393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6849" calcext:value-type="float">
            <text:p>0,0001068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5984" calcext:value-type="float">
            <text:p>0,0001059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8223" calcext:value-type="float">
            <text:p>0,0001382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709" calcext:value-type="float">
            <text:p>0,000107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6198" calcext:value-type="float">
            <text:p>0,0001061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987" calcext:value-type="float">
            <text:p>0,000139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5514" calcext:value-type="float">
            <text:p>0,0001055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6005" calcext:value-type="float">
            <text:p>0,0001060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54186" calcext:value-type="float">
            <text:p>0,0001541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4452" calcext:value-type="float">
            <text:p>0,0001044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1255" calcext:value-type="float">
            <text:p>0,0001212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31524" calcext:value-type="float">
            <text:p>0,0003315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21913" calcext:value-type="float">
            <text:p>0,0002219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33158" calcext:value-type="float">
            <text:p>0,0001331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4875" calcext:value-type="float">
            <text:p>0,000148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2009" calcext:value-type="float">
            <text:p>0,000120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12304" calcext:value-type="float">
            <text:p>0,0001123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79709" calcext:value-type="float">
            <text:p>0,0001797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96005" calcext:value-type="float">
            <text:p>0,0001960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09707" calcext:value-type="float">
            <text:p>0,0001097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675" calcext:value-type="float">
            <text:p>0,000276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0542" calcext:value-type="float">
            <text:p>0,0002305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41658" calcext:value-type="float">
            <text:p>0,0002416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932" calcext:value-type="float">
            <text:p>0,000269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1928" calcext:value-type="float">
            <text:p>0,0002119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6508" calcext:value-type="float">
            <text:p>0,0002065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11223" calcext:value-type="float">
            <text:p>0,0003112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4203" calcext:value-type="float">
            <text:p>0,0002342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3538" calcext:value-type="float">
            <text:p>0,0002135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6729" calcext:value-type="float">
            <text:p>0,0002667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8801" calcext:value-type="float">
            <text:p>0,0002088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5057" calcext:value-type="float">
            <text:p>0,0002050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6211" calcext:value-type="float">
            <text:p>0,0002662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9267" calcext:value-type="float">
            <text:p>0,0002092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5704" calcext:value-type="float">
            <text:p>0,0002057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96473" calcext:value-type="float">
            <text:p>0,0002964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42714" calcext:value-type="float">
            <text:p>0,0002427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6337" calcext:value-type="float">
            <text:p>0,0002263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5349" calcext:value-type="float">
            <text:p>0,0002653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8433" calcext:value-type="float">
            <text:p>0,0002084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3491" calcext:value-type="float">
            <text:p>0,0002034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5343" calcext:value-type="float">
            <text:p>0,0002653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6865" calcext:value-type="float">
            <text:p>0,0002068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4183" calcext:value-type="float">
            <text:p>0,0002041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4455" calcext:value-type="float">
            <text:p>0,0002744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9196" calcext:value-type="float">
            <text:p>0,0002091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2191" calcext:value-type="float">
            <text:p>0,0002021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07809" calcext:value-type="float">
            <text:p>0,0003078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88162" calcext:value-type="float">
            <text:p>0,0003881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871" calcext:value-type="float">
            <text:p>0,00038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9" calcext:value-type="float">
            <text:p>0,0000000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234" calcext:value-type="float">
            <text:p>0,000272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1817" calcext:value-type="float">
            <text:p>0,0002118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0964" calcext:value-type="float">
            <text:p>0,0002109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84074" calcext:value-type="float">
            <text:p>0,0002840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3614" calcext:value-type="float">
            <text:p>0,0002236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7924" calcext:value-type="float">
            <text:p>0,0002179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22643" calcext:value-type="float">
            <text:p>0,0004226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0762" calcext:value-type="float">
            <text:p>0,0002107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5114" calcext:value-type="float">
            <text:p>0,0002051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88589" calcext:value-type="float">
            <text:p>0,0002885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86835" calcext:value-type="float">
            <text:p>0,0002868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1888" calcext:value-type="float">
            <text:p>0,0002218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2755" calcext:value-type="float">
            <text:p>0,0002727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0747" calcext:value-type="float">
            <text:p>0,0002107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5597" calcext:value-type="float">
            <text:p>0,0002055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8701" calcext:value-type="float">
            <text:p>0,0002687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0046" calcext:value-type="float">
            <text:p>0,0002100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6393" calcext:value-type="float">
            <text:p>0,0002063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8387" calcext:value-type="float">
            <text:p>0,0002683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6835" calcext:value-type="float">
            <text:p>0,0002068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3534" calcext:value-type="float">
            <text:p>0,0002235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0306" calcext:value-type="float">
            <text:p>0,0002703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8028" calcext:value-type="float">
            <text:p>0,0002080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3247" calcext:value-type="float">
            <text:p>0,0002032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6041" calcext:value-type="float">
            <text:p>0,0002660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8787" calcext:value-type="float">
            <text:p>0,0002087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3429" calcext:value-type="float">
            <text:p>0,0002034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5323" calcext:value-type="float">
            <text:p>0,0002653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1143" calcext:value-type="float">
            <text:p>0,0002111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2981" calcext:value-type="float">
            <text:p>0,0002029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4753" calcext:value-type="float">
            <text:p>0,0002647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6925" calcext:value-type="float">
            <text:p>0,0002069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2652" calcext:value-type="float">
            <text:p>0,0002026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68144" calcext:value-type="float">
            <text:p>0,0003681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45694" calcext:value-type="float">
            <text:p>0,0004456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51934" calcext:value-type="float">
            <text:p>0,0004519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1544" calcext:value-type="float">
            <text:p>0,0002715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2876" calcext:value-type="float">
            <text:p>0,0002128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0476" calcext:value-type="float">
            <text:p>0,0002104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8451" calcext:value-type="float">
            <text:p>0,0002684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21" calcext:value-type="float">
            <text:p>0,00021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5624" calcext:value-type="float">
            <text:p>0,0002056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47092" calcext:value-type="float">
            <text:p>0,0003470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1653" calcext:value-type="float">
            <text:p>0,0002116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6974" calcext:value-type="float">
            <text:p>0,0002069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87322" calcext:value-type="float">
            <text:p>0,0002873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1517" calcext:value-type="float">
            <text:p>0,0002215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6283" calcext:value-type="float">
            <text:p>0,0002062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7165" calcext:value-type="float">
            <text:p>0,0002671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9222" calcext:value-type="float">
            <text:p>0,0002192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2767" calcext:value-type="float">
            <text:p>0,0002127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9434" calcext:value-type="float">
            <text:p>0,0002694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0626" calcext:value-type="float">
            <text:p>0,0002106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2756" calcext:value-type="float">
            <text:p>0,0002027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69319" calcext:value-type="float">
            <text:p>0,0004693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8873" calcext:value-type="float">
            <text:p>0,0002788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28114" calcext:value-type="float">
            <text:p>0,0005281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493" calcext:value-type="float">
            <text:p>0,000274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6188" calcext:value-type="float">
            <text:p>0,0002161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1491" calcext:value-type="float">
            <text:p>0,0002114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8042" calcext:value-type="float">
            <text:p>0,0002780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2724" calcext:value-type="float">
            <text:p>0,0002227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8507" calcext:value-type="float">
            <text:p>0,0002285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26046" calcext:value-type="float">
            <text:p>0,0004260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2204" calcext:value-type="float">
            <text:p>0,0002122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8893" calcext:value-type="float">
            <text:p>0,0002088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14752" calcext:value-type="float">
            <text:p>0,0003147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2305" calcext:value-type="float">
            <text:p>0,0002223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0975" calcext:value-type="float">
            <text:p>0,0002109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0092" calcext:value-type="float">
            <text:p>0,0002700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143" calcext:value-type="float">
            <text:p>0,000211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43" calcext:value-type="float">
            <text:p>0,00021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0129" calcext:value-type="float">
            <text:p>0,0002701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3844" calcext:value-type="float">
            <text:p>0,0002138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1523" calcext:value-type="float">
            <text:p>0,0002015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6794" calcext:value-type="float">
            <text:p>0,0002767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9161" calcext:value-type="float">
            <text:p>0,0002091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239" calcext:value-type="float">
            <text:p>0,000202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97457" calcext:value-type="float">
            <text:p>0,0003974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0322" calcext:value-type="float">
            <text:p>0,0002103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2314" calcext:value-type="float">
            <text:p>0,0002023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5472" calcext:value-type="float">
            <text:p>0,0002654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7888" calcext:value-type="float">
            <text:p>0,0002078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0966" calcext:value-type="float">
            <text:p>0,0002009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6873" calcext:value-type="float">
            <text:p>0,0002768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8046" calcext:value-type="float">
            <text:p>0,0002080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2542" calcext:value-type="float">
            <text:p>0,0002025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8579" calcext:value-type="float">
            <text:p>0,0002785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2522" calcext:value-type="float">
            <text:p>0,0002325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9946" calcext:value-type="float">
            <text:p>0,0002299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56238" calcext:value-type="float">
            <text:p>0,0003562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16965" calcext:value-type="float">
            <text:p>0,0004169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249" calcext:value-type="float">
            <text:p>0,000222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5" calcext:value-type="float">
            <text:p>0,0000000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48122" calcext:value-type="float">
            <text:p>0,0003481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3676" calcext:value-type="float">
            <text:p>0,0002136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5696" calcext:value-type="float">
            <text:p>0,0002156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89397" calcext:value-type="float">
            <text:p>0,0002893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0854" calcext:value-type="float">
            <text:p>0,0002208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7493" calcext:value-type="float">
            <text:p>0,0002274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92176" calcext:value-type="float">
            <text:p>0,0002921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1213" calcext:value-type="float">
            <text:p>0,0002112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8233" calcext:value-type="float">
            <text:p>0,0002082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1793" calcext:value-type="float">
            <text:p>0,0002717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0895" calcext:value-type="float">
            <text:p>0,0002108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7259" calcext:value-type="float">
            <text:p>0,0002072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0209" calcext:value-type="float">
            <text:p>0,000302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62162" calcext:value-type="float">
            <text:p>0,0003621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1367" calcext:value-type="float">
            <text:p>0,0002213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7021" calcext:value-type="float">
            <text:p>0,0002670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8317" calcext:value-type="float">
            <text:p>0,0002083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3513" calcext:value-type="float">
            <text:p>0,0002035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84115" calcext:value-type="float">
            <text:p>0,0002841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9285" calcext:value-type="float">
            <text:p>0,0002092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3183" calcext:value-type="float">
            <text:p>0,0002031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7445" calcext:value-type="float">
            <text:p>0,0002674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0033" calcext:value-type="float">
            <text:p>0,0002100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4393" calcext:value-type="float">
            <text:p>0,0002043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5325" calcext:value-type="float">
            <text:p>0,0002653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7292" calcext:value-type="float">
            <text:p>0,0002072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1761" calcext:value-type="float">
            <text:p>0,0002017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2181" calcext:value-type="float">
            <text:p>0,0002721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7622" calcext:value-type="float">
            <text:p>0,0002076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1563" calcext:value-type="float">
            <text:p>0,0002015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87742" calcext:value-type="float">
            <text:p>0,0002877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7638" calcext:value-type="float">
            <text:p>0,0002376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5086" calcext:value-type="float">
            <text:p>0,0002150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4668" calcext:value-type="float">
            <text:p>0,0002646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7076" calcext:value-type="float">
            <text:p>0,0002070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1479" calcext:value-type="float">
            <text:p>0,0002514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74895" calcext:value-type="float">
            <text:p>0,0005748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7011" calcext:value-type="float">
            <text:p>0,0002370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77992" calcext:value-type="float">
            <text:p>0,0003779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1113" calcext:value-type="float">
            <text:p>0,0002711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2876" calcext:value-type="float">
            <text:p>0,0002128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8837" calcext:value-type="float">
            <text:p>0,0002088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9545" calcext:value-type="float">
            <text:p>0,000295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9692" calcext:value-type="float">
            <text:p>0,0002296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43467" calcext:value-type="float">
            <text:p>0,0002434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15527" calcext:value-type="float">
            <text:p>0,0003155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32" calcext:value-type="float">
            <text:p>0,00021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5576" calcext:value-type="float">
            <text:p>0,0002055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7442" calcext:value-type="float">
            <text:p>0,0002674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9777" calcext:value-type="float">
            <text:p>0,0002097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3732" calcext:value-type="float">
            <text:p>0,0002037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5943" calcext:value-type="float">
            <text:p>0,0002759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9596" calcext:value-type="float">
            <text:p>0,0002095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3359" calcext:value-type="float">
            <text:p>0,0002033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4384" calcext:value-type="float">
            <text:p>0,0002743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45354" calcext:value-type="float">
            <text:p>0,0002453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30882" calcext:value-type="float">
            <text:p>0,0003308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83232" calcext:value-type="float">
            <text:p>0,0002832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022" calcext:value-type="float">
            <text:p>0,000220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7879" calcext:value-type="float">
            <text:p>0,0002078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786" calcext:value-type="float">
            <text:p>0,000267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8512" calcext:value-type="float">
            <text:p>0,0002085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8831" calcext:value-type="float">
            <text:p>0,0002088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8531" calcext:value-type="float">
            <text:p>0,0002685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0617" calcext:value-type="float">
            <text:p>0,0002106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4804" calcext:value-type="float">
            <text:p>0,0002048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23482" calcext:value-type="float">
            <text:p>0,0003234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41065" calcext:value-type="float">
            <text:p>0,0002410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4323" calcext:value-type="float">
            <text:p>0,0002143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2067" calcext:value-type="float">
            <text:p>0,0002720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4754" calcext:value-type="float">
            <text:p>0,0002147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42821" calcext:value-type="float">
            <text:p>0,0002428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45547" calcext:value-type="float">
            <text:p>0,0004455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4497" calcext:value-type="float">
            <text:p>0,0002744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59068" calcext:value-type="float">
            <text:p>0,0004590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4359" calcext:value-type="float">
            <text:p>0,0002743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6251" calcext:value-type="float">
            <text:p>0,0002162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43577" calcext:value-type="float">
            <text:p>0,0002435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4483" calcext:value-type="float">
            <text:p>0,0002744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4969" calcext:value-type="float">
            <text:p>0,0002249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3743" calcext:value-type="float">
            <text:p>0,0002137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39693" calcext:value-type="float">
            <text:p>0,0003396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29055" calcext:value-type="float">
            <text:p>0,0005290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22915" calcext:value-type="float">
            <text:p>0,0003229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50091" calcext:value-type="float">
            <text:p>0,0005500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5344" calcext:value-type="float">
            <text:p>0,0002153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0717" calcext:value-type="float">
            <text:p>0,0002107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82722" calcext:value-type="float">
            <text:p>0,0002827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4126" calcext:value-type="float">
            <text:p>0,000241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0498" calcext:value-type="float">
            <text:p>0,0002304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5718" calcext:value-type="float">
            <text:p>0,000357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61041" calcext:value-type="float">
            <text:p>0,0003610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1215" calcext:value-type="float">
            <text:p>0,0002312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50251" calcext:value-type="float">
            <text:p>0,0004502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04979" calcext:value-type="float">
            <text:p>0,0003049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32327" calcext:value-type="float">
            <text:p>0,0003323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686" calcext:value-type="float">
            <text:p>0,000276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8214" calcext:value-type="float">
            <text:p>0,0002182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9114" calcext:value-type="float">
            <text:p>0,0002391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9601" calcext:value-type="float">
            <text:p>0,0002696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1744" calcext:value-type="float">
            <text:p>0,0002117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8309" calcext:value-type="float">
            <text:p>0,0002083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45525" calcext:value-type="float">
            <text:p>0,0003455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7304" calcext:value-type="float">
            <text:p>0,0002273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76955" calcext:value-type="float">
            <text:p>0,0003769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12997" calcext:value-type="float">
            <text:p>0,0004129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5104" calcext:value-type="float">
            <text:p>0,0002151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3509" calcext:value-type="float">
            <text:p>0,0002135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05703" calcext:value-type="float">
            <text:p>0,0003057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42497" calcext:value-type="float">
            <text:p>0,0002424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6944" calcext:value-type="float">
            <text:p>0,0002369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21657" calcext:value-type="float">
            <text:p>0,0003216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47801" calcext:value-type="float">
            <text:p>0,0002478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89008" calcext:value-type="float">
            <text:p>0,0002890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29054" calcext:value-type="float">
            <text:p>0,0003290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97461" calcext:value-type="float">
            <text:p>0,0002974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59428" calcext:value-type="float">
            <text:p>0,0002594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99299" calcext:value-type="float">
            <text:p>0,0002992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5077" calcext:value-type="float">
            <text:p>0,0002350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287" calcext:value-type="float">
            <text:p>0,000232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80933" calcext:value-type="float">
            <text:p>0,0006809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5515" calcext:value-type="float">
            <text:p>0,0002655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63875" calcext:value-type="float">
            <text:p>0,0003638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3803" calcext:value-type="float">
            <text:p>0,0002738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639" calcext:value-type="float">
            <text:p>0,000216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0384" calcext:value-type="float">
            <text:p>0,0002103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69964" calcext:value-type="float">
            <text:p>0,0002699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2231" calcext:value-type="float">
            <text:p>0,0002122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8474" calcext:value-type="float">
            <text:p>0,0002084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83416" calcext:value-type="float">
            <text:p>0,0006834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12533" calcext:value-type="float">
            <text:p>0,0003125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00217" calcext:value-type="float">
            <text:p>0,0003002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91132" calcext:value-type="float">
            <text:p>0,0002911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2444" calcext:value-type="float">
            <text:p>0,0002324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53154" calcext:value-type="float">
            <text:p>0,0003531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96474" calcext:value-type="float">
            <text:p>0,0002964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7842" calcext:value-type="float">
            <text:p>0,0002378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9061" calcext:value-type="float">
            <text:p>0,0002290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15494" calcext:value-type="float">
            <text:p>0,0007154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4939" calcext:value-type="float">
            <text:p>0,000349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24004" calcext:value-type="float">
            <text:p>0,0005240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32659" calcext:value-type="float">
            <text:p>0,0003326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4849" calcext:value-type="float">
            <text:p>0,0002148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4193" calcext:value-type="float">
            <text:p>0,0002141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2116" calcext:value-type="float">
            <text:p>0,0002721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1762" calcext:value-type="float">
            <text:p>0,0002117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6802" calcext:value-type="float">
            <text:p>0,0002068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95644" calcext:value-type="float">
            <text:p>0,0006956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4561" calcext:value-type="float">
            <text:p>0,0002345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01656" calcext:value-type="float">
            <text:p>0,0004016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3228" calcext:value-type="float">
            <text:p>0,0002732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3708" calcext:value-type="float">
            <text:p>0,0002137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0429" calcext:value-type="float">
            <text:p>0,0002104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82596" calcext:value-type="float">
            <text:p>0,0002825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3696" calcext:value-type="float">
            <text:p>0,0002236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8764" calcext:value-type="float">
            <text:p>0,0002087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36938" calcext:value-type="float">
            <text:p>0,0003369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02495" calcext:value-type="float">
            <text:p>0,0005024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73902" calcext:value-type="float">
            <text:p>0,0003739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17897" calcext:value-type="float">
            <text:p>0,0003178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49559" calcext:value-type="float">
            <text:p>0,0002495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6487" calcext:value-type="float">
            <text:p>0,0002364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1979" calcext:value-type="float">
            <text:p>0,0002719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2732" calcext:value-type="float">
            <text:p>0,0002127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9555" calcext:value-type="float">
            <text:p>0,0002095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61572" calcext:value-type="float">
            <text:p>0,0004615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63543" calcext:value-type="float">
            <text:p>0,0003635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42895" calcext:value-type="float">
            <text:p>0,0002428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99204" calcext:value-type="float">
            <text:p>0,0002992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3151" calcext:value-type="float">
            <text:p>0,0002331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0966" calcext:value-type="float">
            <text:p>0,000209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79699" calcext:value-type="float">
            <text:p>0,0002796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7962" calcext:value-type="float">
            <text:p>0,0002179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19932" calcext:value-type="float">
            <text:p>0,0002199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35" calcext:value-type="float">
            <text:p>0,0000000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302745" calcext:value-type="float">
            <text:p>0,0003027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33525" calcext:value-type="float">
            <text:p>0,0002335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225062" calcext:value-type="float">
            <text:p>0,0002250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7223" calcext:value-type="float">
            <text:p>0,000372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0356" calcext:value-type="float">
            <text:p>0,000303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8971" calcext:value-type="float">
            <text:p>0,0002989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39038" calcext:value-type="float">
            <text:p>0,0003390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663" calcext:value-type="float">
            <text:p>0,000266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0866" calcext:value-type="float">
            <text:p>0,0002608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64629" calcext:value-type="float">
            <text:p>0,0003646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42964" calcext:value-type="float">
            <text:p>0,0005429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23049" calcext:value-type="float">
            <text:p>0,0003230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69738" calcext:value-type="float">
            <text:p>0,0003697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318" calcext:value-type="float">
            <text:p>0,000313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7081" calcext:value-type="float">
            <text:p>0,0002870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37534" calcext:value-type="float">
            <text:p>0,0003375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3818" calcext:value-type="float">
            <text:p>0,0002638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1199" calcext:value-type="float">
            <text:p>0,0002811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47" calcext:value-type="float">
            <text:p>0,0000000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91731" calcext:value-type="float">
            <text:p>0,0006917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6924" calcext:value-type="float">
            <text:p>0,0002969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3599" calcext:value-type="float">
            <text:p>0,0002635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99428" calcext:value-type="float">
            <text:p>0,0003994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5762" calcext:value-type="float">
            <text:p>0,0002857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176" calcext:value-type="float">
            <text:p>0,000281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60935" calcext:value-type="float">
            <text:p>0,0003609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4242" calcext:value-type="float">
            <text:p>0,0003142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44362" calcext:value-type="float">
            <text:p>0,0005443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65445" calcext:value-type="float">
            <text:p>0,0006654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8019" calcext:value-type="float">
            <text:p>0,0002880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39" calcext:value-type="float">
            <text:p>0,00026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63334" calcext:value-type="float">
            <text:p>0,0003633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6532" calcext:value-type="float">
            <text:p>0,0002865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2959" calcext:value-type="float">
            <text:p>0,0002829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38876" calcext:value-type="float">
            <text:p>0,0003388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3969" calcext:value-type="float">
            <text:p>0,000439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60308" calcext:value-type="float">
            <text:p>0,0003603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83695" calcext:value-type="float">
            <text:p>0,0003836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03531" calcext:value-type="float">
            <text:p>0,0003035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3042" calcext:value-type="float">
            <text:p>0,0002630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79763" calcext:value-type="float">
            <text:p>0,0003797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3215" calcext:value-type="float">
            <text:p>0,0003132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0162" calcext:value-type="float">
            <text:p>0,000301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39757" calcext:value-type="float">
            <text:p>0,0003397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50356" calcext:value-type="float">
            <text:p>0,0003503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4684" calcext:value-type="float">
            <text:p>0,000446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81532" calcext:value-type="float">
            <text:p>0,0004815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9064" calcext:value-type="float">
            <text:p>0,0002690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2791" calcext:value-type="float">
            <text:p>0,0002627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72658" calcext:value-type="float">
            <text:p>0,0003726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4069" calcext:value-type="float">
            <text:p>0,0002840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4966" calcext:value-type="float">
            <text:p>0,0002749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68767" calcext:value-type="float">
            <text:p>0,0003687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21199" calcext:value-type="float">
            <text:p>0,0003211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57167" calcext:value-type="float">
            <text:p>0,0004571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15927" calcext:value-type="float">
            <text:p>0,0004159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29706" calcext:value-type="float">
            <text:p>0,0004297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201" calcext:value-type="float">
            <text:p>0,000262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65411" calcext:value-type="float">
            <text:p>0,0003654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3151" calcext:value-type="float">
            <text:p>0,0003131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6851" calcext:value-type="float">
            <text:p>0,0002868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38837" calcext:value-type="float">
            <text:p>0,0003388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3761" calcext:value-type="float">
            <text:p>0,0002637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21953" calcext:value-type="float">
            <text:p>0,0003219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49" calcext:value-type="float">
            <text:p>0,0000000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90994" calcext:value-type="float">
            <text:p>0,0006909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03435" calcext:value-type="float">
            <text:p>0,0005034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3217" calcext:value-type="float">
            <text:p>0,0002632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53527" calcext:value-type="float">
            <text:p>0,0003535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7558" calcext:value-type="float">
            <text:p>0,0002675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2717" calcext:value-type="float">
            <text:p>0,0002727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38828" calcext:value-type="float">
            <text:p>0,0003388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5735" calcext:value-type="float">
            <text:p>0,0002957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77035" calcext:value-type="float">
            <text:p>0,0003770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98164" calcext:value-type="float">
            <text:p>0,0006981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0873" calcext:value-type="float">
            <text:p>0,0002808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3114" calcext:value-type="float">
            <text:p>0,0002731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0432" calcext:value-type="float">
            <text:p>0,0003404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393" calcext:value-type="float">
            <text:p>0,000263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9707" calcext:value-type="float">
            <text:p>0,0002597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6574" calcext:value-type="float">
            <text:p>0,0003465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0694" calcext:value-type="float">
            <text:p>0,0002706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32204" calcext:value-type="float">
            <text:p>0,0003322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46" calcext:value-type="float">
            <text:p>0,0000000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40503" calcext:value-type="float">
            <text:p>0,0005405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9207" calcext:value-type="float">
            <text:p>0,0002792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0613" calcext:value-type="float">
            <text:p>0,0002706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38" calcext:value-type="float">
            <text:p>0,0000000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39793" calcext:value-type="float">
            <text:p>0,0003397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8233" calcext:value-type="float">
            <text:p>0,0002682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1712" calcext:value-type="float">
            <text:p>0,0002617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61297" calcext:value-type="float">
            <text:p>0,0003612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3329" calcext:value-type="float">
            <text:p>0,0002933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7334" calcext:value-type="float">
            <text:p>0,0002873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33" calcext:value-type="float">
            <text:p>0,000000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49" calcext:value-type="float">
            <text:p>0,0000000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3576" calcext:value-type="float">
            <text:p>0,000535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86685" calcext:value-type="float">
            <text:p>0,0005866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3898" calcext:value-type="float">
            <text:p>0,0002638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62963" calcext:value-type="float">
            <text:p>0,0003629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6299" calcext:value-type="float">
            <text:p>0,0002662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8948" calcext:value-type="float">
            <text:p>0,0002589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0771" calcext:value-type="float">
            <text:p>0,0003407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2281" calcext:value-type="float">
            <text:p>0,0002722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8637" calcext:value-type="float">
            <text:p>0,0003186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39" calcext:value-type="float">
            <text:p>0,0000000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5479" calcext:value-type="float">
            <text:p>0,0003454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77058" calcext:value-type="float">
            <text:p>0,0003770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38983" calcext:value-type="float">
            <text:p>0,0004389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0448" calcext:value-type="float">
            <text:p>0,0003404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6828" calcext:value-type="float">
            <text:p>0,0002668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1871" calcext:value-type="float">
            <text:p>0,0002618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8254" calcext:value-type="float">
            <text:p>0,0003482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3352" calcext:value-type="float">
            <text:p>0,0002733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32715" calcext:value-type="float">
            <text:p>0,0003327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27791" calcext:value-type="float">
            <text:p>0,0004277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91036" calcext:value-type="float">
            <text:p>0,0003910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9581" calcext:value-type="float">
            <text:p>0,0002695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033" calcext:value-type="float">
            <text:p>0,000340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72" calcext:value-type="float">
            <text:p>0,00026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1523" calcext:value-type="float">
            <text:p>0,0002615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0122" calcext:value-type="float">
            <text:p>0,0003401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5168" calcext:value-type="float">
            <text:p>0,0002651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9167" calcext:value-type="float">
            <text:p>0,0002591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53635" calcext:value-type="float">
            <text:p>0,0003536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22935" calcext:value-type="float">
            <text:p>0,0003229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65219" calcext:value-type="float">
            <text:p>0,0004652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0267" calcext:value-type="float">
            <text:p>0,0003402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6573" calcext:value-type="float">
            <text:p>0,0002665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2898" calcext:value-type="float">
            <text:p>0,0002628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52497" calcext:value-type="float">
            <text:p>0,0003524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9082" calcext:value-type="float">
            <text:p>0,0002690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8581" calcext:value-type="float">
            <text:p>0,0002585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42956" calcext:value-type="float">
            <text:p>0,0007429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37926" calcext:value-type="float">
            <text:p>0,0007379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6076" calcext:value-type="float">
            <text:p>0,0002760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0007" calcext:value-type="float">
            <text:p>0,0003400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6288" calcext:value-type="float">
            <text:p>0,0002662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9959" calcext:value-type="float">
            <text:p>0,0002599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2531" calcext:value-type="float">
            <text:p>0,0003425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9626" calcext:value-type="float">
            <text:p>0,0002696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7109" calcext:value-type="float">
            <text:p>0,0003471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54" calcext:value-type="float">
            <text:p>0,0000000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1427" calcext:value-type="float">
            <text:p>0,000414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61745" calcext:value-type="float">
            <text:p>0,0005617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7162" calcext:value-type="float">
            <text:p>0,0002871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1255" calcext:value-type="float">
            <text:p>0,0003412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0211" calcext:value-type="float">
            <text:p>0,0002702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7857" calcext:value-type="float">
            <text:p>0,0002678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38671" calcext:value-type="float">
            <text:p>0,0003386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4226" calcext:value-type="float">
            <text:p>0,0002942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34" calcext:value-type="float">
            <text:p>0,0006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8418" calcext:value-type="float">
            <text:p>0,000684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5665" calcext:value-type="float">
            <text:p>0,0002856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3983" calcext:value-type="float">
            <text:p>0,0002639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58445" calcext:value-type="float">
            <text:p>0,0003584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7598" calcext:value-type="float">
            <text:p>0,0002675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0141" calcext:value-type="float">
            <text:p>0,0002601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37737" calcext:value-type="float">
            <text:p>0,0003377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6302" calcext:value-type="float">
            <text:p>0,0002663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15537" calcext:value-type="float">
            <text:p>0,0007155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56706" calcext:value-type="float">
            <text:p>0,0005567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50595" calcext:value-type="float">
            <text:p>0,0004505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6782" calcext:value-type="float">
            <text:p>0,0002667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62615" calcext:value-type="float">
            <text:p>0,0003626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0378" calcext:value-type="float">
            <text:p>0,0002903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4813" calcext:value-type="float">
            <text:p>0,0002848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37752" calcext:value-type="float">
            <text:p>0,0003377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5327" calcext:value-type="float">
            <text:p>0,0002853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71485" calcext:value-type="float">
            <text:p>0,0006714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78963" calcext:value-type="float">
            <text:p>0,0005789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35383" calcext:value-type="float">
            <text:p>0,0005353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23146" calcext:value-type="float">
            <text:p>0,0003231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064" calcext:value-type="float">
            <text:p>0,000340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8586" calcext:value-type="float">
            <text:p>0,0002685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0353" calcext:value-type="float">
            <text:p>0,0002603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76712" calcext:value-type="float">
            <text:p>0,0003767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3222" calcext:value-type="float">
            <text:p>0,000532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61381" calcext:value-type="float">
            <text:p>0,0003613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79744" calcext:value-type="float">
            <text:p>0,0006797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1321" calcext:value-type="float">
            <text:p>0,0002713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23611" calcext:value-type="float">
            <text:p>0,0003236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0674" calcext:value-type="float">
            <text:p>0,0003406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6867" calcext:value-type="float">
            <text:p>0,0002668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8437" calcext:value-type="float">
            <text:p>0,0002584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67888" calcext:value-type="float">
            <text:p>0,0004678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6979" calcext:value-type="float">
            <text:p>0,000369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54741" calcext:value-type="float">
            <text:p>0,0003547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57769" calcext:value-type="float">
            <text:p>0,0003577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0131" calcext:value-type="float">
            <text:p>0,0002701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3534" calcext:value-type="float">
            <text:p>0,0002635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5376" calcext:value-type="float">
            <text:p>0,0003453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1679" calcext:value-type="float">
            <text:p>0,0002716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5582" calcext:value-type="float">
            <text:p>0,0002655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60358" calcext:value-type="float">
            <text:p>0,0003603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5121" calcext:value-type="float">
            <text:p>0,000351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15807" calcext:value-type="float">
            <text:p>0,0006158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32" calcext:value-type="float">
            <text:p>0,000000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1295" calcext:value-type="float">
            <text:p>0,0003412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1662" calcext:value-type="float">
            <text:p>0,0002716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2117" calcext:value-type="float">
            <text:p>0,0002721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38994" calcext:value-type="float">
            <text:p>0,0003389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5308" calcext:value-type="float">
            <text:p>0,0002653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9292" calcext:value-type="float">
            <text:p>0,0002592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59434" calcext:value-type="float">
            <text:p>0,0008594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7597" calcext:value-type="float">
            <text:p>0,0002875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12116" calcext:value-type="float">
            <text:p>0,0004121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112" calcext:value-type="float">
            <text:p>0,000341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8976" calcext:value-type="float">
            <text:p>0,0002689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5608" calcext:value-type="float">
            <text:p>0,0002656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57389" calcext:value-type="float">
            <text:p>0,0003573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8181" calcext:value-type="float">
            <text:p>0,0002681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1065" calcext:value-type="float">
            <text:p>0,0002610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183" calcext:value-type="float">
            <text:p>0,0000001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73944" calcext:value-type="float">
            <text:p>0,0006739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3523" calcext:value-type="float">
            <text:p>0,0003435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35292" calcext:value-type="float">
            <text:p>0,0003352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8496" calcext:value-type="float">
            <text:p>0,000384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5681" calcext:value-type="float">
            <text:p>0,0002856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0528" calcext:value-type="float">
            <text:p>0,0002705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39135" calcext:value-type="float">
            <text:p>0,0003391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7186" calcext:value-type="float">
            <text:p>0,0002671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9826" calcext:value-type="float">
            <text:p>0,0002598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47622" calcext:value-type="float">
            <text:p>0,0004476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79008" calcext:value-type="float">
            <text:p>0,0003790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7394" calcext:value-type="float">
            <text:p>0,000573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35292" calcext:value-type="float">
            <text:p>0,0006352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4095" calcext:value-type="float">
            <text:p>0,0002840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7991" calcext:value-type="float">
            <text:p>0,0002779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39839" calcext:value-type="float">
            <text:p>0,0003398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656" calcext:value-type="float">
            <text:p>0,000266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8748" calcext:value-type="float">
            <text:p>0,0002587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6779" calcext:value-type="float">
            <text:p>0,0003467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31195" calcext:value-type="float">
            <text:p>0,0003311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64407" calcext:value-type="float">
            <text:p>0,0003644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07881" calcext:value-type="float">
            <text:p>0,0004078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00677" calcext:value-type="float">
            <text:p>0,0003006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8422" calcext:value-type="float">
            <text:p>0,0002684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2186" calcext:value-type="float">
            <text:p>0,0003421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7257" calcext:value-type="float">
            <text:p>0,0002672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0416" calcext:value-type="float">
            <text:p>0,0002604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7671" calcext:value-type="float">
            <text:p>0,0003476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74808" calcext:value-type="float">
            <text:p>0,0004748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79868" calcext:value-type="float">
            <text:p>0,0006798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78396" calcext:value-type="float">
            <text:p>0,0003783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0645" calcext:value-type="float">
            <text:p>0,0002706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349" calcext:value-type="float">
            <text:p>0,000263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0089" calcext:value-type="float">
            <text:p>0,0003400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5323" calcext:value-type="float">
            <text:p>0,0002653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8932" calcext:value-type="float">
            <text:p>0,0002589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8883" calcext:value-type="float">
            <text:p>0,0003488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95089" calcext:value-type="float">
            <text:p>0,0004950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63672" calcext:value-type="float">
            <text:p>0,0003636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97398" calcext:value-type="float">
            <text:p>0,0003973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1422" calcext:value-type="float">
            <text:p>0,0003114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516" calcext:value-type="float">
            <text:p>0,000285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39445" calcext:value-type="float">
            <text:p>0,0003394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5316" calcext:value-type="float">
            <text:p>0,0002653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9803" calcext:value-type="float">
            <text:p>0,0002598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1081" calcext:value-type="float">
            <text:p>0,0003410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01333" calcext:value-type="float">
            <text:p>0,0004013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20225" calcext:value-type="float">
            <text:p>0,0004202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79835" calcext:value-type="float">
            <text:p>0,0003798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4588" calcext:value-type="float">
            <text:p>0,0002845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9776" calcext:value-type="float">
            <text:p>0,0003197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39861" calcext:value-type="float">
            <text:p>0,0003398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6885" calcext:value-type="float">
            <text:p>0,0002668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0741" calcext:value-type="float">
            <text:p>0,0002607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58753" calcext:value-type="float">
            <text:p>0,0003587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22013" calcext:value-type="float">
            <text:p>0,0003220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02907" calcext:value-type="float">
            <text:p>0,0005029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98445" calcext:value-type="float">
            <text:p>0,0008984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07084" calcext:value-type="float">
            <text:p>0,0003070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8042" calcext:value-type="float">
            <text:p>0,0002880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72234" calcext:value-type="float">
            <text:p>0,0003722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1282" calcext:value-type="float">
            <text:p>0,0002912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545" calcext:value-type="float">
            <text:p>0,000285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79929" calcext:value-type="float">
            <text:p>0,0003799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35273" calcext:value-type="float">
            <text:p>0,0007352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72974" calcext:value-type="float">
            <text:p>0,0003729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25542" calcext:value-type="float">
            <text:p>0,0004255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05118" calcext:value-type="float">
            <text:p>0,0003051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0676" calcext:value-type="float">
            <text:p>0,000306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70517" calcext:value-type="float">
            <text:p>0,0003705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124" calcext:value-type="float">
            <text:p>0,000291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8186" calcext:value-type="float">
            <text:p>0,0002881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90913" calcext:value-type="float">
            <text:p>0,0003909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28476" calcext:value-type="float">
            <text:p>0,0007284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75647" calcext:value-type="float">
            <text:p>0,0003756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88192" calcext:value-type="float">
            <text:p>0,0003881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03294" calcext:value-type="float">
            <text:p>0,0003032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7391" calcext:value-type="float">
            <text:p>0,0003173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39813" calcext:value-type="float">
            <text:p>0,0003398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6813" calcext:value-type="float">
            <text:p>0,0002668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3555" calcext:value-type="float">
            <text:p>0,0002635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14014" calcext:value-type="float">
            <text:p>0,0004140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46816" calcext:value-type="float">
            <text:p>0,000468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25692" calcext:value-type="float">
            <text:p>0,0003256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4" calcext:value-type="float">
            <text:p>0,000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40955" calcext:value-type="float">
            <text:p>0,0003409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8072" calcext:value-type="float">
            <text:p>0,0002680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9453" calcext:value-type="float">
            <text:p>0,0002594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58277" calcext:value-type="float">
            <text:p>0,0003582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5208" calcext:value-type="float">
            <text:p>0,0002952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96573" calcext:value-type="float">
            <text:p>0,0002965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89826" calcext:value-type="float">
            <text:p>0,0003898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05104" calcext:value-type="float">
            <text:p>0,0007051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13727" calcext:value-type="float">
            <text:p>0,0003137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23" calcext:value-type="float">
            <text:p>0,000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34" calcext:value-type="float">
            <text:p>0,0000000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542969" calcext:value-type="float">
            <text:p>0,0005429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88315" calcext:value-type="float">
            <text:p>0,0002883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78997" calcext:value-type="float">
            <text:p>0,0002789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338633" calcext:value-type="float">
            <text:p>0,0003386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64283" calcext:value-type="float">
            <text:p>0,0002642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25932" calcext:value-type="float">
            <text:p>0,000259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28255" calcext:value-type="float">
            <text:p>0,0005282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87537" calcext:value-type="float">
            <text:p>0,0004875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04755" calcext:value-type="float">
            <text:p>0,0005047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13409" calcext:value-type="float">
            <text:p>0,0004134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8977" calcext:value-type="float">
            <text:p>0,0003289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1858" calcext:value-type="float">
            <text:p>0,0003218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30681" calcext:value-type="float">
            <text:p>0,0004306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3008" calcext:value-type="float">
            <text:p>0,0003330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7738" calcext:value-type="float">
            <text:p>0,0003177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2" calcext:value-type="float">
            <text:p>0,000000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13582" calcext:value-type="float">
            <text:p>0,0007135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17913" calcext:value-type="float">
            <text:p>0,0006179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626199" calcext:value-type="float">
            <text:p>0,0006261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66319" calcext:value-type="float">
            <text:p>0,0004663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4686" calcext:value-type="float">
            <text:p>0,0003246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4937" calcext:value-type="float">
            <text:p>0,0003149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1967" calcext:value-type="float">
            <text:p>0,000419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127" calcext:value-type="float">
            <text:p>0,000341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6654" calcext:value-type="float">
            <text:p>0,0003466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92471" calcext:value-type="float">
            <text:p>0,0007924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28275" calcext:value-type="float">
            <text:p>0,0005282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72078" calcext:value-type="float">
            <text:p>0,0007720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9362" calcext:value-type="float">
            <text:p>0,0004093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3412" calcext:value-type="float">
            <text:p>0,0003234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3541" calcext:value-type="float">
            <text:p>0,0003135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26279" calcext:value-type="float">
            <text:p>0,0004262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1565" calcext:value-type="float">
            <text:p>0,0003215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9054" calcext:value-type="float">
            <text:p>0,0003190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3" calcext:value-type="float">
            <text:p>0,000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02596" calcext:value-type="float">
            <text:p>0,0005025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75676" calcext:value-type="float">
            <text:p>0,0004756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605" calcext:value-type="float">
            <text:p>0,000326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7642" calcext:value-type="float">
            <text:p>0,0004076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0611" calcext:value-type="float">
            <text:p>0,0003206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4457" calcext:value-type="float">
            <text:p>0,0003144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20424" calcext:value-type="float">
            <text:p>0,0004204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9709" calcext:value-type="float">
            <text:p>0,0003197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8908" calcext:value-type="float">
            <text:p>0,0003189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52233" calcext:value-type="float">
            <text:p>0,0005522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519" calcext:value-type="float">
            <text:p>0,000405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39455" calcext:value-type="float">
            <text:p>0,0007394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9121" calcext:value-type="float">
            <text:p>0,0004091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8254" calcext:value-type="float">
            <text:p>0,0003382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8462" calcext:value-type="float">
            <text:p>0,0003284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644" calcext:value-type="float">
            <text:p>0,000406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8827" calcext:value-type="float">
            <text:p>0,0003288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24821" calcext:value-type="float">
            <text:p>0,0005248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23992" calcext:value-type="float">
            <text:p>0,0005239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99392" calcext:value-type="float">
            <text:p>0,0003993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034" calcext:value-type="float">
            <text:p>0,000340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1" calcext:value-type="float">
            <text:p>0,0000000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4094" calcext:value-type="float">
            <text:p>0,0004040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1962" calcext:value-type="float">
            <text:p>0,0003219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07" calcext:value-type="float">
            <text:p>0,00031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25379" calcext:value-type="float">
            <text:p>0,0004253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9972" calcext:value-type="float">
            <text:p>0,0003199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0293" calcext:value-type="float">
            <text:p>0,0003102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28446" calcext:value-type="float">
            <text:p>0,0004284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9928" calcext:value-type="float">
            <text:p>0,0003199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9024" calcext:value-type="float">
            <text:p>0,0003090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44075" calcext:value-type="float">
            <text:p>0,0004440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8581" calcext:value-type="float">
            <text:p>0,0003185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2605" calcext:value-type="float">
            <text:p>0,0003226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6361" calcext:value-type="float">
            <text:p>0,0004063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3826" calcext:value-type="float">
            <text:p>0,0003438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942" calcext:value-type="float">
            <text:p>0,000329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2879" calcext:value-type="float">
            <text:p>0,0004028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5174" calcext:value-type="float">
            <text:p>0,0003151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0744" calcext:value-type="float">
            <text:p>0,0003107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4884" calcext:value-type="float">
            <text:p>0,0004048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6282" calcext:value-type="float">
            <text:p>0,0003162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7551" calcext:value-type="float">
            <text:p>0,0003075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23797" calcext:value-type="float">
            <text:p>0,0004237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2461" calcext:value-type="float">
            <text:p>0,0003424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214" calcext:value-type="float">
            <text:p>0,000332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2177" calcext:value-type="float">
            <text:p>0,0004021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7093" calcext:value-type="float">
            <text:p>0,0003170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7381" calcext:value-type="float">
            <text:p>0,0003073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22342" calcext:value-type="float">
            <text:p>0,0004223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69774" calcext:value-type="float">
            <text:p>0,0004697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6204" calcext:value-type="float">
            <text:p>0,0003062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16436" calcext:value-type="float">
            <text:p>0,0004164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1918" calcext:value-type="float">
            <text:p>0,0003419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1401" calcext:value-type="float">
            <text:p>0,0003314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0008" calcext:value-type="float">
            <text:p>0,0004000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6212" calcext:value-type="float">
            <text:p>0,0003162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5703" calcext:value-type="float">
            <text:p>0,0003057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20029" calcext:value-type="float">
            <text:p>0,0004200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929" calcext:value-type="float">
            <text:p>0,000339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7764" calcext:value-type="float">
            <text:p>0,0003277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1" calcext:value-type="float">
            <text:p>0,000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3096" calcext:value-type="float">
            <text:p>0,0004030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6248" calcext:value-type="float">
            <text:p>0,0003162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6864" calcext:value-type="float">
            <text:p>0,0003068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13184" calcext:value-type="float">
            <text:p>0,0004131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4881" calcext:value-type="float">
            <text:p>0,0003248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7187" calcext:value-type="float">
            <text:p>0,0003071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26455" calcext:value-type="float">
            <text:p>0,0004264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0467" calcext:value-type="float">
            <text:p>0,0003304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3982" calcext:value-type="float">
            <text:p>0,0003139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9952" calcext:value-type="float">
            <text:p>0,0004099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9127" calcext:value-type="float">
            <text:p>0,0003391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9404" calcext:value-type="float">
            <text:p>0,0003394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1039" calcext:value-type="float">
            <text:p>0,0004010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7169" calcext:value-type="float">
            <text:p>0,0003171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7194" calcext:value-type="float">
            <text:p>0,0003071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22045" calcext:value-type="float">
            <text:p>0,0004220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9285" calcext:value-type="float">
            <text:p>0,0003392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6619" calcext:value-type="float">
            <text:p>0,0003166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1663" calcext:value-type="float">
            <text:p>0,0004016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6811" calcext:value-type="float">
            <text:p>0,0003168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7345" calcext:value-type="float">
            <text:p>0,0003073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1237" calcext:value-type="float">
            <text:p>0,000412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7627" calcext:value-type="float">
            <text:p>0,0003176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7126" calcext:value-type="float">
            <text:p>0,0003071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28305" calcext:value-type="float">
            <text:p>0,0004283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8182" calcext:value-type="float">
            <text:p>0,0003381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9682" calcext:value-type="float">
            <text:p>0,0003296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99895" calcext:value-type="float">
            <text:p>0,0003998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651" calcext:value-type="float">
            <text:p>0,000316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6618" calcext:value-type="float">
            <text:p>0,0003066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19743" calcext:value-type="float">
            <text:p>0,0004197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025" calcext:value-type="float">
            <text:p>0,000340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9308" calcext:value-type="float">
            <text:p>0,0003193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0634" calcext:value-type="float">
            <text:p>0,0004006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6327" calcext:value-type="float">
            <text:p>0,0003163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6957" calcext:value-type="float">
            <text:p>0,0003069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20422" calcext:value-type="float">
            <text:p>0,0004204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0068" calcext:value-type="float">
            <text:p>0,0003200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0613" calcext:value-type="float">
            <text:p>0,0003106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306" calcext:value-type="float">
            <text:p>0,000403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9839" calcext:value-type="float">
            <text:p>0,0003198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5069" calcext:value-type="float">
            <text:p>0,0003250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3007" calcext:value-type="float">
            <text:p>0,0004030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0329" calcext:value-type="float">
            <text:p>0,0003203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9183" calcext:value-type="float">
            <text:p>0,0003091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7735" calcext:value-type="float">
            <text:p>0,0004077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8187" calcext:value-type="float">
            <text:p>0,0003181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8716" calcext:value-type="float">
            <text:p>0,0003087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27122" calcext:value-type="float">
            <text:p>0,0004271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456" calcext:value-type="float">
            <text:p>0,000324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4479" calcext:value-type="float">
            <text:p>0,0003244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12541" calcext:value-type="float">
            <text:p>0,0004125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6743" calcext:value-type="float">
            <text:p>0,0003367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6149" calcext:value-type="float">
            <text:p>0,0003261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0455" calcext:value-type="float">
            <text:p>0,0004004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6043" calcext:value-type="float">
            <text:p>0,0003160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7871" calcext:value-type="float">
            <text:p>0,0003078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11649" calcext:value-type="float">
            <text:p>0,0004116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727" calcext:value-type="float">
            <text:p>0,000317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8005" calcext:value-type="float">
            <text:p>0,0003080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2219" calcext:value-type="float">
            <text:p>0,000422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0372" calcext:value-type="float">
            <text:p>0,0003303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2806" calcext:value-type="float">
            <text:p>0,0003128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3083" calcext:value-type="float">
            <text:p>0,000430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9166" calcext:value-type="float">
            <text:p>0,0003491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894" calcext:value-type="float">
            <text:p>0,000338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73605" calcext:value-type="float">
            <text:p>0,0005736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5337" calcext:value-type="float">
            <text:p>0,0003253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5425" calcext:value-type="float">
            <text:p>0,0003154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3459" calcext:value-type="float">
            <text:p>0,0004034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1578" calcext:value-type="float">
            <text:p>0,0003215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2577" calcext:value-type="float">
            <text:p>0,0003125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11206" calcext:value-type="float">
            <text:p>0,0004112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9453" calcext:value-type="float">
            <text:p>0,0003194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0628" calcext:value-type="float">
            <text:p>0,0003106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34626" calcext:value-type="float">
            <text:p>0,0004346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0008" calcext:value-type="float">
            <text:p>0,0003200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9473" calcext:value-type="float">
            <text:p>0,0003094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28819" calcext:value-type="float">
            <text:p>0,0004288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2483" calcext:value-type="float">
            <text:p>0,0003324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0563" calcext:value-type="float">
            <text:p>0,0003105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16368" calcext:value-type="float">
            <text:p>0,0004163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8667" calcext:value-type="float">
            <text:p>0,0003386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5947" calcext:value-type="float">
            <text:p>0,0003259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1459" calcext:value-type="float">
            <text:p>0,0004014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3114" calcext:value-type="float">
            <text:p>0,0003231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09072" calcext:value-type="float">
            <text:p>0,0005090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337" calcext:value-type="float">
            <text:p>0,00043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59171" calcext:value-type="float">
            <text:p>0,0003591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6711" calcext:value-type="float">
            <text:p>0,0003267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45763" calcext:value-type="float">
            <text:p>0,0004457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682" calcext:value-type="float">
            <text:p>0,000326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6464" calcext:value-type="float">
            <text:p>0,0003264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2479" calcext:value-type="float">
            <text:p>0,0004024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8948" calcext:value-type="float">
            <text:p>0,0003189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8721" calcext:value-type="float">
            <text:p>0,0003087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6072" calcext:value-type="float">
            <text:p>0,0004060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9531" calcext:value-type="float">
            <text:p>0,0003195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0461" calcext:value-type="float">
            <text:p>0,0003104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20244" calcext:value-type="float">
            <text:p>0,0004202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8619" calcext:value-type="float">
            <text:p>0,0003286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1374" calcext:value-type="float">
            <text:p>0,0003113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9408" calcext:value-type="float">
            <text:p>0,0004094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5804" calcext:value-type="float">
            <text:p>0,0003358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8507" calcext:value-type="float">
            <text:p>0,0003285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62047" calcext:value-type="float">
            <text:p>0,0004620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6823" calcext:value-type="float">
            <text:p>0,0003168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748" calcext:value-type="float">
            <text:p>0,000347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66433" calcext:value-type="float">
            <text:p>0,0004664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876" calcext:value-type="float">
            <text:p>0,000368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9849" calcext:value-type="float">
            <text:p>0,0003398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52365" calcext:value-type="float">
            <text:p>0,0004523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53821" calcext:value-type="float">
            <text:p>0,0003538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53" calcext:value-type="float">
            <text:p>0,0003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03707" calcext:value-type="float">
            <text:p>0,0005037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74253" calcext:value-type="float">
            <text:p>0,0003742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2933" calcext:value-type="float">
            <text:p>0,0003629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515791" calcext:value-type="float">
            <text:p>0,0005157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71645" calcext:value-type="float">
            <text:p>0,0004716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62174" calcext:value-type="float">
            <text:p>0,0003621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48" calcext:value-type="float">
            <text:p>0,0004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73979" calcext:value-type="float">
            <text:p>0,0003739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91451" calcext:value-type="float">
            <text:p>0,0003914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58687" calcext:value-type="float">
            <text:p>0,0004586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77613" calcext:value-type="float">
            <text:p>0,0003776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52141" calcext:value-type="float">
            <text:p>0,0003521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64743" calcext:value-type="float">
            <text:p>0,0004647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58469" calcext:value-type="float">
            <text:p>0,0003584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0283" calcext:value-type="float">
            <text:p>0,0003402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41027" calcext:value-type="float">
            <text:p>0,0004410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50122" calcext:value-type="float">
            <text:p>0,0003501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864" calcext:value-type="float">
            <text:p>0,000338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45177" calcext:value-type="float">
            <text:p>0,0004451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9738" calcext:value-type="float">
            <text:p>0,0003497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4243" calcext:value-type="float">
            <text:p>0,0003442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42934" calcext:value-type="float">
            <text:p>0,0004429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53432" calcext:value-type="float">
            <text:p>0,0003534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2873" calcext:value-type="float">
            <text:p>0,0003428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0669" calcext:value-type="float">
            <text:p>0,0004006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752" calcext:value-type="float">
            <text:p>0,000317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1697" calcext:value-type="float">
            <text:p>0,0003116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0038" calcext:value-type="float">
            <text:p>0,0004000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7619" calcext:value-type="float">
            <text:p>0,0003176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0095" calcext:value-type="float">
            <text:p>0,0003100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14226" calcext:value-type="float">
            <text:p>0,0004142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9116" calcext:value-type="float">
            <text:p>0,0003191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851" calcext:value-type="float">
            <text:p>0,000308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29095" calcext:value-type="float">
            <text:p>0,0004290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6574" calcext:value-type="float">
            <text:p>0,0003465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14" calcext:value-type="float">
            <text:p>0,00031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67065" calcext:value-type="float">
            <text:p>0,0004670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53894" calcext:value-type="float">
            <text:p>0,0003538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2744" calcext:value-type="float">
            <text:p>0,0003427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41261" calcext:value-type="float">
            <text:p>0,0004412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7688" calcext:value-type="float">
            <text:p>0,0003476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7813" calcext:value-type="float">
            <text:p>0,0003378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39288" calcext:value-type="float">
            <text:p>0,0004392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4652" calcext:value-type="float">
            <text:p>0,0003446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8279" calcext:value-type="float">
            <text:p>0,0003382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43181" calcext:value-type="float">
            <text:p>0,0004431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712" calcext:value-type="float">
            <text:p>0,000317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851" calcext:value-type="float">
            <text:p>0,000308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18529" calcext:value-type="float">
            <text:p>0,0004185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33032" calcext:value-type="float">
            <text:p>0,0003330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6172" calcext:value-type="float">
            <text:p>0,0003261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0836" calcext:value-type="float">
            <text:p>0,0004008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5392" calcext:value-type="float">
            <text:p>0,0003153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656" calcext:value-type="float">
            <text:p>0,000306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3339" calcext:value-type="float">
            <text:p>0,0004033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7258" calcext:value-type="float">
            <text:p>0,0003172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6159" calcext:value-type="float">
            <text:p>0,0003061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1" calcext:value-type="float">
            <text:p>0,0000000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3173" calcext:value-type="float">
            <text:p>0,0004031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4283" calcext:value-type="float">
            <text:p>0,0003242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5369" calcext:value-type="float">
            <text:p>0,0003153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3361" calcext:value-type="float">
            <text:p>0,0004033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484" calcext:value-type="float">
            <text:p>0,000324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3709" calcext:value-type="float">
            <text:p>0,0003137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1373" calcext:value-type="float">
            <text:p>0,0004013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7824" calcext:value-type="float">
            <text:p>0,0003178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9453" calcext:value-type="float">
            <text:p>0,0003094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22965" calcext:value-type="float">
            <text:p>0,0004229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6519" calcext:value-type="float">
            <text:p>0,0003265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8475" calcext:value-type="float">
            <text:p>0,0003184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3076" calcext:value-type="float">
            <text:p>0,0004030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5255" calcext:value-type="float">
            <text:p>0,0003252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6661" calcext:value-type="float">
            <text:p>0,0003166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0024" calcext:value-type="float">
            <text:p>0,0004000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5569" calcext:value-type="float">
            <text:p>0,0003155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8251" calcext:value-type="float">
            <text:p>0,0003082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21781" calcext:value-type="float">
            <text:p>0,0004217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6121" calcext:value-type="float">
            <text:p>0,0003161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6872" calcext:value-type="float">
            <text:p>0,0003068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3325" calcext:value-type="float">
            <text:p>0,0004033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8867" calcext:value-type="float">
            <text:p>0,0003188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826" calcext:value-type="float">
            <text:p>0,000308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0374" calcext:value-type="float">
            <text:p>0,0004003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6145" calcext:value-type="float">
            <text:p>0,0003161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9772" calcext:value-type="float">
            <text:p>0,0003097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9891" calcext:value-type="float">
            <text:p>0,0004098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673" calcext:value-type="float">
            <text:p>0,000316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8768" calcext:value-type="float">
            <text:p>0,0003087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3792" calcext:value-type="float">
            <text:p>0,0004037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20214" calcext:value-type="float">
            <text:p>0,0003202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2246" calcext:value-type="float">
            <text:p>0,0003122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0571" calcext:value-type="float">
            <text:p>0,0004005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5393" calcext:value-type="float">
            <text:p>0,0003153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08168" calcext:value-type="float">
            <text:p>0,0003081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2906" calcext:value-type="float">
            <text:p>0,0004029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5136" calcext:value-type="float">
            <text:p>0,0003151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22606" calcext:value-type="float">
            <text:p>0,0004226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40235" calcext:value-type="float">
            <text:p>0,000402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17697" calcext:value-type="float">
            <text:p>0,0003176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34045" calcext:value-type="float">
            <text:p>0,000340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5391" calcext:value-type="float">
            <text:p>0,0004653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7525" calcext:value-type="float">
            <text:p>0,0003675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6465" calcext:value-type="float">
            <text:p>0,0003664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5356" calcext:value-type="float">
            <text:p>0,0004653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1684" calcext:value-type="float">
            <text:p>0,0003716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30767" calcext:value-type="float">
            <text:p>0,0004307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10948" calcext:value-type="float">
            <text:p>0,0005109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1172" calcext:value-type="float">
            <text:p>0,000411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6556" calcext:value-type="float">
            <text:p>0,0003665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9806" calcext:value-type="float">
            <text:p>0,000498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7311" calcext:value-type="float">
            <text:p>0,0003873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3087" calcext:value-type="float">
            <text:p>0,0003630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90135" calcext:value-type="float">
            <text:p>0,0004901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2183" calcext:value-type="float">
            <text:p>0,0003821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9395" calcext:value-type="float">
            <text:p>0,0003593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88214" calcext:value-type="float">
            <text:p>0,0004882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2483" calcext:value-type="float">
            <text:p>0,0003724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937" calcext:value-type="float">
            <text:p>0,000359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86847" calcext:value-type="float">
            <text:p>0,0004868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2873" calcext:value-type="float">
            <text:p>0,0003728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9169" calcext:value-type="float">
            <text:p>0,0003591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96184" calcext:value-type="float">
            <text:p>0,0004961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6471" calcext:value-type="float">
            <text:p>0,0003764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8623" calcext:value-type="float">
            <text:p>0,0003586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7877" calcext:value-type="float">
            <text:p>0,0004678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2857" calcext:value-type="float">
            <text:p>0,0003728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9796" calcext:value-type="float">
            <text:p>0,0003697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5907" calcext:value-type="float">
            <text:p>0,0004659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0603" calcext:value-type="float">
            <text:p>0,0003706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1942" calcext:value-type="float">
            <text:p>0,0003819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5493" calcext:value-type="float">
            <text:p>0,0004654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5273" calcext:value-type="float">
            <text:p>0,0003752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4482" calcext:value-type="float">
            <text:p>0,0003844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5404" calcext:value-type="float">
            <text:p>0,0004654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6956" calcext:value-type="float">
            <text:p>0,0003769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0929" calcext:value-type="float">
            <text:p>0,0003809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4131" calcext:value-type="float">
            <text:p>0,0004641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1699" calcext:value-type="float">
            <text:p>0,0003816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7872" calcext:value-type="float">
            <text:p>0,0004078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94929" calcext:value-type="float">
            <text:p>0,0004949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4465" calcext:value-type="float">
            <text:p>0,0003944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1307" calcext:value-type="float">
            <text:p>0,0003713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87084" calcext:value-type="float">
            <text:p>0,0004870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0958" calcext:value-type="float">
            <text:p>0,0004009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9369" calcext:value-type="float">
            <text:p>0,0003593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86131" calcext:value-type="float">
            <text:p>0,0004861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0907" calcext:value-type="float">
            <text:p>0,0003809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774" calcext:value-type="float">
            <text:p>0,000357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84062" calcext:value-type="float">
            <text:p>0,0004840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2499" calcext:value-type="float">
            <text:p>0,0003824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9323" calcext:value-type="float">
            <text:p>0,0003593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96685" calcext:value-type="float">
            <text:p>0,0004966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4685" calcext:value-type="float">
            <text:p>0,0003746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7158" calcext:value-type="float">
            <text:p>0,0003571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3557" calcext:value-type="float">
            <text:p>0,0004635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1358" calcext:value-type="float">
            <text:p>0,0003713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8982" calcext:value-type="float">
            <text:p>0,0003589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4074" calcext:value-type="float">
            <text:p>0,0004640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1817" calcext:value-type="float">
            <text:p>0,0003718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9618" calcext:value-type="float">
            <text:p>0,0003696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4406" calcext:value-type="float">
            <text:p>0,0004644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3693" calcext:value-type="float">
            <text:p>0,0003736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2089" calcext:value-type="float">
            <text:p>0,0003720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3489" calcext:value-type="float">
            <text:p>0,0004634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3046" calcext:value-type="float">
            <text:p>0,0003730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9734" calcext:value-type="float">
            <text:p>0,0003797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3805" calcext:value-type="float">
            <text:p>0,0004638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1535" calcext:value-type="float">
            <text:p>0,0003715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9356" calcext:value-type="float">
            <text:p>0,0003693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374" calcext:value-type="float">
            <text:p>0,000463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4353" calcext:value-type="float">
            <text:p>0,0003743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0212" calcext:value-type="float">
            <text:p>0,0003802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5419" calcext:value-type="float">
            <text:p>0,0004654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1755" calcext:value-type="float">
            <text:p>0,0003817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8327" calcext:value-type="float">
            <text:p>0,0003883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1" calcext:value-type="float">
            <text:p>0,0000000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4277" calcext:value-type="float">
            <text:p>0,0004642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628" calcext:value-type="float">
            <text:p>0,000396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6951" calcext:value-type="float">
            <text:p>0,0003769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70712" calcext:value-type="float">
            <text:p>0,0004707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3483" calcext:value-type="float">
            <text:p>0,0003934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8121" calcext:value-type="float">
            <text:p>0,0003781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71592" calcext:value-type="float">
            <text:p>0,0004715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0652" calcext:value-type="float">
            <text:p>0,0003906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8977" calcext:value-type="float">
            <text:p>0,0003789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72761" calcext:value-type="float">
            <text:p>0,0004727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0756" calcext:value-type="float">
            <text:p>0,0003907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1116" calcext:value-type="float">
            <text:p>0,0003811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75202" calcext:value-type="float">
            <text:p>0,0004752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0848" calcext:value-type="float">
            <text:p>0,0003908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5549" calcext:value-type="float">
            <text:p>0,0003855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75042" calcext:value-type="float">
            <text:p>0,0004750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1577" calcext:value-type="float">
            <text:p>0,0004015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8612" calcext:value-type="float">
            <text:p>0,0003886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8457" calcext:value-type="float">
            <text:p>0,000484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0169" calcext:value-type="float">
            <text:p>0,0003901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5855" calcext:value-type="float">
            <text:p>0,0003858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83301" calcext:value-type="float">
            <text:p>0,0004833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4434" calcext:value-type="float">
            <text:p>0,0004044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0865" calcext:value-type="float">
            <text:p>0,0003708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92727" calcext:value-type="float">
            <text:p>0,0004927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2587" calcext:value-type="float">
            <text:p>0,0004025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888" calcext:value-type="float">
            <text:p>0,000358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90724" calcext:value-type="float">
            <text:p>0,0004907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6808" calcext:value-type="float">
            <text:p>0,0003768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9358" calcext:value-type="float">
            <text:p>0,0003593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82722" calcext:value-type="float">
            <text:p>0,0004827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3449" calcext:value-type="float">
            <text:p>0,0003734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9583" calcext:value-type="float">
            <text:p>0,0003595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83806" calcext:value-type="float">
            <text:p>0,0004838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2127" calcext:value-type="float">
            <text:p>0,0003721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9618" calcext:value-type="float">
            <text:p>0,0003596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82818" calcext:value-type="float">
            <text:p>0,0004828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2059" calcext:value-type="float">
            <text:p>0,0003720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7587" calcext:value-type="float">
            <text:p>0,0003675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93742" calcext:value-type="float">
            <text:p>0,0004937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2527" calcext:value-type="float">
            <text:p>0,0003725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9118" calcext:value-type="float">
            <text:p>0,0003591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8354" calcext:value-type="float">
            <text:p>0,000483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1536" calcext:value-type="float">
            <text:p>0,0003715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9885" calcext:value-type="float">
            <text:p>0,0003598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89487" calcext:value-type="float">
            <text:p>0,0004894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0624" calcext:value-type="float">
            <text:p>0,0003706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8942" calcext:value-type="float">
            <text:p>0,0003589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3905" calcext:value-type="float">
            <text:p>0,0004639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0961" calcext:value-type="float">
            <text:p>0,0003709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8522" calcext:value-type="float">
            <text:p>0,0003585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4012" calcext:value-type="float">
            <text:p>0,0004640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1039" calcext:value-type="float">
            <text:p>0,0003710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6386" calcext:value-type="float">
            <text:p>0,0003563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4037" calcext:value-type="float">
            <text:p>0,0004640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1249" calcext:value-type="float">
            <text:p>0,0003712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5071" calcext:value-type="float">
            <text:p>0,0003750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4158" calcext:value-type="float">
            <text:p>0,0004641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8025" calcext:value-type="float">
            <text:p>0,0003780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1894" calcext:value-type="float">
            <text:p>0,0003818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1" calcext:value-type="float">
            <text:p>0,0000000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4571" calcext:value-type="float">
            <text:p>0,0004645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7004" calcext:value-type="float">
            <text:p>0,0003970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0195" calcext:value-type="float">
            <text:p>0,0003601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87493" calcext:value-type="float">
            <text:p>0,0004874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1718" calcext:value-type="float">
            <text:p>0,0003717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9586" calcext:value-type="float">
            <text:p>0,0003595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4305" calcext:value-type="float">
            <text:p>0,0004643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5936" calcext:value-type="float">
            <text:p>0,0003959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9651" calcext:value-type="float">
            <text:p>0,0003696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4485" calcext:value-type="float">
            <text:p>0,0004644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153" calcext:value-type="float">
            <text:p>0,000391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3251" calcext:value-type="float">
            <text:p>0,0003932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83547" calcext:value-type="float">
            <text:p>0,0004835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3391" calcext:value-type="float">
            <text:p>0,0003933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2891" calcext:value-type="float">
            <text:p>0,0003628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84163" calcext:value-type="float">
            <text:p>0,0004841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7375" calcext:value-type="float">
            <text:p>0,0003773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7921" calcext:value-type="float">
            <text:p>0,0003579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676056" calcext:value-type="float">
            <text:p>0,0006760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37683" calcext:value-type="float">
            <text:p>0,0004376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3907" calcext:value-type="float">
            <text:p>0,000439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97626" calcext:value-type="float">
            <text:p>0,0004976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22709" calcext:value-type="float">
            <text:p>0,0004227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5902" calcext:value-type="float">
            <text:p>0,0003859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19981" calcext:value-type="float">
            <text:p>0,0005199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5919" calcext:value-type="float">
            <text:p>0,0003859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3974" calcext:value-type="float">
            <text:p>0,0003639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28272" calcext:value-type="float">
            <text:p>0,0005282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4456" calcext:value-type="float">
            <text:p>0,0003744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1291" calcext:value-type="float">
            <text:p>0,0003612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766" calcext:value-type="float">
            <text:p>0,000467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3682" calcext:value-type="float">
            <text:p>0,0003736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7271" calcext:value-type="float">
            <text:p>0,0003672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663" calcext:value-type="float">
            <text:p>0,000466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2567" calcext:value-type="float">
            <text:p>0,0003725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3194" calcext:value-type="float">
            <text:p>0,0003731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6579" calcext:value-type="float">
            <text:p>0,0004665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2135" calcext:value-type="float">
            <text:p>0,0003721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4954" calcext:value-type="float">
            <text:p>0,0003749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7956" calcext:value-type="float">
            <text:p>0,0004679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1715" calcext:value-type="float">
            <text:p>0,0003917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6304" calcext:value-type="float">
            <text:p>0,0003863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1" calcext:value-type="float">
            <text:p>0,0000000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7955" calcext:value-type="float">
            <text:p>0,0004679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6337" calcext:value-type="float">
            <text:p>0,0003963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7672" calcext:value-type="float">
            <text:p>0,0003776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74263" calcext:value-type="float">
            <text:p>0,0004742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5878" calcext:value-type="float">
            <text:p>0,0003958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1471" calcext:value-type="float">
            <text:p>0,0003814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82551" calcext:value-type="float">
            <text:p>0,0004825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4257" calcext:value-type="float">
            <text:p>0,0004042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9621" calcext:value-type="float">
            <text:p>0,0003696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84061" calcext:value-type="float">
            <text:p>0,0004840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7703" calcext:value-type="float">
            <text:p>0,0003877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4884" calcext:value-type="float">
            <text:p>0,0003648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84085" calcext:value-type="float">
            <text:p>0,0004840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0267" calcext:value-type="float">
            <text:p>0,0004002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9301" calcext:value-type="float">
            <text:p>0,0003593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83373" calcext:value-type="float">
            <text:p>0,0004833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0491" calcext:value-type="float">
            <text:p>0,0003804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9767" calcext:value-type="float">
            <text:p>0,0003597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96736" calcext:value-type="float">
            <text:p>0,0004967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2549" calcext:value-type="float">
            <text:p>0,0003825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7719" calcext:value-type="float">
            <text:p>0,0003577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84468" calcext:value-type="float">
            <text:p>0,0004844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0211" calcext:value-type="float">
            <text:p>0,0003802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946" calcext:value-type="float">
            <text:p>0,000359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94778" calcext:value-type="float">
            <text:p>0,0004947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2838" calcext:value-type="float">
            <text:p>0,0003728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9502" calcext:value-type="float">
            <text:p>0,0003595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86675" calcext:value-type="float">
            <text:p>0,0004866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2307" calcext:value-type="float">
            <text:p>0,0003723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9906" calcext:value-type="float">
            <text:p>0,0003599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75096" calcext:value-type="float">
            <text:p>0,0004750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1273" calcext:value-type="float">
            <text:p>0,0003712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0209" calcext:value-type="float">
            <text:p>0,0003602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4411" calcext:value-type="float">
            <text:p>0,0004644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2164" calcext:value-type="float">
            <text:p>0,0003721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9988" calcext:value-type="float">
            <text:p>0,0003599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4593" calcext:value-type="float">
            <text:p>0,0004645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1719" calcext:value-type="float">
            <text:p>0,0003717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1096" calcext:value-type="float">
            <text:p>0,0003710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4533" calcext:value-type="float">
            <text:p>0,0004645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2791" calcext:value-type="float">
            <text:p>0,0003727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0596" calcext:value-type="float">
            <text:p>0,0003905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73102" calcext:value-type="float">
            <text:p>0,0004731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1909" calcext:value-type="float">
            <text:p>0,0003919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9998" calcext:value-type="float">
            <text:p>0,0003799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9133" calcext:value-type="float">
            <text:p>0,000491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8431" calcext:value-type="float">
            <text:p>0,0003984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5143" calcext:value-type="float">
            <text:p>0,0003851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9662" calcext:value-type="float">
            <text:p>0,000496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2213" calcext:value-type="float">
            <text:p>0,0003922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9774" calcext:value-type="float">
            <text:p>0,0003697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96346" calcext:value-type="float">
            <text:p>0,0004963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574" calcext:value-type="float">
            <text:p>0,000395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5295" calcext:value-type="float">
            <text:p>0,0003652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82979" calcext:value-type="float">
            <text:p>0,0004829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029" calcext:value-type="float">
            <text:p>0,000400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8931" calcext:value-type="float">
            <text:p>0,0003589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93762" calcext:value-type="float">
            <text:p>0,0004937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1595" calcext:value-type="float">
            <text:p>0,0003815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9509" calcext:value-type="float">
            <text:p>0,0003595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83576" calcext:value-type="float">
            <text:p>0,0004835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5973" calcext:value-type="float">
            <text:p>0,0003859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8468" calcext:value-type="float">
            <text:p>0,0003584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82337" calcext:value-type="float">
            <text:p>0,0004823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398" calcext:value-type="float">
            <text:p>0,000373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8533" calcext:value-type="float">
            <text:p>0,0003585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93971" calcext:value-type="float">
            <text:p>0,0004939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6413" calcext:value-type="float">
            <text:p>0,0003764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6797" calcext:value-type="float">
            <text:p>0,0003567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84413" calcext:value-type="float">
            <text:p>0,0004844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2183" calcext:value-type="float">
            <text:p>0,0003721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5615" calcext:value-type="float">
            <text:p>0,0003656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89916" calcext:value-type="float">
            <text:p>0,0004899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112" calcext:value-type="float">
            <text:p>0,000371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9382" calcext:value-type="float">
            <text:p>0,0003593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75693" calcext:value-type="float">
            <text:p>0,0004756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1829" calcext:value-type="float">
            <text:p>0,0003718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0254" calcext:value-type="float">
            <text:p>0,0003602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4154" calcext:value-type="float">
            <text:p>0,0004641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1229" calcext:value-type="float">
            <text:p>0,0003712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2579" calcext:value-type="float">
            <text:p>0,0003725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4645" calcext:value-type="float">
            <text:p>0,0004646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8109" calcext:value-type="float">
            <text:p>0,0003781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4449" calcext:value-type="float">
            <text:p>0,0003844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4404" calcext:value-type="float">
            <text:p>0,0004644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2176" calcext:value-type="float">
            <text:p>0,0003821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8129" calcext:value-type="float">
            <text:p>0,0003881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4201" calcext:value-type="float">
            <text:p>0,0004642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3212" calcext:value-type="float">
            <text:p>0,0003932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9478" calcext:value-type="float">
            <text:p>0,0004094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73483" calcext:value-type="float">
            <text:p>0,0004734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90168" calcext:value-type="float">
            <text:p>0,0003901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8987" calcext:value-type="float">
            <text:p>0,0003789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73915" calcext:value-type="float">
            <text:p>0,0004739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02749" calcext:value-type="float">
            <text:p>0,0004027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37348" calcext:value-type="float">
            <text:p>0,0004373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91862" calcext:value-type="float">
            <text:p>0,0004918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2192" calcext:value-type="float">
            <text:p>0,000421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5391" calcext:value-type="float">
            <text:p>0,0003653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83258" calcext:value-type="float">
            <text:p>0,0004832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0137" calcext:value-type="float">
            <text:p>0,0003801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9896" calcext:value-type="float">
            <text:p>0,0003598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84133" calcext:value-type="float">
            <text:p>0,0004841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15373" calcext:value-type="float">
            <text:p>0,0005153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1043" calcext:value-type="float">
            <text:p>0,0003610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502616" calcext:value-type="float">
            <text:p>0,0005026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1624" calcext:value-type="float">
            <text:p>0,0003716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7845" calcext:value-type="float">
            <text:p>0,0003578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9632" calcext:value-type="float">
            <text:p>0,000496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2389" calcext:value-type="float">
            <text:p>0,0003723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2553" calcext:value-type="float">
            <text:p>0,0003725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92444" calcext:value-type="float">
            <text:p>0,0004924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1818" calcext:value-type="float">
            <text:p>0,0003718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5831" calcext:value-type="float">
            <text:p>0,000358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7427" calcext:value-type="float">
            <text:p>0,000474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2955" calcext:value-type="float">
            <text:p>0,0003729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0837" calcext:value-type="float">
            <text:p>0,0003608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9975" calcext:value-type="float">
            <text:p>0,0004699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71733" calcext:value-type="float">
            <text:p>0,0003717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6037" calcext:value-type="float">
            <text:p>0,000360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64212" calcext:value-type="float">
            <text:p>0,0004642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388435" calcext:value-type="float">
            <text:p>0,0003884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475139" calcext:value-type="float">
            <text:p>0,0004751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52918" calcext:value-type="float">
            <text:p>0,0005529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55129" calcext:value-type="float">
            <text:p>0,0004551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7021" calcext:value-type="float">
            <text:p>0,0004470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1" calcext:value-type="float">
            <text:p>0,0000000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41346" calcext:value-type="float">
            <text:p>0,0005413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57631" calcext:value-type="float">
            <text:p>0,0004576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6013" calcext:value-type="float">
            <text:p>0,0004460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41514" calcext:value-type="float">
            <text:p>0,0005415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77182" calcext:value-type="float">
            <text:p>0,0004771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1952" calcext:value-type="float">
            <text:p>0,0004319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60754" calcext:value-type="float">
            <text:p>0,0005607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54038" calcext:value-type="float">
            <text:p>0,0004540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2196" calcext:value-type="float">
            <text:p>0,0004121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53858" calcext:value-type="float">
            <text:p>0,0005538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4498" calcext:value-type="float">
            <text:p>0,0004344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3457" calcext:value-type="float">
            <text:p>0,0004134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32753" calcext:value-type="float">
            <text:p>0,0005327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29448" calcext:value-type="float">
            <text:p>0,0004294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2445" calcext:value-type="float">
            <text:p>0,0004324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38563" calcext:value-type="float">
            <text:p>0,0005385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7422" calcext:value-type="float">
            <text:p>0,0004474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7926" calcext:value-type="float">
            <text:p>0,0004379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54404" calcext:value-type="float">
            <text:p>0,0005544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54059" calcext:value-type="float">
            <text:p>0,0004540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2628" calcext:value-type="float">
            <text:p>0,0004126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51711" calcext:value-type="float">
            <text:p>0,0005517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28737" calcext:value-type="float">
            <text:p>0,0004287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8552" calcext:value-type="float">
            <text:p>0,0004185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30882" calcext:value-type="float">
            <text:p>0,0005308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2757" calcext:value-type="float">
            <text:p>0,0004427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1285" calcext:value-type="float">
            <text:p>0,0004312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43886" calcext:value-type="float">
            <text:p>0,0005438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53409" calcext:value-type="float">
            <text:p>0,0004534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29594" calcext:value-type="float">
            <text:p>0,0004295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60588" calcext:value-type="float">
            <text:p>0,0005605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4703" calcext:value-type="float">
            <text:p>0,0004347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2601" calcext:value-type="float">
            <text:p>0,0004126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7" calcext:value-type="float">
            <text:p>0,000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56863" calcext:value-type="float">
            <text:p>0,0005568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27025" calcext:value-type="float">
            <text:p>0,0004270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2151" calcext:value-type="float">
            <text:p>0,0004121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28" calcext:value-type="float">
            <text:p>0,000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30475" calcext:value-type="float">
            <text:p>0,0005304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58688" calcext:value-type="float">
            <text:p>0,0004586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54964" calcext:value-type="float">
            <text:p>0,0004549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52581" calcext:value-type="float">
            <text:p>0,0005525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0413" calcext:value-type="float">
            <text:p>0,0004404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1542" calcext:value-type="float">
            <text:p>0,0004115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56234" calcext:value-type="float">
            <text:p>0,0005562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27404" calcext:value-type="float">
            <text:p>0,0004274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2774" calcext:value-type="float">
            <text:p>0,0004127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31234" calcext:value-type="float">
            <text:p>0,0005312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26806" calcext:value-type="float">
            <text:p>0,0004268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26227" calcext:value-type="float">
            <text:p>0,0004262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31917" calcext:value-type="float">
            <text:p>0,0005319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453" calcext:value-type="float">
            <text:p>0,000444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29652" calcext:value-type="float">
            <text:p>0,0004296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45925" calcext:value-type="float">
            <text:p>0,0005459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3997" calcext:value-type="float">
            <text:p>0,0004439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21183" calcext:value-type="float">
            <text:p>0,0004211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49398" calcext:value-type="float">
            <text:p>0,0005493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1067" calcext:value-type="float">
            <text:p>0,0004310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1799" calcext:value-type="float">
            <text:p>0,0004117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41348" calcext:value-type="float">
            <text:p>0,0005413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28386" calcext:value-type="float">
            <text:p>0,0004283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2412" calcext:value-type="float">
            <text:p>0,0004124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30569" calcext:value-type="float">
            <text:p>0,0005305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26998" calcext:value-type="float">
            <text:p>0,0004269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0439" calcext:value-type="float">
            <text:p>0,0004304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33641" calcext:value-type="float">
            <text:p>0,0005336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71129" calcext:value-type="float">
            <text:p>0,0004711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454" calcext:value-type="float">
            <text:p>0,000444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52072" calcext:value-type="float">
            <text:p>0,0005520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4526" calcext:value-type="float">
            <text:p>0,0004345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3753" calcext:value-type="float">
            <text:p>0,0004137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56558" calcext:value-type="float">
            <text:p>0,0005565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26569" calcext:value-type="float">
            <text:p>0,0004265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6045" calcext:value-type="float">
            <text:p>0,0004360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3091" calcext:value-type="float">
            <text:p>0,000530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24332" calcext:value-type="float">
            <text:p>0,0004243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2464" calcext:value-type="float">
            <text:p>0,0004324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30145" calcext:value-type="float">
            <text:p>0,0005301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51001" calcext:value-type="float">
            <text:p>0,0004510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1359" calcext:value-type="float">
            <text:p>0,0004313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48755" calcext:value-type="float">
            <text:p>0,0005487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7359" calcext:value-type="float">
            <text:p>0,0004473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6568" calcext:value-type="float">
            <text:p>0,0004165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49828" calcext:value-type="float">
            <text:p>0,0005498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26385" calcext:value-type="float">
            <text:p>0,0004263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3297" calcext:value-type="float">
            <text:p>0,0004132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50572" calcext:value-type="float">
            <text:p>0,0005505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4449" calcext:value-type="float">
            <text:p>0,0004444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29087" calcext:value-type="float">
            <text:p>0,0004290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25" calcext:value-type="float">
            <text:p>0,000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30261" calcext:value-type="float">
            <text:p>0,0005302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8311" calcext:value-type="float">
            <text:p>0,0004383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2341" calcext:value-type="float">
            <text:p>0,0004323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5432" calcext:value-type="float">
            <text:p>0,000554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61544" calcext:value-type="float">
            <text:p>0,0004615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8466" calcext:value-type="float">
            <text:p>0,0004184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49015" calcext:value-type="float">
            <text:p>0,0005490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1193" calcext:value-type="float">
            <text:p>0,0004311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2226" calcext:value-type="float">
            <text:p>0,0004122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42279" calcext:value-type="float">
            <text:p>0,0005422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28029" calcext:value-type="float">
            <text:p>0,0004280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2872" calcext:value-type="float">
            <text:p>0,0004128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29314" calcext:value-type="float">
            <text:p>0,0005293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51311" calcext:value-type="float">
            <text:p>0,0004513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5017" calcext:value-type="float">
            <text:p>0,0004450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47846" calcext:value-type="float">
            <text:p>0,0005478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6808" calcext:value-type="float">
            <text:p>0,0004468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7006" calcext:value-type="float">
            <text:p>0,0004170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4911" calcext:value-type="float">
            <text:p>0,000549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27798" calcext:value-type="float">
            <text:p>0,0004277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09473" calcext:value-type="float">
            <text:p>0,0004094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41344" calcext:value-type="float">
            <text:p>0,0005413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26479" calcext:value-type="float">
            <text:p>0,0004264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2262" calcext:value-type="float">
            <text:p>0,0004122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29652" calcext:value-type="float">
            <text:p>0,0005296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28846" calcext:value-type="float">
            <text:p>0,0004288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56" calcext:value-type="float">
            <text:p>0,00043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35211" calcext:value-type="float">
            <text:p>0,0005352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4009" calcext:value-type="float">
            <text:p>0,0004440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2342" calcext:value-type="float">
            <text:p>0,0004323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57987" calcext:value-type="float">
            <text:p>0,0005579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57887" calcext:value-type="float">
            <text:p>0,0004578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2405" calcext:value-type="float">
            <text:p>0,0004124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48048" calcext:value-type="float">
            <text:p>0,0005480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272" calcext:value-type="float">
            <text:p>0,00042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2837" calcext:value-type="float">
            <text:p>0,0004128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29054" calcext:value-type="float">
            <text:p>0,0005290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27311" calcext:value-type="float">
            <text:p>0,0004273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0998" calcext:value-type="float">
            <text:p>0,0004409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42255" calcext:value-type="float">
            <text:p>0,0005422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4504" calcext:value-type="float">
            <text:p>0,0004445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4293" calcext:value-type="float">
            <text:p>0,0004342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55526" calcext:value-type="float">
            <text:p>0,0005555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9298" calcext:value-type="float">
            <text:p>0,0004492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1835" calcext:value-type="float">
            <text:p>0,0004118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48752" calcext:value-type="float">
            <text:p>0,0005487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6832" calcext:value-type="float">
            <text:p>0,0004368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218" calcext:value-type="float">
            <text:p>0,000412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2973" calcext:value-type="float">
            <text:p>0,000529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27032" calcext:value-type="float">
            <text:p>0,0004270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0291" calcext:value-type="float">
            <text:p>0,0004302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33929" calcext:value-type="float">
            <text:p>0,0005339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58795" calcext:value-type="float">
            <text:p>0,0005587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59514" calcext:value-type="float">
            <text:p>0,0004595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90513" calcext:value-type="float">
            <text:p>0,0005905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77599" calcext:value-type="float">
            <text:p>0,0004775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27906" calcext:value-type="float">
            <text:p>0,0004279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53066" calcext:value-type="float">
            <text:p>0,0005530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814" calcext:value-type="float">
            <text:p>0,000448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63084" calcext:value-type="float">
            <text:p>0,000630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31" calcext:value-type="float">
            <text:p>0,000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58915" calcext:value-type="float">
            <text:p>0,0005589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2997" calcext:value-type="float">
            <text:p>0,000429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7873" calcext:value-type="float">
            <text:p>0,0004178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48382" calcext:value-type="float">
            <text:p>0,0005483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2663" calcext:value-type="float">
            <text:p>0,0004326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0915" calcext:value-type="float">
            <text:p>0,0004409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49432" calcext:value-type="float">
            <text:p>0,0005494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1469" calcext:value-type="float">
            <text:p>0,0004414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7547" calcext:value-type="float">
            <text:p>0,0004375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49264" calcext:value-type="float">
            <text:p>0,0005492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8879" calcext:value-type="float">
            <text:p>0,0004388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28135" calcext:value-type="float">
            <text:p>0,0005281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4222" calcext:value-type="float">
            <text:p>0,000542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9791" calcext:value-type="float">
            <text:p>0,0004497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7715" calcext:value-type="float">
            <text:p>0,0004477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37585" calcext:value-type="float">
            <text:p>0,0005375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58292" calcext:value-type="float">
            <text:p>0,0004582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50688" calcext:value-type="float">
            <text:p>0,0004506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34547" calcext:value-type="float">
            <text:p>0,0005345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89344" calcext:value-type="float">
            <text:p>0,0004893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9059" calcext:value-type="float">
            <text:p>0,0004190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26" calcext:value-type="float">
            <text:p>0,000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5017" calcext:value-type="float">
            <text:p>0,000550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65835" calcext:value-type="float">
            <text:p>0,0004658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25688" calcext:value-type="float">
            <text:p>0,0004256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54363" calcext:value-type="float">
            <text:p>0,0005543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8247" calcext:value-type="float">
            <text:p>0,0004482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9293" calcext:value-type="float">
            <text:p>0,0004392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47333" calcext:value-type="float">
            <text:p>0,0005473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9287" calcext:value-type="float">
            <text:p>0,0004492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2295" calcext:value-type="float">
            <text:p>0,0004322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32896" calcext:value-type="float">
            <text:p>0,0005328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9338" calcext:value-type="float">
            <text:p>0,0004493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6063" calcext:value-type="float">
            <text:p>0,0004360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30748" calcext:value-type="float">
            <text:p>0,0005307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7387" calcext:value-type="float">
            <text:p>0,0004473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60563" calcext:value-type="float">
            <text:p>0,0004605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57512" calcext:value-type="float">
            <text:p>0,0005575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72988" calcext:value-type="float">
            <text:p>0,0004729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85549" calcext:value-type="float">
            <text:p>0,0004855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642114" calcext:value-type="float">
            <text:p>0,0006421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71464" calcext:value-type="float">
            <text:p>0,0004714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60513" calcext:value-type="float">
            <text:p>0,0004605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2" calcext:value-type="float">
            <text:p>0,00000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85874" calcext:value-type="float">
            <text:p>0,0005858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73698" calcext:value-type="float">
            <text:p>0,0004736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54827" calcext:value-type="float">
            <text:p>0,0004548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86376" calcext:value-type="float">
            <text:p>0,0005863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71059" calcext:value-type="float">
            <text:p>0,0004710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699411" calcext:value-type="float">
            <text:p>0,0006994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92478" calcext:value-type="float">
            <text:p>0,0005924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92905" calcext:value-type="float">
            <text:p>0,0004929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75085" calcext:value-type="float">
            <text:p>0,0004750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611055" calcext:value-type="float">
            <text:p>0,0006110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69325" calcext:value-type="float">
            <text:p>0,0004693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868" calcext:value-type="float">
            <text:p>0,000418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38387" calcext:value-type="float">
            <text:p>0,0005383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3924" calcext:value-type="float">
            <text:p>0,0004339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56" calcext:value-type="float">
            <text:p>0,00044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40949" calcext:value-type="float">
            <text:p>0,0005409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8594" calcext:value-type="float">
            <text:p>0,0004485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4001" calcext:value-type="float">
            <text:p>0,0004340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55325" calcext:value-type="float">
            <text:p>0,0005553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62456" calcext:value-type="float">
            <text:p>0,0004624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21722" calcext:value-type="float">
            <text:p>0,0004217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53261" calcext:value-type="float">
            <text:p>0,0005532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0646" calcext:value-type="float">
            <text:p>0,0004306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6278" calcext:value-type="float">
            <text:p>0,0004162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33447" calcext:value-type="float">
            <text:p>0,0005334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29397" calcext:value-type="float">
            <text:p>0,0004293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24968" calcext:value-type="float">
            <text:p>0,0004249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33932" calcext:value-type="float">
            <text:p>0,0005339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52305" calcext:value-type="float">
            <text:p>0,0004523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9947" calcext:value-type="float">
            <text:p>0,0004399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5" calcext:value-type="float">
            <text:p>0,000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52807" calcext:value-type="float">
            <text:p>0,0005528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8647" calcext:value-type="float">
            <text:p>0,0004486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0695" calcext:value-type="float">
            <text:p>0,0004106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52076" calcext:value-type="float">
            <text:p>0,0005520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2788" calcext:value-type="float">
            <text:p>0,000427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2603" calcext:value-type="float">
            <text:p>0,0004126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58131" calcext:value-type="float">
            <text:p>0,0005581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25849" calcext:value-type="float">
            <text:p>0,0004258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8239" calcext:value-type="float">
            <text:p>0,0004182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34108" calcext:value-type="float">
            <text:p>0,0005341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0126" calcext:value-type="float">
            <text:p>0,0004401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2517" calcext:value-type="float">
            <text:p>0,0004325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5311" calcext:value-type="float">
            <text:p>0,000553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51339" calcext:value-type="float">
            <text:p>0,0004513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23339" calcext:value-type="float">
            <text:p>0,0004233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53909" calcext:value-type="float">
            <text:p>0,0005539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58004" calcext:value-type="float">
            <text:p>0,0004580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2534" calcext:value-type="float">
            <text:p>0,0004125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54207" calcext:value-type="float">
            <text:p>0,0005542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28928" calcext:value-type="float">
            <text:p>0,0004289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2694" calcext:value-type="float">
            <text:p>0,0004126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32076" calcext:value-type="float">
            <text:p>0,0005320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1694" calcext:value-type="float">
            <text:p>0,0004316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2126" calcext:value-type="float">
            <text:p>0,0004421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47805" calcext:value-type="float">
            <text:p>0,0005478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5793" calcext:value-type="float">
            <text:p>0,0004457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9969" calcext:value-type="float">
            <text:p>0,0004199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49856" calcext:value-type="float">
            <text:p>0,0005498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6305" calcext:value-type="float">
            <text:p>0,0004463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2946" calcext:value-type="float">
            <text:p>0,0004129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56132" calcext:value-type="float">
            <text:p>0,0005561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28742" calcext:value-type="float">
            <text:p>0,0004287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2846" calcext:value-type="float">
            <text:p>0,0004128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33386" calcext:value-type="float">
            <text:p>0,0005333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28208" calcext:value-type="float">
            <text:p>0,0004282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7187" calcext:value-type="float">
            <text:p>0,0004371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35796" calcext:value-type="float">
            <text:p>0,0005357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52234" calcext:value-type="float">
            <text:p>0,0004522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4631" calcext:value-type="float">
            <text:p>0,0004446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52539" calcext:value-type="float">
            <text:p>0,0005525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8559" calcext:value-type="float">
            <text:p>0,0004485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5077" calcext:value-type="float">
            <text:p>0,0004150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4982" calcext:value-type="float">
            <text:p>0,000549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28077" calcext:value-type="float">
            <text:p>0,0004280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332" calcext:value-type="float">
            <text:p>0,000413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30813" calcext:value-type="float">
            <text:p>0,0005308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27533" calcext:value-type="float">
            <text:p>0,0004275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0688" calcext:value-type="float">
            <text:p>0,0004306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32968" calcext:value-type="float">
            <text:p>0,0005329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286" calcext:value-type="float">
            <text:p>0,000442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7009" calcext:value-type="float">
            <text:p>0,0004370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52348" calcext:value-type="float">
            <text:p>0,0005523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5411" calcext:value-type="float">
            <text:p>0,000454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27974" calcext:value-type="float">
            <text:p>0,0004279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63427" calcext:value-type="float">
            <text:p>0,0005634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1247" calcext:value-type="float">
            <text:p>0,0004312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2813" calcext:value-type="float">
            <text:p>0,0004128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57164" calcext:value-type="float">
            <text:p>0,0005571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28524" calcext:value-type="float">
            <text:p>0,0004285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2446" calcext:value-type="float">
            <text:p>0,0004124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27" calcext:value-type="float">
            <text:p>0,000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3197" calcext:value-type="float">
            <text:p>0,000531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2181" calcext:value-type="float">
            <text:p>0,0004321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9556" calcext:value-type="float">
            <text:p>0,0004395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6" calcext:value-type="float">
            <text:p>0,000000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64077" calcext:value-type="float">
            <text:p>0,000640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2512" calcext:value-type="float">
            <text:p>0,0004325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9854" calcext:value-type="float">
            <text:p>0,0004198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31711" calcext:value-type="float">
            <text:p>0,0005317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29171" calcext:value-type="float">
            <text:p>0,0004291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443" calcext:value-type="float">
            <text:p>0,000434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8" calcext:value-type="float">
            <text:p>0,000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34605" calcext:value-type="float">
            <text:p>0,0005346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49249" calcext:value-type="float">
            <text:p>0,0004492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4452" calcext:value-type="float">
            <text:p>0,0004344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2" calcext:value-type="float">
            <text:p>0,000000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57477" calcext:value-type="float">
            <text:p>0,0005574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59661" calcext:value-type="float">
            <text:p>0,0004596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2737" calcext:value-type="float">
            <text:p>0,0004127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4" calcext:value-type="float">
            <text:p>0,000000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565031" calcext:value-type="float">
            <text:p>0,0005650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30997" calcext:value-type="float">
            <text:p>0,0004309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415866" calcext:value-type="float">
            <text:p>0,0004158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9" calcext:value-type="float">
            <text:p>0,000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00013" calcext:value-type="float">
            <text:p>0,000000013</text:p>
          </table:table-cell>
        </table:table-row>
      </table:table>
      <table:table table:name="Tabla dinámica_search_by_userid_realusers_1" table:style-name="ta1">
        <table:shapes>
          <draw:frame draw:z-index="0" draw:style-name="gr1" draw:text-style-name="P1" svg:width="15.999cm" svg:height="8.999cm" svg:x="17.461cm" svg:y="0.473cm">
            <draw:object draw:notify-on-update-of-ranges="PT@categories PT@label 0 PT@data 0 PT@label 1 PT@data 1 PT@label 2 PT@data 2 PT@label 3 PT@data 3 PT@label 4 PT@data 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"/>
        <table:table-column table:style-name="co4" table:default-cell-style-name="ce9"/>
        <table:table-column table:style-name="co4" table:number-columns-repeated="3" table:default-cell-style-name="ce15"/>
        <table:table-column table:style-name="co4" table:default-cell-style-name="ce19"/>
        <table:table-column table:style-name="co4" table:default-cell-style-name="ce25"/>
        <table:table-row table:style-name="ro1">
          <table:table-cell table:style-name="ce1" office:value-type="string" calcext:value-type="string">
            <text:p>Promedio - <text:s/>Tiempo(s)</text:p>
          </table:table-cell>
          <table:table-cell table:style-name="ce6" office:value-type="string" calcext:value-type="string">
            <text:p>Tipo de hasheo</text:p>
          </table:table-cell>
          <table:table-cell table:style-name="ce12" table:number-columns-repeated="4"/>
          <table:table-cell table:style-name="ce22"/>
        </table:table-row>
        <table:table-row table:style-name="ro1">
          <table:table-cell table:style-name="ce2" office:value-type="string" calcext:value-type="string">
            <text:p><text:s/>Número de busquedas</text:p>
          </table:table-cell>
          <table:table-cell table:style-name="ce7" office:value-type="string" calcext:value-type="string">
            <text:p>chaining</text:p>
          </table:table-cell>
          <table:table-cell table:style-name="ce13" office:value-type="string" calcext:value-type="string">
            <text:p>double hashing</text:p>
          </table:table-cell>
          <table:table-cell table:style-name="ce13" office:value-type="string" calcext:value-type="string">
            <text:p>lineal probing</text:p>
          </table:table-cell>
          <table:table-cell table:style-name="ce13" office:value-type="string" calcext:value-type="string">
            <text:p>quadratic probing</text:p>
          </table:table-cell>
          <table:table-cell table:style-name="ce13" office:value-type="string" calcext:value-type="string">
            <text:p>STL unordered map</text:p>
          </table:table-cell>
          <table:table-cell table:style-name="ce23" office:value-type="string" calcext:value-type="string">
            <text:p>Total Resultado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8" office:value-type="float" office:value="0.0000000152" calcext:value-type="float">
            <text:p>0,0000000152</text:p>
          </table:table-cell>
          <table:table-cell table:style-name="ce14" office:value-type="float" office:value="0.00002347482" calcext:value-type="float">
            <text:p>0,00002347482</text:p>
          </table:table-cell>
          <table:table-cell table:style-name="ce14" office:value-type="float" office:value="0.00002904182" calcext:value-type="float">
            <text:p>0,00002904182</text:p>
          </table:table-cell>
          <table:table-cell table:style-name="ce14" office:value-type="float" office:value="0.00002267603" calcext:value-type="float">
            <text:p>0,00002267603</text:p>
          </table:table-cell>
          <table:table-cell table:style-name="ce18" office:value-type="float" office:value="0.00000001546" calcext:value-type="float">
            <text:p>0,00000001546</text:p>
          </table:table-cell>
          <table:table-cell table:style-name="ce24" office:value-type="float" office:value="0.000015044666" calcext:value-type="float">
            <text:p>0,00001504466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0000002008" calcext:value-type="float">
            <text:p>0,00000002008</text:p>
          </table:table-cell>
          <table:table-cell office:value-type="float" office:value="0.00007751656" calcext:value-type="float">
            <text:p>0,00007751656</text:p>
          </table:table-cell>
          <table:table-cell office:value-type="float" office:value="0.00009895127" calcext:value-type="float">
            <text:p>0,00009895127</text:p>
          </table:table-cell>
          <table:table-cell office:value-type="float" office:value="0.00008018353" calcext:value-type="float">
            <text:p>0,00008018353</text:p>
          </table:table-cell>
          <table:table-cell office:value-type="float" office:value="0.00000001934" calcext:value-type="float">
            <text:p>0,00000001934</text:p>
          </table:table-cell>
          <table:table-cell office:value-type="float" office:value="0.000051338156" calcext:value-type="float">
            <text:p>0,00005133815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00001611" calcext:value-type="float">
            <text:p>0,00000001611</text:p>
          </table:table-cell>
          <table:table-cell office:value-type="float" office:value="0.00012328646" calcext:value-type="float">
            <text:p>0,00012328646</text:p>
          </table:table-cell>
          <table:table-cell office:value-type="float" office:value="0.00016075592" calcext:value-type="float">
            <text:p>0,00016075592</text:p>
          </table:table-cell>
          <table:table-cell office:value-type="float" office:value="0.00012995091" calcext:value-type="float">
            <text:p>0,00012995091</text:p>
          </table:table-cell>
          <table:table-cell office:value-type="float" office:value="0.00000001542" calcext:value-type="float">
            <text:p>0,00000001542</text:p>
          </table:table-cell>
          <table:table-cell office:value-type="float" office:value="0.000082804964" calcext:value-type="float">
            <text:p>0,00008280496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00001487" calcext:value-type="float">
            <text:p>0,00000001487</text:p>
          </table:table-cell>
          <table:table-cell office:value-type="float" office:value="0.00024101033" calcext:value-type="float">
            <text:p>0,00024101033</text:p>
          </table:table-cell>
          <table:table-cell office:value-type="float" office:value="0.00032151965" calcext:value-type="float">
            <text:p>0,00032151965</text:p>
          </table:table-cell>
          <table:table-cell office:value-type="float" office:value="0.00024222987" calcext:value-type="float">
            <text:p>0,00024222987</text:p>
          </table:table-cell>
          <table:table-cell office:value-type="float" office:value="0.00000001553" calcext:value-type="float">
            <text:p>0,00000001553</text:p>
          </table:table-cell>
          <table:table-cell office:value-type="float" office:value="0.00016095805" calcext:value-type="float">
            <text:p>0,00016095805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00000001887" calcext:value-type="float">
            <text:p>0,00000001887</text:p>
          </table:table-cell>
          <table:table-cell office:value-type="float" office:value="0.00033341988" calcext:value-type="float">
            <text:p>0,00033341988</text:p>
          </table:table-cell>
          <table:table-cell office:value-type="float" office:value="0.00041170484" calcext:value-type="float">
            <text:p>0,00041170484</text:p>
          </table:table-cell>
          <table:table-cell office:value-type="float" office:value="0.00032322573" calcext:value-type="float">
            <text:p>0,00032322573</text:p>
          </table:table-cell>
          <table:table-cell office:value-type="float" office:value="0.00000001741" calcext:value-type="float">
            <text:p>0,00000001741</text:p>
          </table:table-cell>
          <table:table-cell office:value-type="float" office:value="0.000213677346" calcext:value-type="float">
            <text:p>0,000213677346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000001436" calcext:value-type="float">
            <text:p>0,00000001436</text:p>
          </table:table-cell>
          <table:table-cell office:value-type="float" office:value="0.00034160882" calcext:value-type="float">
            <text:p>0,00034160882</text:p>
          </table:table-cell>
          <table:table-cell office:value-type="float" office:value="0.00043325383" calcext:value-type="float">
            <text:p>0,00043325383</text:p>
          </table:table-cell>
          <table:table-cell office:value-type="float" office:value="0.00033968343" calcext:value-type="float">
            <text:p>0,00033968343</text:p>
          </table:table-cell>
          <table:table-cell office:value-type="float" office:value="0.00000001426" calcext:value-type="float">
            <text:p>0,00000001426</text:p>
          </table:table-cell>
          <table:table-cell office:value-type="float" office:value="0.00022291494" calcext:value-type="float">
            <text:p>0,00022291494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0.00000001486" calcext:value-type="float">
            <text:p>0,00000001486</text:p>
          </table:table-cell>
          <table:table-cell office:value-type="float" office:value="0.00038446207" calcext:value-type="float">
            <text:p>0,00038446207</text:p>
          </table:table-cell>
          <table:table-cell office:value-type="float" office:value="0.00048135302" calcext:value-type="float">
            <text:p>0,00048135302</text:p>
          </table:table-cell>
          <table:table-cell office:value-type="float" office:value="0.00037219258" calcext:value-type="float">
            <text:p>0,00037219258</text:p>
          </table:table-cell>
          <table:table-cell office:value-type="float" office:value="0.00000001346" calcext:value-type="float">
            <text:p>0,00000001346</text:p>
          </table:table-cell>
          <table:table-cell office:value-type="float" office:value="0.000247607198" calcext:value-type="float">
            <text:p>0,000247607198</text:p>
          </table:table-cell>
        </table:table-row>
        <table:table-row table:style-name="ro1">
          <table:table-cell office:value-type="float" office:value="19908" calcext:value-type="float">
            <text:p>19908</text:p>
          </table:table-cell>
          <table:table-cell table:style-name="ce10" office:value-type="float" office:value="0.00000001538" calcext:value-type="float">
            <text:p>0,00000001538</text:p>
          </table:table-cell>
          <table:table-cell table:style-name="ce16" office:value-type="float" office:value="0.00044506696" calcext:value-type="float">
            <text:p>0,00044506696</text:p>
          </table:table-cell>
          <table:table-cell table:style-name="ce16" office:value-type="float" office:value="0.00054920021" calcext:value-type="float">
            <text:p>0,00054920021</text:p>
          </table:table-cell>
          <table:table-cell table:style-name="ce16" office:value-type="float" office:value="0.00043377593" calcext:value-type="float">
            <text:p>0,00043377593</text:p>
          </table:table-cell>
          <table:table-cell table:style-name="ce20" office:value-type="float" office:value="0.00000001335" calcext:value-type="float">
            <text:p>0,00000001335</text:p>
          </table:table-cell>
          <table:table-cell table:style-name="ce26" office:value-type="float" office:value="0.000285614365999999" calcext:value-type="float">
            <text:p>0,000285614365999999</text:p>
          </table:table-cell>
        </table:table-row>
        <table:table-row table:style-name="ro1">
          <table:table-cell table:style-name="ce5" office:value-type="string" calcext:value-type="string">
            <text:p>Total Resultado</text:p>
          </table:table-cell>
          <table:table-cell table:style-name="ce11" office:value-type="float" office:value="0.0000000162162499999999" calcext:value-type="float">
            <text:p>1,62162499999999E-08</text:p>
          </table:table-cell>
          <table:table-cell table:style-name="ce17" office:value-type="float" office:value="0.0002462307375" calcext:value-type="float">
            <text:p>0,0002462307375</text:p>
          </table:table-cell>
          <table:table-cell table:style-name="ce17" office:value-type="float" office:value="0.00031072257" calcext:value-type="float">
            <text:p>0,00031072257</text:p>
          </table:table-cell>
          <table:table-cell table:style-name="ce17" office:value-type="float" office:value="0.00024298975125" calcext:value-type="float">
            <text:p>0,00024298975125</text:p>
          </table:table-cell>
          <table:table-cell table:style-name="ce21" office:value-type="float" office:value="0.0000000155287499999999" calcext:value-type="float">
            <text:p>1,55287499999999E-08</text:p>
          </table:table-cell>
          <table:table-cell table:style-name="ce27" office:value-type="float" office:value="0.00015999496075" calcext:value-type="float">
            <text:p>0,00015999496075</text:p>
          </table:table-cell>
        </table:table-row>
      </table:table>
      <table:named-expressions/>
      <table:data-pilot-tables>
        <table:data-pilot-table table:name="DataPilot1" table:application-data="" table:target-range-address="'Tabla dinámica_search_by_userid_realusers_1'.A1:'Tabla dinámica_search_by_userid_realusers_1'.G11" table:buttons="'Tabla dinámica_search_by_userid_realusers_1'.A2 'Tabla dinámica_search_by_userid_realusers_1'.B1" table:show-filter-button="false" table:drill-down-on-double-click="false">
          <table:source-cell-range table:cell-range-address="search_by_userid_realusers.A1:search_by_userid_realusers.C4001"/>
          <table:data-pilot-field table:source-field-name="Tipo de hasheo" table:orientation="column" table:used-hierarchy="0" table:function="auto">
            <table:data-pilot-level table:show-empty="false" calcext:repeat-item-labels="false">
              <table:data-pilot-members>
                <table:data-pilot-member table:name="chaining" table:display="true" table:show-details="true"/>
                <table:data-pilot-member table:name="double hashing" table:display="true" table:show-details="true"/>
                <table:data-pilot-member table:name="lineal probing" table:display="true" table:show-details="true"/>
                <table:data-pilot-member table:name="quadratic probing" table:display="true" table:show-details="true"/>
                <table:data-pilot-member table:name="STL unordered ma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 Número de busquedas" table:orientation="row" table:used-hierarchy="0" table:function="auto">
            <table:data-pilot-level table:show-empty="false" calcext:repeat-item-labels="false">
              <table:data-pilot-members>
                <table:data-pilot-member table:name="1000" table:display="true" table:show-details="true"/>
                <table:data-pilot-member table:name="2500" table:display="true" table:show-details="true"/>
                <table:data-pilot-member table:name="5000" table:display="true" table:show-details="true"/>
                <table:data-pilot-member table:name="10000" table:display="true" table:show-details="true"/>
                <table:data-pilot-member table:name="12500" table:display="true" table:show-details="true"/>
                <table:data-pilot-member table:name="15000" table:display="true" table:show-details="true"/>
                <table:data-pilot-member table:name="17500" table:display="true" table:show-details="true"/>
                <table:data-pilot-member table:name="1990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Tiempo(s)" table:orientation="data" table:used-hierarchy="0" table:function="average">
            <table:data-pilot-level table:show-empty="false" calcext:repeat-item-labels="false">
              <table:data-pilot-members>
                <table:data-pilot-member table:name="0,000000011" table:display="true" table:show-details="true"/>
                <table:data-pilot-member table:name="0,000000012" table:display="true" table:show-details="true"/>
                <table:data-pilot-member table:name="0,000000013" table:display="true" table:show-details="true"/>
                <table:data-pilot-member table:name="0,000000014" table:display="true" table:show-details="true"/>
                <table:data-pilot-member table:name="0,000000015" table:display="true" table:show-details="true"/>
                <table:data-pilot-member table:name="0,000000016" table:display="true" table:show-details="true"/>
                <table:data-pilot-member table:name="0,000000017" table:display="true" table:show-details="true"/>
                <table:data-pilot-member table:name="0,000000018" table:display="true" table:show-details="true"/>
                <table:data-pilot-member table:name="0,000000019" table:display="true" table:show-details="true"/>
                <table:data-pilot-member table:name="0,00000002" table:display="true" table:show-details="true"/>
                <table:data-pilot-member table:name="0,000000021" table:display="true" table:show-details="true"/>
                <table:data-pilot-member table:name="0,000000022" table:display="true" table:show-details="true"/>
                <table:data-pilot-member table:name="0,000000023" table:display="true" table:show-details="true"/>
                <table:data-pilot-member table:name="0,000000024" table:display="true" table:show-details="true"/>
                <table:data-pilot-member table:name="0,000000025" table:display="true" table:show-details="true"/>
                <table:data-pilot-member table:name="0,000000026" table:display="true" table:show-details="true"/>
                <table:data-pilot-member table:name="0,000000027" table:display="true" table:show-details="true"/>
                <table:data-pilot-member table:name="0,000000028" table:display="true" table:show-details="true"/>
                <table:data-pilot-member table:name="0,000000029" table:display="true" table:show-details="true"/>
                <table:data-pilot-member table:name="0,00000003" table:display="true" table:show-details="true"/>
                <table:data-pilot-member table:name="0,000000031" table:display="true" table:show-details="true"/>
                <table:data-pilot-member table:name="0,000000032" table:display="true" table:show-details="true"/>
                <table:data-pilot-member table:name="0,000000033" table:display="true" table:show-details="true"/>
                <table:data-pilot-member table:name="0,000000034" table:display="true" table:show-details="true"/>
                <table:data-pilot-member table:name="0,000000035" table:display="true" table:show-details="true"/>
                <table:data-pilot-member table:name="0,000000036" table:display="true" table:show-details="true"/>
                <table:data-pilot-member table:name="0,000000038" table:display="true" table:show-details="true"/>
                <table:data-pilot-member table:name="0,000000039" table:display="true" table:show-details="true"/>
                <table:data-pilot-member table:name="0,00000004" table:display="true" table:show-details="true"/>
                <table:data-pilot-member table:name="0,000000041" table:display="true" table:show-details="true"/>
                <table:data-pilot-member table:name="0,000000043" table:display="true" table:show-details="true"/>
                <table:data-pilot-member table:name="0,000000045" table:display="true" table:show-details="true"/>
                <table:data-pilot-member table:name="0,000000046" table:display="true" table:show-details="true"/>
                <table:data-pilot-member table:name="0,000000047" table:display="true" table:show-details="true"/>
                <table:data-pilot-member table:name="0,000000048" table:display="true" table:show-details="true"/>
                <table:data-pilot-member table:name="0,000000049" table:display="true" table:show-details="true"/>
                <table:data-pilot-member table:name="0,000000054" table:display="true" table:show-details="true"/>
                <table:data-pilot-member table:name="0,000000076" table:display="true" table:show-details="true"/>
                <table:data-pilot-member table:name="0,000000183" table:display="true" table:show-details="true"/>
                <table:data-pilot-member table:name="0,000019798" table:display="true" table:show-details="true"/>
                <table:data-pilot-member table:name="0,00002022" table:display="true" table:show-details="true"/>
                <table:data-pilot-member table:name="0,000020243" table:display="true" table:show-details="true"/>
                <table:data-pilot-member table:name="0,00002034" table:display="true" table:show-details="true"/>
                <table:data-pilot-member table:name="0,000020404" table:display="true" table:show-details="true"/>
                <table:data-pilot-member table:name="0,000020407" table:display="true" table:show-details="true"/>
                <table:data-pilot-member table:name="0,000020486" table:display="true" table:show-details="true"/>
                <table:data-pilot-member table:name="0,000020631" table:display="true" table:show-details="true"/>
                <table:data-pilot-member table:name="0,000020658" table:display="true" table:show-details="true"/>
                <table:data-pilot-member table:name="0,000020694" table:display="true" table:show-details="true"/>
                <table:data-pilot-member table:name="0,000020716" table:display="true" table:show-details="true"/>
                <table:data-pilot-member table:name="0,000020717" table:display="true" table:show-details="true"/>
                <table:data-pilot-member table:name="0,000020719" table:display="true" table:show-details="true"/>
                <table:data-pilot-member table:name="0,000020774" table:display="true" table:show-details="true"/>
                <table:data-pilot-member table:name="0,000020799" table:display="true" table:show-details="true"/>
                <table:data-pilot-member table:name="0,0000208" table:display="true" table:show-details="true"/>
                <table:data-pilot-member table:name="0,000020801" table:display="true" table:show-details="true"/>
                <table:data-pilot-member table:name="0,000020812" table:display="true" table:show-details="true"/>
                <table:data-pilot-member table:name="0,000020815" table:display="true" table:show-details="true"/>
                <table:data-pilot-member table:name="0,000020832" table:display="true" table:show-details="true"/>
                <table:data-pilot-member table:name="0,000020834" table:display="true" table:show-details="true"/>
                <table:data-pilot-member table:name="0,000020848" table:display="true" table:show-details="true"/>
                <table:data-pilot-member table:name="0,000020855" table:display="true" table:show-details="true"/>
                <table:data-pilot-member table:name="0,000020874" table:display="true" table:show-details="true"/>
                <table:data-pilot-member table:name="0,000020883" table:display="true" table:show-details="true"/>
                <table:data-pilot-member table:name="0,000020922" table:display="true" table:show-details="true"/>
                <table:data-pilot-member table:name="0,000020931" table:display="true" table:show-details="true"/>
                <table:data-pilot-member table:name="0,00002094" table:display="true" table:show-details="true"/>
                <table:data-pilot-member table:name="0,000020943" table:display="true" table:show-details="true"/>
                <table:data-pilot-member table:name="0,000020994" table:display="true" table:show-details="true"/>
                <table:data-pilot-member table:name="0,000020998" table:display="true" table:show-details="true"/>
                <table:data-pilot-member table:name="0,000021013" table:display="true" table:show-details="true"/>
                <table:data-pilot-member table:name="0,000021021" table:display="true" table:show-details="true"/>
                <table:data-pilot-member table:name="0,000021038" table:display="true" table:show-details="true"/>
                <table:data-pilot-member table:name="0,000021052" table:display="true" table:show-details="true"/>
                <table:data-pilot-member table:name="0,000021073" table:display="true" table:show-details="true"/>
                <table:data-pilot-member table:name="0,000021094" table:display="true" table:show-details="true"/>
                <table:data-pilot-member table:name="0,000021097" table:display="true" table:show-details="true"/>
                <table:data-pilot-member table:name="0,000021124" table:display="true" table:show-details="true"/>
                <table:data-pilot-member table:name="0,00002117" table:display="true" table:show-details="true"/>
                <table:data-pilot-member table:name="0,000021175" table:display="true" table:show-details="true"/>
                <table:data-pilot-member table:name="0,000021177" table:display="true" table:show-details="true"/>
                <table:data-pilot-member table:name="0,000021267" table:display="true" table:show-details="true"/>
                <table:data-pilot-member table:name="0,000021282" table:display="true" table:show-details="true"/>
                <table:data-pilot-member table:name="0,000021293" table:display="true" table:show-details="true"/>
                <table:data-pilot-member table:name="0,000021298" table:display="true" table:show-details="true"/>
                <table:data-pilot-member table:name="0,000021321" table:display="true" table:show-details="true"/>
                <table:data-pilot-member table:name="0,000021331" table:display="true" table:show-details="true"/>
                <table:data-pilot-member table:name="0,00002135" table:display="true" table:show-details="true"/>
                <table:data-pilot-member table:name="0,000021427" table:display="true" table:show-details="true"/>
                <table:data-pilot-member table:name="0,000021471" table:display="true" table:show-details="true"/>
                <table:data-pilot-member table:name="0,000021517" table:display="true" table:show-details="true"/>
                <table:data-pilot-member table:name="0,000021546" table:display="true" table:show-details="true"/>
                <table:data-pilot-member table:name="0,000021581" table:display="true" table:show-details="true"/>
                <table:data-pilot-member table:name="0,000021598" table:display="true" table:show-details="true"/>
                <table:data-pilot-member table:name="0,000021623" table:display="true" table:show-details="true"/>
                <table:data-pilot-member table:name="0,00002165" table:display="true" table:show-details="true"/>
                <table:data-pilot-member table:name="0,000021669" table:display="true" table:show-details="true"/>
                <table:data-pilot-member table:name="0,000021671" table:display="true" table:show-details="true"/>
                <table:data-pilot-member table:name="0,000021672" table:display="true" table:show-details="true"/>
                <table:data-pilot-member table:name="0,000021695" table:display="true" table:show-details="true"/>
                <table:data-pilot-member table:name="0,000021723" table:display="true" table:show-details="true"/>
                <table:data-pilot-member table:name="0,000021738" table:display="true" table:show-details="true"/>
                <table:data-pilot-member table:name="0,000021747" table:display="true" table:show-details="true"/>
                <table:data-pilot-member table:name="0,000021758" table:display="true" table:show-details="true"/>
                <table:data-pilot-member table:name="0,000021791" table:display="true" table:show-details="true"/>
                <table:data-pilot-member table:name="0,000021792" table:display="true" table:show-details="true"/>
                <table:data-pilot-member table:name="0,000021795" table:display="true" table:show-details="true"/>
                <table:data-pilot-member table:name="0,000021821" table:display="true" table:show-details="true"/>
                <table:data-pilot-member table:name="0,000021822" table:display="true" table:show-details="true"/>
                <table:data-pilot-member table:name="0,000021837" table:display="true" table:show-details="true"/>
                <table:data-pilot-member table:name="0,000021858" table:display="true" table:show-details="true"/>
                <table:data-pilot-member table:name="0,000021871" table:display="true" table:show-details="true"/>
                <table:data-pilot-member table:name="0,000021874" table:display="true" table:show-details="true"/>
                <table:data-pilot-member table:name="0,000021875" table:display="true" table:show-details="true"/>
                <table:data-pilot-member table:name="0,000021879" table:display="true" table:show-details="true"/>
                <table:data-pilot-member table:name="0,000021899" table:display="true" table:show-details="true"/>
                <table:data-pilot-member table:name="0,000021906" table:display="true" table:show-details="true"/>
                <table:data-pilot-member table:name="0,000021992" table:display="true" table:show-details="true"/>
                <table:data-pilot-member table:name="0,000022049" table:display="true" table:show-details="true"/>
                <table:data-pilot-member table:name="0,000022098" table:display="true" table:show-details="true"/>
                <table:data-pilot-member table:name="0,000022115" table:display="true" table:show-details="true"/>
                <table:data-pilot-member table:name="0,000022137" table:display="true" table:show-details="true"/>
                <table:data-pilot-member table:name="0,000022142" table:display="true" table:show-details="true"/>
                <table:data-pilot-member table:name="0,000022155" table:display="true" table:show-details="true"/>
                <table:data-pilot-member table:name="0,000022185" table:display="true" table:show-details="true"/>
                <table:data-pilot-member table:name="0,000022196" table:display="true" table:show-details="true"/>
                <table:data-pilot-member table:name="0,0000222" table:display="true" table:show-details="true"/>
                <table:data-pilot-member table:name="0,000022263" table:display="true" table:show-details="true"/>
                <table:data-pilot-member table:name="0,00002228" table:display="true" table:show-details="true"/>
                <table:data-pilot-member table:name="0,000022284" table:display="true" table:show-details="true"/>
                <table:data-pilot-member table:name="0,000022316" table:display="true" table:show-details="true"/>
                <table:data-pilot-member table:name="0,00002232" table:display="true" table:show-details="true"/>
                <table:data-pilot-member table:name="0,000022357" table:display="true" table:show-details="true"/>
                <table:data-pilot-member table:name="0,000022359" table:display="true" table:show-details="true"/>
                <table:data-pilot-member table:name="0,000022374" table:display="true" table:show-details="true"/>
                <table:data-pilot-member table:name="0,000022408" table:display="true" table:show-details="true"/>
                <table:data-pilot-member table:name="0,000022422" table:display="true" table:show-details="true"/>
                <table:data-pilot-member table:name="0,000022441" table:display="true" table:show-details="true"/>
                <table:data-pilot-member table:name="0,000022522" table:display="true" table:show-details="true"/>
                <table:data-pilot-member table:name="0,000022537" table:display="true" table:show-details="true"/>
                <table:data-pilot-member table:name="0,000022604" table:display="true" table:show-details="true"/>
                <table:data-pilot-member table:name="0,000022607" table:display="true" table:show-details="true"/>
                <table:data-pilot-member table:name="0,000022627" table:display="true" table:show-details="true"/>
                <table:data-pilot-member table:name="0,000022628" table:display="true" table:show-details="true"/>
                <table:data-pilot-member table:name="0,000022643" table:display="true" table:show-details="true"/>
                <table:data-pilot-member table:name="0,00002265" table:display="true" table:show-details="true"/>
                <table:data-pilot-member table:name="0,000022652" table:display="true" table:show-details="true"/>
                <table:data-pilot-member table:name="0,000022658" table:display="true" table:show-details="true"/>
                <table:data-pilot-member table:name="0,000022677" table:display="true" table:show-details="true"/>
                <table:data-pilot-member table:name="0,000022736" table:display="true" table:show-details="true"/>
                <table:data-pilot-member table:name="0,000022755" table:display="true" table:show-details="true"/>
                <table:data-pilot-member table:name="0,000022778" table:display="true" table:show-details="true"/>
                <table:data-pilot-member table:name="0,000022779" table:display="true" table:show-details="true"/>
                <table:data-pilot-member table:name="0,000022814" table:display="true" table:show-details="true"/>
                <table:data-pilot-member table:name="0,000022817" table:display="true" table:show-details="true"/>
                <table:data-pilot-member table:name="0,000022888" table:display="true" table:show-details="true"/>
                <table:data-pilot-member table:name="0,000022907" table:display="true" table:show-details="true"/>
                <table:data-pilot-member table:name="0,000022913" table:display="true" table:show-details="true"/>
                <table:data-pilot-member table:name="0,000022926" table:display="true" table:show-details="true"/>
                <table:data-pilot-member table:name="0,000022935" table:display="true" table:show-details="true"/>
                <table:data-pilot-member table:name="0,000022967" table:display="true" table:show-details="true"/>
                <table:data-pilot-member table:name="0,000022998" table:display="true" table:show-details="true"/>
                <table:data-pilot-member table:name="0,000023026" table:display="true" table:show-details="true"/>
                <table:data-pilot-member table:name="0,000023045" table:display="true" table:show-details="true"/>
                <table:data-pilot-member table:name="0,00002306" table:display="true" table:show-details="true"/>
                <table:data-pilot-member table:name="0,000023068" table:display="true" table:show-details="true"/>
                <table:data-pilot-member table:name="0,000023096" table:display="true" table:show-details="true"/>
                <table:data-pilot-member table:name="0,000023098" table:display="true" table:show-details="true"/>
                <table:data-pilot-member table:name="0,000023152" table:display="true" table:show-details="true"/>
                <table:data-pilot-member table:name="0,000023184" table:display="true" table:show-details="true"/>
                <table:data-pilot-member table:name="0,00002321" table:display="true" table:show-details="true"/>
                <table:data-pilot-member table:name="0,000023289" table:display="true" table:show-details="true"/>
                <table:data-pilot-member table:name="0,000023313" table:display="true" table:show-details="true"/>
                <table:data-pilot-member table:name="0,000023351" table:display="true" table:show-details="true"/>
                <table:data-pilot-member table:name="0,000023386" table:display="true" table:show-details="true"/>
                <table:data-pilot-member table:name="0,000023428" table:display="true" table:show-details="true"/>
                <table:data-pilot-member table:name="0,000023436" table:display="true" table:show-details="true"/>
                <table:data-pilot-member table:name="0,000023495" table:display="true" table:show-details="true"/>
                <table:data-pilot-member table:name="0,000023548" table:display="true" table:show-details="true"/>
                <table:data-pilot-member table:name="0,00002356" table:display="true" table:show-details="true"/>
                <table:data-pilot-member table:name="0,000023612" table:display="true" table:show-details="true"/>
                <table:data-pilot-member table:name="0,000023619" table:display="true" table:show-details="true"/>
                <table:data-pilot-member table:name="0,000023627" table:display="true" table:show-details="true"/>
                <table:data-pilot-member table:name="0,000023685" table:display="true" table:show-details="true"/>
                <table:data-pilot-member table:name="0,000023735" table:display="true" table:show-details="true"/>
                <table:data-pilot-member table:name="0,000023746" table:display="true" table:show-details="true"/>
                <table:data-pilot-member table:name="0,000023766" table:display="true" table:show-details="true"/>
                <table:data-pilot-member table:name="0,000023849" table:display="true" table:show-details="true"/>
                <table:data-pilot-member table:name="0,000023853" table:display="true" table:show-details="true"/>
                <table:data-pilot-member table:name="0,000023966" table:display="true" table:show-details="true"/>
                <table:data-pilot-member table:name="0,000024" table:display="true" table:show-details="true"/>
                <table:data-pilot-member table:name="0,000024022" table:display="true" table:show-details="true"/>
                <table:data-pilot-member table:name="0,000024177" table:display="true" table:show-details="true"/>
                <table:data-pilot-member table:name="0,000024239" table:display="true" table:show-details="true"/>
                <table:data-pilot-member table:name="0,000024247" table:display="true" table:show-details="true"/>
                <table:data-pilot-member table:name="0,000024277" table:display="true" table:show-details="true"/>
                <table:data-pilot-member table:name="0,00002434" table:display="true" table:show-details="true"/>
                <table:data-pilot-member table:name="0,000024376" table:display="true" table:show-details="true"/>
                <table:data-pilot-member table:name="0,000024397" table:display="true" table:show-details="true"/>
                <table:data-pilot-member table:name="0,000024414" table:display="true" table:show-details="true"/>
                <table:data-pilot-member table:name="0,000024456" table:display="true" table:show-details="true"/>
                <table:data-pilot-member table:name="0,000024474" table:display="true" table:show-details="true"/>
                <table:data-pilot-member table:name="0,000024546" table:display="true" table:show-details="true"/>
                <table:data-pilot-member table:name="0,000024553" table:display="true" table:show-details="true"/>
                <table:data-pilot-member table:name="0,000024633" table:display="true" table:show-details="true"/>
                <table:data-pilot-member table:name="0,000024634" table:display="true" table:show-details="true"/>
                <table:data-pilot-member table:name="0,000024684" table:display="true" table:show-details="true"/>
                <table:data-pilot-member table:name="0,000024727" table:display="true" table:show-details="true"/>
                <table:data-pilot-member table:name="0,000024855" table:display="true" table:show-details="true"/>
                <table:data-pilot-member table:name="0,000024979" table:display="true" table:show-details="true"/>
                <table:data-pilot-member table:name="0,000025258" table:display="true" table:show-details="true"/>
                <table:data-pilot-member table:name="0,000025398" table:display="true" table:show-details="true"/>
                <table:data-pilot-member table:name="0,000025426" table:display="true" table:show-details="true"/>
                <table:data-pilot-member table:name="0,000025565" table:display="true" table:show-details="true"/>
                <table:data-pilot-member table:name="0,000025661" table:display="true" table:show-details="true"/>
                <table:data-pilot-member table:name="0,000025851" table:display="true" table:show-details="true"/>
                <table:data-pilot-member table:name="0,000025893" table:display="true" table:show-details="true"/>
                <table:data-pilot-member table:name="0,000026091" table:display="true" table:show-details="true"/>
                <table:data-pilot-member table:name="0,000026116" table:display="true" table:show-details="true"/>
                <table:data-pilot-member table:name="0,000026581" table:display="true" table:show-details="true"/>
                <table:data-pilot-member table:name="0,000026679" table:display="true" table:show-details="true"/>
                <table:data-pilot-member table:name="0,000026747" table:display="true" table:show-details="true"/>
                <table:data-pilot-member table:name="0,00002675" table:display="true" table:show-details="true"/>
                <table:data-pilot-member table:name="0,000026754" table:display="true" table:show-details="true"/>
                <table:data-pilot-member table:name="0,000026823" table:display="true" table:show-details="true"/>
                <table:data-pilot-member table:name="0,000026846" table:display="true" table:show-details="true"/>
                <table:data-pilot-member table:name="0,000026859" table:display="true" table:show-details="true"/>
                <table:data-pilot-member table:name="0,000026946" table:display="true" table:show-details="true"/>
                <table:data-pilot-member table:name="0,000026957" table:display="true" table:show-details="true"/>
                <table:data-pilot-member table:name="0,000026971" table:display="true" table:show-details="true"/>
                <table:data-pilot-member table:name="0,000027017" table:display="true" table:show-details="true"/>
                <table:data-pilot-member table:name="0,000027024" table:display="true" table:show-details="true"/>
                <table:data-pilot-member table:name="0,000027046" table:display="true" table:show-details="true"/>
                <table:data-pilot-member table:name="0,000027082" table:display="true" table:show-details="true"/>
                <table:data-pilot-member table:name="0,000027158" table:display="true" table:show-details="true"/>
                <table:data-pilot-member table:name="0,00002716" table:display="true" table:show-details="true"/>
                <table:data-pilot-member table:name="0,000027192" table:display="true" table:show-details="true"/>
                <table:data-pilot-member table:name="0,000027227" table:display="true" table:show-details="true"/>
                <table:data-pilot-member table:name="0,000027327" table:display="true" table:show-details="true"/>
                <table:data-pilot-member table:name="0,000027329" table:display="true" table:show-details="true"/>
                <table:data-pilot-member table:name="0,000027337" table:display="true" table:show-details="true"/>
                <table:data-pilot-member table:name="0,000027346" table:display="true" table:show-details="true"/>
                <table:data-pilot-member table:name="0,000027409" table:display="true" table:show-details="true"/>
                <table:data-pilot-member table:name="0,000027439" table:display="true" table:show-details="true"/>
                <table:data-pilot-member table:name="0,000027449" table:display="true" table:show-details="true"/>
                <table:data-pilot-member table:name="0,000027461" table:display="true" table:show-details="true"/>
                <table:data-pilot-member table:name="0,000027467" table:display="true" table:show-details="true"/>
                <table:data-pilot-member table:name="0,000027536" table:display="true" table:show-details="true"/>
                <table:data-pilot-member table:name="0,000027578" table:display="true" table:show-details="true"/>
                <table:data-pilot-member table:name="0,000027603" table:display="true" table:show-details="true"/>
                <table:data-pilot-member table:name="0,000027614" table:display="true" table:show-details="true"/>
                <table:data-pilot-member table:name="0,000027615" table:display="true" table:show-details="true"/>
                <table:data-pilot-member table:name="0,000027669" table:display="true" table:show-details="true"/>
                <table:data-pilot-member table:name="0,000027672" table:display="true" table:show-details="true"/>
                <table:data-pilot-member table:name="0,000027685" table:display="true" table:show-details="true"/>
                <table:data-pilot-member table:name="0,000027702" table:display="true" table:show-details="true"/>
                <table:data-pilot-member table:name="0,000027746" table:display="true" table:show-details="true"/>
                <table:data-pilot-member table:name="0,000027789" table:display="true" table:show-details="true"/>
                <table:data-pilot-member table:name="0,000027799" table:display="true" table:show-details="true"/>
                <table:data-pilot-member table:name="0,000027826" table:display="true" table:show-details="true"/>
                <table:data-pilot-member table:name="0,000027858" table:display="true" table:show-details="true"/>
                <table:data-pilot-member table:name="0,000027907" table:display="true" table:show-details="true"/>
                <table:data-pilot-member table:name="0,000027973" table:display="true" table:show-details="true"/>
                <table:data-pilot-member table:name="0,000027984" table:display="true" table:show-details="true"/>
                <table:data-pilot-member table:name="0,000028059" table:display="true" table:show-details="true"/>
                <table:data-pilot-member table:name="0,000028096" table:display="true" table:show-details="true"/>
                <table:data-pilot-member table:name="0,000028111" table:display="true" table:show-details="true"/>
                <table:data-pilot-member table:name="0,000028121" table:display="true" table:show-details="true"/>
                <table:data-pilot-member table:name="0,000028127" table:display="true" table:show-details="true"/>
                <table:data-pilot-member table:name="0,000028161" table:display="true" table:show-details="true"/>
                <table:data-pilot-member table:name="0,000028189" table:display="true" table:show-details="true"/>
                <table:data-pilot-member table:name="0,000028251" table:display="true" table:show-details="true"/>
                <table:data-pilot-member table:name="0,000028261" table:display="true" table:show-details="true"/>
                <table:data-pilot-member table:name="0,000028295" table:display="true" table:show-details="true"/>
                <table:data-pilot-member table:name="0,000028303" table:display="true" table:show-details="true"/>
                <table:data-pilot-member table:name="0,000028357" table:display="true" table:show-details="true"/>
                <table:data-pilot-member table:name="0,000028531" table:display="true" table:show-details="true"/>
                <table:data-pilot-member table:name="0,000028573" table:display="true" table:show-details="true"/>
                <table:data-pilot-member table:name="0,000028674" table:display="true" table:show-details="true"/>
                <table:data-pilot-member table:name="0,000028831" table:display="true" table:show-details="true"/>
                <table:data-pilot-member table:name="0,000028845" table:display="true" table:show-details="true"/>
                <table:data-pilot-member table:name="0,000028871" table:display="true" table:show-details="true"/>
                <table:data-pilot-member table:name="0,000028885" table:display="true" table:show-details="true"/>
                <table:data-pilot-member table:name="0,000028887" table:display="true" table:show-details="true"/>
                <table:data-pilot-member table:name="0,000028909" table:display="true" table:show-details="true"/>
                <table:data-pilot-member table:name="0,000028937" table:display="true" table:show-details="true"/>
                <table:data-pilot-member table:name="0,000029043" table:display="true" table:show-details="true"/>
                <table:data-pilot-member table:name="0,00002907" table:display="true" table:show-details="true"/>
                <table:data-pilot-member table:name="0,00002921" table:display="true" table:show-details="true"/>
                <table:data-pilot-member table:name="0,00002925" table:display="true" table:show-details="true"/>
                <table:data-pilot-member table:name="0,000029254" table:display="true" table:show-details="true"/>
                <table:data-pilot-member table:name="0,000029269" table:display="true" table:show-details="true"/>
                <table:data-pilot-member table:name="0,000029305" table:display="true" table:show-details="true"/>
                <table:data-pilot-member table:name="0,000029309" table:display="true" table:show-details="true"/>
                <table:data-pilot-member table:name="0,000029318" table:display="true" table:show-details="true"/>
                <table:data-pilot-member table:name="0,000029333" table:display="true" table:show-details="true"/>
                <table:data-pilot-member table:name="0,000029567" table:display="true" table:show-details="true"/>
                <table:data-pilot-member table:name="0,000029612" table:display="true" table:show-details="true"/>
                <table:data-pilot-member table:name="0,000029668" table:display="true" table:show-details="true"/>
                <table:data-pilot-member table:name="0,000029687" table:display="true" table:show-details="true"/>
                <table:data-pilot-member table:name="0,000029797" table:display="true" table:show-details="true"/>
                <table:data-pilot-member table:name="0,000029875" table:display="true" table:show-details="true"/>
                <table:data-pilot-member table:name="0,00002988" table:display="true" table:show-details="true"/>
                <table:data-pilot-member table:name="0,000029906" table:display="true" table:show-details="true"/>
                <table:data-pilot-member table:name="0,000029958" table:display="true" table:show-details="true"/>
                <table:data-pilot-member table:name="0,000030118" table:display="true" table:show-details="true"/>
                <table:data-pilot-member table:name="0,000030169" table:display="true" table:show-details="true"/>
                <table:data-pilot-member table:name="0,00003019" table:display="true" table:show-details="true"/>
                <table:data-pilot-member table:name="0,000030291" table:display="true" table:show-details="true"/>
                <table:data-pilot-member table:name="0,000030393" table:display="true" table:show-details="true"/>
                <table:data-pilot-member table:name="0,000030749" table:display="true" table:show-details="true"/>
                <table:data-pilot-member table:name="0,00003079" table:display="true" table:show-details="true"/>
                <table:data-pilot-member table:name="0,000030848" table:display="true" table:show-details="true"/>
                <table:data-pilot-member table:name="0,000031148" table:display="true" table:show-details="true"/>
                <table:data-pilot-member table:name="0,000031293" table:display="true" table:show-details="true"/>
                <table:data-pilot-member table:name="0,000031498" table:display="true" table:show-details="true"/>
                <table:data-pilot-member table:name="0,00003178" table:display="true" table:show-details="true"/>
                <table:data-pilot-member table:name="0,000031843" table:display="true" table:show-details="true"/>
                <table:data-pilot-member table:name="0,000031881" table:display="true" table:show-details="true"/>
                <table:data-pilot-member table:name="0,000032138" table:display="true" table:show-details="true"/>
                <table:data-pilot-member table:name="0,000032259" table:display="true" table:show-details="true"/>
                <table:data-pilot-member table:name="0,000032439" table:display="true" table:show-details="true"/>
                <table:data-pilot-member table:name="0,000032714" table:display="true" table:show-details="true"/>
                <table:data-pilot-member table:name="0,000032786" table:display="true" table:show-details="true"/>
                <table:data-pilot-member table:name="0,000032875" table:display="true" table:show-details="true"/>
                <table:data-pilot-member table:name="0,000032979" table:display="true" table:show-details="true"/>
                <table:data-pilot-member table:name="0,000033015" table:display="true" table:show-details="true"/>
                <table:data-pilot-member table:name="0,000033255" table:display="true" table:show-details="true"/>
                <table:data-pilot-member table:name="0,000033468" table:display="true" table:show-details="true"/>
                <table:data-pilot-member table:name="0,000034892" table:display="true" table:show-details="true"/>
                <table:data-pilot-member table:name="0,000036068" table:display="true" table:show-details="true"/>
                <table:data-pilot-member table:name="0,000038693" table:display="true" table:show-details="true"/>
                <table:data-pilot-member table:name="0,000048223" table:display="true" table:show-details="true"/>
                <table:data-pilot-member table:name="0,000052347" table:display="true" table:show-details="true"/>
                <table:data-pilot-member table:name="0,000052481" table:display="true" table:show-details="true"/>
                <table:data-pilot-member table:name="0,000053016" table:display="true" table:show-details="true"/>
                <table:data-pilot-member table:name="0,000053154" table:display="true" table:show-details="true"/>
                <table:data-pilot-member table:name="0,000053165" table:display="true" table:show-details="true"/>
                <table:data-pilot-member table:name="0,000053187" table:display="true" table:show-details="true"/>
                <table:data-pilot-member table:name="0,000053247" table:display="true" table:show-details="true"/>
                <table:data-pilot-member table:name="0,000053343" table:display="true" table:show-details="true"/>
                <table:data-pilot-member table:name="0,000053368" table:display="true" table:show-details="true"/>
                <table:data-pilot-member table:name="0,000053585" table:display="true" table:show-details="true"/>
                <table:data-pilot-member table:name="0,000053637" table:display="true" table:show-details="true"/>
                <table:data-pilot-member table:name="0,000053639" table:display="true" table:show-details="true"/>
                <table:data-pilot-member table:name="0,000053732" table:display="true" table:show-details="true"/>
                <table:data-pilot-member table:name="0,00005374" table:display="true" table:show-details="true"/>
                <table:data-pilot-member table:name="0,000053742" table:display="true" table:show-details="true"/>
                <table:data-pilot-member table:name="0,000053769" table:display="true" table:show-details="true"/>
                <table:data-pilot-member table:name="0,000053936" table:display="true" table:show-details="true"/>
                <table:data-pilot-member table:name="0,000053972" table:display="true" table:show-details="true"/>
                <table:data-pilot-member table:name="0,000054078" table:display="true" table:show-details="true"/>
                <table:data-pilot-member table:name="0,000054081" table:display="true" table:show-details="true"/>
                <table:data-pilot-member table:name="0,000054154" table:display="true" table:show-details="true"/>
                <table:data-pilot-member table:name="0,000054275" table:display="true" table:show-details="true"/>
                <table:data-pilot-member table:name="0,000054295" table:display="true" table:show-details="true"/>
                <table:data-pilot-member table:name="0,000054322" table:display="true" table:show-details="true"/>
                <table:data-pilot-member table:name="0,000054374" table:display="true" table:show-details="true"/>
                <table:data-pilot-member table:name="0,000054544" table:display="true" table:show-details="true"/>
                <table:data-pilot-member table:name="0,00005467" table:display="true" table:show-details="true"/>
                <table:data-pilot-member table:name="0,000054678" table:display="true" table:show-details="true"/>
                <table:data-pilot-member table:name="0,000054695" table:display="true" table:show-details="true"/>
                <table:data-pilot-member table:name="0,00005472" table:display="true" table:show-details="true"/>
                <table:data-pilot-member table:name="0,000054729" table:display="true" table:show-details="true"/>
                <table:data-pilot-member table:name="0,000054772" table:display="true" table:show-details="true"/>
                <table:data-pilot-member table:name="0,00005502" table:display="true" table:show-details="true"/>
                <table:data-pilot-member table:name="0,000055297" table:display="true" table:show-details="true"/>
                <table:data-pilot-member table:name="0,000055322" table:display="true" table:show-details="true"/>
                <table:data-pilot-member table:name="0,000055382" table:display="true" table:show-details="true"/>
                <table:data-pilot-member table:name="0,000055457" table:display="true" table:show-details="true"/>
                <table:data-pilot-member table:name="0,00005546" table:display="true" table:show-details="true"/>
                <table:data-pilot-member table:name="0,000055503" table:display="true" table:show-details="true"/>
                <table:data-pilot-member table:name="0,000055565" table:display="true" table:show-details="true"/>
                <table:data-pilot-member table:name="0,000055664" table:display="true" table:show-details="true"/>
                <table:data-pilot-member table:name="0,000055775" table:display="true" table:show-details="true"/>
                <table:data-pilot-member table:name="0,000055776" table:display="true" table:show-details="true"/>
                <table:data-pilot-member table:name="0,000055881" table:display="true" table:show-details="true"/>
                <table:data-pilot-member table:name="0,000056014" table:display="true" table:show-details="true"/>
                <table:data-pilot-member table:name="0,000056033" table:display="true" table:show-details="true"/>
                <table:data-pilot-member table:name="0,000056055" table:display="true" table:show-details="true"/>
                <table:data-pilot-member table:name="0,000056124" table:display="true" table:show-details="true"/>
                <table:data-pilot-member table:name="0,000056369" table:display="true" table:show-details="true"/>
                <table:data-pilot-member table:name="0,000056397" table:display="true" table:show-details="true"/>
                <table:data-pilot-member table:name="0,000056423" table:display="true" table:show-details="true"/>
                <table:data-pilot-member table:name="0,000056523" table:display="true" table:show-details="true"/>
                <table:data-pilot-member table:name="0,000056566" table:display="true" table:show-details="true"/>
                <table:data-pilot-member table:name="0,000056665" table:display="true" table:show-details="true"/>
                <table:data-pilot-member table:name="0,000056781" table:display="true" table:show-details="true"/>
                <table:data-pilot-member table:name="0,000057289" table:display="true" table:show-details="true"/>
                <table:data-pilot-member table:name="0,000057407" table:display="true" table:show-details="true"/>
                <table:data-pilot-member table:name="0,000057724" table:display="true" table:show-details="true"/>
                <table:data-pilot-member table:name="0,000057781" table:display="true" table:show-details="true"/>
                <table:data-pilot-member table:name="0,000057802" table:display="true" table:show-details="true"/>
                <table:data-pilot-member table:name="0,00005785" table:display="true" table:show-details="true"/>
                <table:data-pilot-member table:name="0,000057852" table:display="true" table:show-details="true"/>
                <table:data-pilot-member table:name="0,000058099" table:display="true" table:show-details="true"/>
                <table:data-pilot-member table:name="0,00005814" table:display="true" table:show-details="true"/>
                <table:data-pilot-member table:name="0,000058365" table:display="true" table:show-details="true"/>
                <table:data-pilot-member table:name="0,000058548" table:display="true" table:show-details="true"/>
                <table:data-pilot-member table:name="0,000058619" table:display="true" table:show-details="true"/>
                <table:data-pilot-member table:name="0,000058737" table:display="true" table:show-details="true"/>
                <table:data-pilot-member table:name="0,00005889" table:display="true" table:show-details="true"/>
                <table:data-pilot-member table:name="0,000059362" table:display="true" table:show-details="true"/>
                <table:data-pilot-member table:name="0,000060289" table:display="true" table:show-details="true"/>
                <table:data-pilot-member table:name="0,000060414" table:display="true" table:show-details="true"/>
                <table:data-pilot-member table:name="0,000060433" table:display="true" table:show-details="true"/>
                <table:data-pilot-member table:name="0,000060611" table:display="true" table:show-details="true"/>
                <table:data-pilot-member table:name="0,000060612" table:display="true" table:show-details="true"/>
                <table:data-pilot-member table:name="0,000060615" table:display="true" table:show-details="true"/>
                <table:data-pilot-member table:name="0,000060672" table:display="true" table:show-details="true"/>
                <table:data-pilot-member table:name="0,000061286" table:display="true" table:show-details="true"/>
                <table:data-pilot-member table:name="0,00006258" table:display="true" table:show-details="true"/>
                <table:data-pilot-member table:name="0,000062641" table:display="true" table:show-details="true"/>
                <table:data-pilot-member table:name="0,000062708" table:display="true" table:show-details="true"/>
                <table:data-pilot-member table:name="0,000063022" table:display="true" table:show-details="true"/>
                <table:data-pilot-member table:name="0,000063407" table:display="true" table:show-details="true"/>
                <table:data-pilot-member table:name="0,00006372" table:display="true" table:show-details="true"/>
                <table:data-pilot-member table:name="0,000063801" table:display="true" table:show-details="true"/>
                <table:data-pilot-member table:name="0,000064468" table:display="true" table:show-details="true"/>
                <table:data-pilot-member table:name="0,000064806" table:display="true" table:show-details="true"/>
                <table:data-pilot-member table:name="0,000065657" table:display="true" table:show-details="true"/>
                <table:data-pilot-member table:name="0,000065778" table:display="true" table:show-details="true"/>
                <table:data-pilot-member table:name="0,00006579" table:display="true" table:show-details="true"/>
                <table:data-pilot-member table:name="0,000066285" table:display="true" table:show-details="true"/>
                <table:data-pilot-member table:name="0,000066378" table:display="true" table:show-details="true"/>
                <table:data-pilot-member table:name="0,000066426" table:display="true" table:show-details="true"/>
                <table:data-pilot-member table:name="0,000066985" table:display="true" table:show-details="true"/>
                <table:data-pilot-member table:name="0,000067168" table:display="true" table:show-details="true"/>
                <table:data-pilot-member table:name="0,000067772" table:display="true" table:show-details="true"/>
                <table:data-pilot-member table:name="0,000068112" table:display="true" table:show-details="true"/>
                <table:data-pilot-member table:name="0,000068354" table:display="true" table:show-details="true"/>
                <table:data-pilot-member table:name="0,000068377" table:display="true" table:show-details="true"/>
                <table:data-pilot-member table:name="0,000068685" table:display="true" table:show-details="true"/>
                <table:data-pilot-member table:name="0,000068872" table:display="true" table:show-details="true"/>
                <table:data-pilot-member table:name="0,000068969" table:display="true" table:show-details="true"/>
                <table:data-pilot-member table:name="0,000069122" table:display="true" table:show-details="true"/>
                <table:data-pilot-member table:name="0,000069213" table:display="true" table:show-details="true"/>
                <table:data-pilot-member table:name="0,000069226" table:display="true" table:show-details="true"/>
                <table:data-pilot-member table:name="0,00006933" table:display="true" table:show-details="true"/>
                <table:data-pilot-member table:name="0,000069346" table:display="true" table:show-details="true"/>
                <table:data-pilot-member table:name="0,000069359" table:display="true" table:show-details="true"/>
                <table:data-pilot-member table:name="0,000069435" table:display="true" table:show-details="true"/>
                <table:data-pilot-member table:name="0,000069633" table:display="true" table:show-details="true"/>
                <table:data-pilot-member table:name="0,000070013" table:display="true" table:show-details="true"/>
                <table:data-pilot-member table:name="0,000070017" table:display="true" table:show-details="true"/>
                <table:data-pilot-member table:name="0,000070183" table:display="true" table:show-details="true"/>
                <table:data-pilot-member table:name="0,000070359" table:display="true" table:show-details="true"/>
                <table:data-pilot-member table:name="0,000070376" table:display="true" table:show-details="true"/>
                <table:data-pilot-member table:name="0,000070429" table:display="true" table:show-details="true"/>
                <table:data-pilot-member table:name="0,000070495" table:display="true" table:show-details="true"/>
                <table:data-pilot-member table:name="0,000070518" table:display="true" table:show-details="true"/>
                <table:data-pilot-member table:name="0,00007086" table:display="true" table:show-details="true"/>
                <table:data-pilot-member table:name="0,000070898" table:display="true" table:show-details="true"/>
                <table:data-pilot-member table:name="0,000070901" table:display="true" table:show-details="true"/>
                <table:data-pilot-member table:name="0,000071004" table:display="true" table:show-details="true"/>
                <table:data-pilot-member table:name="0,000071021" table:display="true" table:show-details="true"/>
                <table:data-pilot-member table:name="0,000071035" table:display="true" table:show-details="true"/>
                <table:data-pilot-member table:name="0,000071586" table:display="true" table:show-details="true"/>
                <table:data-pilot-member table:name="0,000071622" table:display="true" table:show-details="true"/>
                <table:data-pilot-member table:name="0,000072011" table:display="true" table:show-details="true"/>
                <table:data-pilot-member table:name="0,00007206" table:display="true" table:show-details="true"/>
                <table:data-pilot-member table:name="0,00007255" table:display="true" table:show-details="true"/>
                <table:data-pilot-member table:name="0,00007278" table:display="true" table:show-details="true"/>
                <table:data-pilot-member table:name="0,000072845" table:display="true" table:show-details="true"/>
                <table:data-pilot-member table:name="0,000072948" table:display="true" table:show-details="true"/>
                <table:data-pilot-member table:name="0,000073576" table:display="true" table:show-details="true"/>
                <table:data-pilot-member table:name="0,000073724" table:display="true" table:show-details="true"/>
                <table:data-pilot-member table:name="0,000073757" table:display="true" table:show-details="true"/>
                <table:data-pilot-member table:name="0,000073982" table:display="true" table:show-details="true"/>
                <table:data-pilot-member table:name="0,000074585" table:display="true" table:show-details="true"/>
                <table:data-pilot-member table:name="0,000074678" table:display="true" table:show-details="true"/>
                <table:data-pilot-member table:name="0,00007478" table:display="true" table:show-details="true"/>
                <table:data-pilot-member table:name="0,000075065" table:display="true" table:show-details="true"/>
                <table:data-pilot-member table:name="0,000075081" table:display="true" table:show-details="true"/>
                <table:data-pilot-member table:name="0,00007554" table:display="true" table:show-details="true"/>
                <table:data-pilot-member table:name="0,000075902" table:display="true" table:show-details="true"/>
                <table:data-pilot-member table:name="0,000076422" table:display="true" table:show-details="true"/>
                <table:data-pilot-member table:name="0,000076441" table:display="true" table:show-details="true"/>
                <table:data-pilot-member table:name="0,000076589" table:display="true" table:show-details="true"/>
                <table:data-pilot-member table:name="0,000076668" table:display="true" table:show-details="true"/>
                <table:data-pilot-member table:name="0,000076837" table:display="true" table:show-details="true"/>
                <table:data-pilot-member table:name="0,00007697" table:display="true" table:show-details="true"/>
                <table:data-pilot-member table:name="0,000077226" table:display="true" table:show-details="true"/>
                <table:data-pilot-member table:name="0,000077244" table:display="true" table:show-details="true"/>
                <table:data-pilot-member table:name="0,000077291" table:display="true" table:show-details="true"/>
                <table:data-pilot-member table:name="0,000077616" table:display="true" table:show-details="true"/>
                <table:data-pilot-member table:name="0,000077653" table:display="true" table:show-details="true"/>
                <table:data-pilot-member table:name="0,000077769" table:display="true" table:show-details="true"/>
                <table:data-pilot-member table:name="0,000078287" table:display="true" table:show-details="true"/>
                <table:data-pilot-member table:name="0,000078393" table:display="true" table:show-details="true"/>
                <table:data-pilot-member table:name="0,000078568" table:display="true" table:show-details="true"/>
                <table:data-pilot-member table:name="0,000078682" table:display="true" table:show-details="true"/>
                <table:data-pilot-member table:name="0,00007885" table:display="true" table:show-details="true"/>
                <table:data-pilot-member table:name="0,000079122" table:display="true" table:show-details="true"/>
                <table:data-pilot-member table:name="0,000079326" table:display="true" table:show-details="true"/>
                <table:data-pilot-member table:name="0,000079747" table:display="true" table:show-details="true"/>
                <table:data-pilot-member table:name="0,000079817" table:display="true" table:show-details="true"/>
                <table:data-pilot-member table:name="0,000079979" table:display="true" table:show-details="true"/>
                <table:data-pilot-member table:name="0,000080289" table:display="true" table:show-details="true"/>
                <table:data-pilot-member table:name="0,000080449" table:display="true" table:show-details="true"/>
                <table:data-pilot-member table:name="0,000080705" table:display="true" table:show-details="true"/>
                <table:data-pilot-member table:name="0,000080771" table:display="true" table:show-details="true"/>
                <table:data-pilot-member table:name="0,000081019" table:display="true" table:show-details="true"/>
                <table:data-pilot-member table:name="0,000081118" table:display="true" table:show-details="true"/>
                <table:data-pilot-member table:name="0,00008114" table:display="true" table:show-details="true"/>
                <table:data-pilot-member table:name="0,000081597" table:display="true" table:show-details="true"/>
                <table:data-pilot-member table:name="0,000081712" table:display="true" table:show-details="true"/>
                <table:data-pilot-member table:name="0,000081765" table:display="true" table:show-details="true"/>
                <table:data-pilot-member table:name="0,00008227" table:display="true" table:show-details="true"/>
                <table:data-pilot-member table:name="0,000082476" table:display="true" table:show-details="true"/>
                <table:data-pilot-member table:name="0,000082547" table:display="true" table:show-details="true"/>
                <table:data-pilot-member table:name="0,000082953" table:display="true" table:show-details="true"/>
                <table:data-pilot-member table:name="0,000082958" table:display="true" table:show-details="true"/>
                <table:data-pilot-member table:name="0,000083773" table:display="true" table:show-details="true"/>
                <table:data-pilot-member table:name="0,000084129" table:display="true" table:show-details="true"/>
                <table:data-pilot-member table:name="0,00008416" table:display="true" table:show-details="true"/>
                <table:data-pilot-member table:name="0,000084251" table:display="true" table:show-details="true"/>
                <table:data-pilot-member table:name="0,000084274" table:display="true" table:show-details="true"/>
                <table:data-pilot-member table:name="0,000084346" table:display="true" table:show-details="true"/>
                <table:data-pilot-member table:name="0,000084575" table:display="true" table:show-details="true"/>
                <table:data-pilot-member table:name="0,000084816" table:display="true" table:show-details="true"/>
                <table:data-pilot-member table:name="0,000084854" table:display="true" table:show-details="true"/>
                <table:data-pilot-member table:name="0,00008524" table:display="true" table:show-details="true"/>
                <table:data-pilot-member table:name="0,000085713" table:display="true" table:show-details="true"/>
                <table:data-pilot-member table:name="0,00008595" table:display="true" table:show-details="true"/>
                <table:data-pilot-member table:name="0,000086165" table:display="true" table:show-details="true"/>
                <table:data-pilot-member table:name="0,000086814" table:display="true" table:show-details="true"/>
                <table:data-pilot-member table:name="0,000086976" table:display="true" table:show-details="true"/>
                <table:data-pilot-member table:name="0,000087296" table:display="true" table:show-details="true"/>
                <table:data-pilot-member table:name="0,00008756" table:display="true" table:show-details="true"/>
                <table:data-pilot-member table:name="0,000088227" table:display="true" table:show-details="true"/>
                <table:data-pilot-member table:name="0,00008871" table:display="true" table:show-details="true"/>
                <table:data-pilot-member table:name="0,000088926" table:display="true" table:show-details="true"/>
                <table:data-pilot-member table:name="0,000089197" table:display="true" table:show-details="true"/>
                <table:data-pilot-member table:name="0,00009027" table:display="true" table:show-details="true"/>
                <table:data-pilot-member table:name="0,000090496" table:display="true" table:show-details="true"/>
                <table:data-pilot-member table:name="0,000090544" table:display="true" table:show-details="true"/>
                <table:data-pilot-member table:name="0,000090817" table:display="true" table:show-details="true"/>
                <table:data-pilot-member table:name="0,000090969" table:display="true" table:show-details="true"/>
                <table:data-pilot-member table:name="0,000091729" table:display="true" table:show-details="true"/>
                <table:data-pilot-member table:name="0,000092969" table:display="true" table:show-details="true"/>
                <table:data-pilot-member table:name="0,000093139" table:display="true" table:show-details="true"/>
                <table:data-pilot-member table:name="0,000093595" table:display="true" table:show-details="true"/>
                <table:data-pilot-member table:name="0,000093741" table:display="true" table:show-details="true"/>
                <table:data-pilot-member table:name="0,000094074" table:display="true" table:show-details="true"/>
                <table:data-pilot-member table:name="0,00009424" table:display="true" table:show-details="true"/>
                <table:data-pilot-member table:name="0,000094551" table:display="true" table:show-details="true"/>
                <table:data-pilot-member table:name="0,000095609" table:display="true" table:show-details="true"/>
                <table:data-pilot-member table:name="0,000096082" table:display="true" table:show-details="true"/>
                <table:data-pilot-member table:name="0,000096104" table:display="true" table:show-details="true"/>
                <table:data-pilot-member table:name="0,000096376" table:display="true" table:show-details="true"/>
                <table:data-pilot-member table:name="0,000097006" table:display="true" table:show-details="true"/>
                <table:data-pilot-member table:name="0,000098066" table:display="true" table:show-details="true"/>
                <table:data-pilot-member table:name="0,000098285" table:display="true" table:show-details="true"/>
                <table:data-pilot-member table:name="0,000099329" table:display="true" table:show-details="true"/>
                <table:data-pilot-member table:name="0,000099711" table:display="true" table:show-details="true"/>
                <table:data-pilot-member table:name="0,000100096" table:display="true" table:show-details="true"/>
                <table:data-pilot-member table:name="0,000100109" table:display="true" table:show-details="true"/>
                <table:data-pilot-member table:name="0,000100949" table:display="true" table:show-details="true"/>
                <table:data-pilot-member table:name="0,000101021" table:display="true" table:show-details="true"/>
                <table:data-pilot-member table:name="0,000101032" table:display="true" table:show-details="true"/>
                <table:data-pilot-member table:name="0,000102155" table:display="true" table:show-details="true"/>
                <table:data-pilot-member table:name="0,000102207" table:display="true" table:show-details="true"/>
                <table:data-pilot-member table:name="0,000102525" table:display="true" table:show-details="true"/>
                <table:data-pilot-member table:name="0,000102667" table:display="true" table:show-details="true"/>
                <table:data-pilot-member table:name="0,000102739" table:display="true" table:show-details="true"/>
                <table:data-pilot-member table:name="0,000102825" table:display="true" table:show-details="true"/>
                <table:data-pilot-member table:name="0,000102832" table:display="true" table:show-details="true"/>
                <table:data-pilot-member table:name="0,000102853" table:display="true" table:show-details="true"/>
                <table:data-pilot-member table:name="0,000102939" table:display="true" table:show-details="true"/>
                <table:data-pilot-member table:name="0,000103198" table:display="true" table:show-details="true"/>
                <table:data-pilot-member table:name="0,000103206" table:display="true" table:show-details="true"/>
                <table:data-pilot-member table:name="0,000103249" table:display="true" table:show-details="true"/>
                <table:data-pilot-member table:name="0,000103471" table:display="true" table:show-details="true"/>
                <table:data-pilot-member table:name="0,000103718" table:display="true" table:show-details="true"/>
                <table:data-pilot-member table:name="0,00010375" table:display="true" table:show-details="true"/>
                <table:data-pilot-member table:name="0,000103791" table:display="true" table:show-details="true"/>
                <table:data-pilot-member table:name="0,000103931" table:display="true" table:show-details="true"/>
                <table:data-pilot-member table:name="0,000103964" table:display="true" table:show-details="true"/>
                <table:data-pilot-member table:name="0,000104106" table:display="true" table:show-details="true"/>
                <table:data-pilot-member table:name="0,000104215" table:display="true" table:show-details="true"/>
                <table:data-pilot-member table:name="0,000104345" table:display="true" table:show-details="true"/>
                <table:data-pilot-member table:name="0,000104364" table:display="true" table:show-details="true"/>
                <table:data-pilot-member table:name="0,000104431" table:display="true" table:show-details="true"/>
                <table:data-pilot-member table:name="0,000104432" table:display="true" table:show-details="true"/>
                <table:data-pilot-member table:name="0,000104443" table:display="true" table:show-details="true"/>
                <table:data-pilot-member table:name="0,000104449" table:display="true" table:show-details="true"/>
                <table:data-pilot-member table:name="0,000104452" table:display="true" table:show-details="true"/>
                <table:data-pilot-member table:name="0,000104481" table:display="true" table:show-details="true"/>
                <table:data-pilot-member table:name="0,000104509" table:display="true" table:show-details="true"/>
                <table:data-pilot-member table:name="0,000104641" table:display="true" table:show-details="true"/>
                <table:data-pilot-member table:name="0,000104646" table:display="true" table:show-details="true"/>
                <table:data-pilot-member table:name="0,000104678" table:display="true" table:show-details="true"/>
                <table:data-pilot-member table:name="0,000104727" table:display="true" table:show-details="true"/>
                <table:data-pilot-member table:name="0,000104839" table:display="true" table:show-details="true"/>
                <table:data-pilot-member table:name="0,00010489" table:display="true" table:show-details="true"/>
                <table:data-pilot-member table:name="0,000104997" table:display="true" table:show-details="true"/>
                <table:data-pilot-member table:name="0,000105028" table:display="true" table:show-details="true"/>
                <table:data-pilot-member table:name="0,000105153" table:display="true" table:show-details="true"/>
                <table:data-pilot-member table:name="0,000105292" table:display="true" table:show-details="true"/>
                <table:data-pilot-member table:name="0,000105459" table:display="true" table:show-details="true"/>
                <table:data-pilot-member table:name="0,000105469" table:display="true" table:show-details="true"/>
                <table:data-pilot-member table:name="0,000105514" table:display="true" table:show-details="true"/>
                <table:data-pilot-member table:name="0,0001056" table:display="true" table:show-details="true"/>
                <table:data-pilot-member table:name="0,000105613" table:display="true" table:show-details="true"/>
                <table:data-pilot-member table:name="0,000105698" table:display="true" table:show-details="true"/>
                <table:data-pilot-member table:name="0,00010594" table:display="true" table:show-details="true"/>
                <table:data-pilot-member table:name="0,000105971" table:display="true" table:show-details="true"/>
                <table:data-pilot-member table:name="0,000105984" table:display="true" table:show-details="true"/>
                <table:data-pilot-member table:name="0,000106005" table:display="true" table:show-details="true"/>
                <table:data-pilot-member table:name="0,000106047" table:display="true" table:show-details="true"/>
                <table:data-pilot-member table:name="0,000106067" table:display="true" table:show-details="true"/>
                <table:data-pilot-member table:name="0,000106091" table:display="true" table:show-details="true"/>
                <table:data-pilot-member table:name="0,000106123" table:display="true" table:show-details="true"/>
                <table:data-pilot-member table:name="0,000106198" table:display="true" table:show-details="true"/>
                <table:data-pilot-member table:name="0,000106244" table:display="true" table:show-details="true"/>
                <table:data-pilot-member table:name="0,000106346" table:display="true" table:show-details="true"/>
                <table:data-pilot-member table:name="0,000106396" table:display="true" table:show-details="true"/>
                <table:data-pilot-member table:name="0,000106439" table:display="true" table:show-details="true"/>
                <table:data-pilot-member table:name="0,000106481" table:display="true" table:show-details="true"/>
                <table:data-pilot-member table:name="0,000106533" table:display="true" table:show-details="true"/>
                <table:data-pilot-member table:name="0,000106605" table:display="true" table:show-details="true"/>
                <table:data-pilot-member table:name="0,000106739" table:display="true" table:show-details="true"/>
                <table:data-pilot-member table:name="0,000106849" table:display="true" table:show-details="true"/>
                <table:data-pilot-member table:name="0,00010703" table:display="true" table:show-details="true"/>
                <table:data-pilot-member table:name="0,000107055" table:display="true" table:show-details="true"/>
                <table:data-pilot-member table:name="0,00010709" table:display="true" table:show-details="true"/>
                <table:data-pilot-member table:name="0,000107157" table:display="true" table:show-details="true"/>
                <table:data-pilot-member table:name="0,000107283" table:display="true" table:show-details="true"/>
                <table:data-pilot-member table:name="0,000107317" table:display="true" table:show-details="true"/>
                <table:data-pilot-member table:name="0,00010757" table:display="true" table:show-details="true"/>
                <table:data-pilot-member table:name="0,000107591" table:display="true" table:show-details="true"/>
                <table:data-pilot-member table:name="0,000107629" table:display="true" table:show-details="true"/>
                <table:data-pilot-member table:name="0,000107809" table:display="true" table:show-details="true"/>
                <table:data-pilot-member table:name="0,000107861" table:display="true" table:show-details="true"/>
                <table:data-pilot-member table:name="0,000107954" table:display="true" table:show-details="true"/>
                <table:data-pilot-member table:name="0,000107966" table:display="true" table:show-details="true"/>
                <table:data-pilot-member table:name="0,000108106" table:display="true" table:show-details="true"/>
                <table:data-pilot-member table:name="0,000108144" table:display="true" table:show-details="true"/>
                <table:data-pilot-member table:name="0,00010816" table:display="true" table:show-details="true"/>
                <table:data-pilot-member table:name="0,000108204" table:display="true" table:show-details="true"/>
                <table:data-pilot-member table:name="0,000108264" table:display="true" table:show-details="true"/>
                <table:data-pilot-member table:name="0,0001083" table:display="true" table:show-details="true"/>
                <table:data-pilot-member table:name="0,000108304" table:display="true" table:show-details="true"/>
                <table:data-pilot-member table:name="0,000108378" table:display="true" table:show-details="true"/>
                <table:data-pilot-member table:name="0,000108395" table:display="true" table:show-details="true"/>
                <table:data-pilot-member table:name="0,000108488" table:display="true" table:show-details="true"/>
                <table:data-pilot-member table:name="0,000108972" table:display="true" table:show-details="true"/>
                <table:data-pilot-member table:name="0,000109014" table:display="true" table:show-details="true"/>
                <table:data-pilot-member table:name="0,000109053" table:display="true" table:show-details="true"/>
                <table:data-pilot-member table:name="0,000109069" table:display="true" table:show-details="true"/>
                <table:data-pilot-member table:name="0,000109246" table:display="true" table:show-details="true"/>
                <table:data-pilot-member table:name="0,000109319" table:display="true" table:show-details="true"/>
                <table:data-pilot-member table:name="0,000109338" table:display="true" table:show-details="true"/>
                <table:data-pilot-member table:name="0,000109707" table:display="true" table:show-details="true"/>
                <table:data-pilot-member table:name="0,000109713" table:display="true" table:show-details="true"/>
                <table:data-pilot-member table:name="0,00010976" table:display="true" table:show-details="true"/>
                <table:data-pilot-member table:name="0,000109768" table:display="true" table:show-details="true"/>
                <table:data-pilot-member table:name="0,00010978" table:display="true" table:show-details="true"/>
                <table:data-pilot-member table:name="0,000109892" table:display="true" table:show-details="true"/>
                <table:data-pilot-member table:name="0,000109997" table:display="true" table:show-details="true"/>
                <table:data-pilot-member table:name="0,00011002" table:display="true" table:show-details="true"/>
                <table:data-pilot-member table:name="0,000110202" table:display="true" table:show-details="true"/>
                <table:data-pilot-member table:name="0,000110224" table:display="true" table:show-details="true"/>
                <table:data-pilot-member table:name="0,000110278" table:display="true" table:show-details="true"/>
                <table:data-pilot-member table:name="0,000110514" table:display="true" table:show-details="true"/>
                <table:data-pilot-member table:name="0,00011095" table:display="true" table:show-details="true"/>
                <table:data-pilot-member table:name="0,000111143" table:display="true" table:show-details="true"/>
                <table:data-pilot-member table:name="0,000111158" table:display="true" table:show-details="true"/>
                <table:data-pilot-member table:name="0,000111185" table:display="true" table:show-details="true"/>
                <table:data-pilot-member table:name="0,000111326" table:display="true" table:show-details="true"/>
                <table:data-pilot-member table:name="0,000111374" table:display="true" table:show-details="true"/>
                <table:data-pilot-member table:name="0,000111514" table:display="true" table:show-details="true"/>
                <table:data-pilot-member table:name="0,000111529" table:display="true" table:show-details="true"/>
                <table:data-pilot-member table:name="0,000111604" table:display="true" table:show-details="true"/>
                <table:data-pilot-member table:name="0,000111875" table:display="true" table:show-details="true"/>
                <table:data-pilot-member table:name="0,000112144" table:display="true" table:show-details="true"/>
                <table:data-pilot-member table:name="0,000112168" table:display="true" table:show-details="true"/>
                <table:data-pilot-member table:name="0,000112188" table:display="true" table:show-details="true"/>
                <table:data-pilot-member table:name="0,000112211" table:display="true" table:show-details="true"/>
                <table:data-pilot-member table:name="0,000112304" table:display="true" table:show-details="true"/>
                <table:data-pilot-member table:name="0,000112321" table:display="true" table:show-details="true"/>
                <table:data-pilot-member table:name="0,000112618" table:display="true" table:show-details="true"/>
                <table:data-pilot-member table:name="0,000112838" table:display="true" table:show-details="true"/>
                <table:data-pilot-member table:name="0,000112945" table:display="true" table:show-details="true"/>
                <table:data-pilot-member table:name="0,000113143" table:display="true" table:show-details="true"/>
                <table:data-pilot-member table:name="0,000113171" table:display="true" table:show-details="true"/>
                <table:data-pilot-member table:name="0,000113186" table:display="true" table:show-details="true"/>
                <table:data-pilot-member table:name="0,000113259" table:display="true" table:show-details="true"/>
                <table:data-pilot-member table:name="0,000113262" table:display="true" table:show-details="true"/>
                <table:data-pilot-member table:name="0,000113299" table:display="true" table:show-details="true"/>
                <table:data-pilot-member table:name="0,000113372" table:display="true" table:show-details="true"/>
                <table:data-pilot-member table:name="0,000113537" table:display="true" table:show-details="true"/>
                <table:data-pilot-member table:name="0,000113856" table:display="true" table:show-details="true"/>
                <table:data-pilot-member table:name="0,000113931" table:display="true" table:show-details="true"/>
                <table:data-pilot-member table:name="0,000113981" table:display="true" table:show-details="true"/>
                <table:data-pilot-member table:name="0,000114075" table:display="true" table:show-details="true"/>
                <table:data-pilot-member table:name="0,000114148" table:display="true" table:show-details="true"/>
                <table:data-pilot-member table:name="0,000114377" table:display="true" table:show-details="true"/>
                <table:data-pilot-member table:name="0,000115451" table:display="true" table:show-details="true"/>
                <table:data-pilot-member table:name="0,000116423" table:display="true" table:show-details="true"/>
                <table:data-pilot-member table:name="0,000116441" table:display="true" table:show-details="true"/>
                <table:data-pilot-member table:name="0,0001165" table:display="true" table:show-details="true"/>
                <table:data-pilot-member table:name="0,000116619" table:display="true" table:show-details="true"/>
                <table:data-pilot-member table:name="0,000117482" table:display="true" table:show-details="true"/>
                <table:data-pilot-member table:name="0,000117944" table:display="true" table:show-details="true"/>
                <table:data-pilot-member table:name="0,000118209" table:display="true" table:show-details="true"/>
                <table:data-pilot-member table:name="0,000118231" table:display="true" table:show-details="true"/>
                <table:data-pilot-member table:name="0,000118502" table:display="true" table:show-details="true"/>
                <table:data-pilot-member table:name="0,000118781" table:display="true" table:show-details="true"/>
                <table:data-pilot-member table:name="0,000119935" table:display="true" table:show-details="true"/>
                <table:data-pilot-member table:name="0,00012009" table:display="true" table:show-details="true"/>
                <table:data-pilot-member table:name="0,000120444" table:display="true" table:show-details="true"/>
                <table:data-pilot-member table:name="0,000120521" table:display="true" table:show-details="true"/>
                <table:data-pilot-member table:name="0,00012063" table:display="true" table:show-details="true"/>
                <table:data-pilot-member table:name="0,000121088" table:display="true" table:show-details="true"/>
                <table:data-pilot-member table:name="0,000121174" table:display="true" table:show-details="true"/>
                <table:data-pilot-member table:name="0,000121201" table:display="true" table:show-details="true"/>
                <table:data-pilot-member table:name="0,000121227" table:display="true" table:show-details="true"/>
                <table:data-pilot-member table:name="0,000121255" table:display="true" table:show-details="true"/>
                <table:data-pilot-member table:name="0,000121486" table:display="true" table:show-details="true"/>
                <table:data-pilot-member table:name="0,000121488" table:display="true" table:show-details="true"/>
                <table:data-pilot-member table:name="0,000121503" table:display="true" table:show-details="true"/>
                <table:data-pilot-member table:name="0,000121727" table:display="true" table:show-details="true"/>
                <table:data-pilot-member table:name="0,000121741" table:display="true" table:show-details="true"/>
                <table:data-pilot-member table:name="0,000121779" table:display="true" table:show-details="true"/>
                <table:data-pilot-member table:name="0,000121888" table:display="true" table:show-details="true"/>
                <table:data-pilot-member table:name="0,000121928" table:display="true" table:show-details="true"/>
                <table:data-pilot-member table:name="0,000121945" table:display="true" table:show-details="true"/>
                <table:data-pilot-member table:name="0,000122104" table:display="true" table:show-details="true"/>
                <table:data-pilot-member table:name="0,000122138" table:display="true" table:show-details="true"/>
                <table:data-pilot-member table:name="0,000122259" table:display="true" table:show-details="true"/>
                <table:data-pilot-member table:name="0,000122318" table:display="true" table:show-details="true"/>
                <table:data-pilot-member table:name="0,000122621" table:display="true" table:show-details="true"/>
                <table:data-pilot-member table:name="0,00012301" table:display="true" table:show-details="true"/>
                <table:data-pilot-member table:name="0,00012307" table:display="true" table:show-details="true"/>
                <table:data-pilot-member table:name="0,000123232" table:display="true" table:show-details="true"/>
                <table:data-pilot-member table:name="0,000123263" table:display="true" table:show-details="true"/>
                <table:data-pilot-member table:name="0,000123489" table:display="true" table:show-details="true"/>
                <table:data-pilot-member table:name="0,000123578" table:display="true" table:show-details="true"/>
                <table:data-pilot-member table:name="0,000124418" table:display="true" table:show-details="true"/>
                <table:data-pilot-member table:name="0,000124436" table:display="true" table:show-details="true"/>
                <table:data-pilot-member table:name="0,000124614" table:display="true" table:show-details="true"/>
                <table:data-pilot-member table:name="0,000124696" table:display="true" table:show-details="true"/>
                <table:data-pilot-member table:name="0,00012557" table:display="true" table:show-details="true"/>
                <table:data-pilot-member table:name="0,000125922" table:display="true" table:show-details="true"/>
                <table:data-pilot-member table:name="0,000126286" table:display="true" table:show-details="true"/>
                <table:data-pilot-member table:name="0,000126341" table:display="true" table:show-details="true"/>
                <table:data-pilot-member table:name="0,000126743" table:display="true" table:show-details="true"/>
                <table:data-pilot-member table:name="0,000127081" table:display="true" table:show-details="true"/>
                <table:data-pilot-member table:name="0,000127097" table:display="true" table:show-details="true"/>
                <table:data-pilot-member table:name="0,000127286" table:display="true" table:show-details="true"/>
                <table:data-pilot-member table:name="0,000128308" table:display="true" table:show-details="true"/>
                <table:data-pilot-member table:name="0,000128916" table:display="true" table:show-details="true"/>
                <table:data-pilot-member table:name="0,000129579" table:display="true" table:show-details="true"/>
                <table:data-pilot-member table:name="0,000131062" table:display="true" table:show-details="true"/>
                <table:data-pilot-member table:name="0,000131191" table:display="true" table:show-details="true"/>
                <table:data-pilot-member table:name="0,000131233" table:display="true" table:show-details="true"/>
                <table:data-pilot-member table:name="0,000131526" table:display="true" table:show-details="true"/>
                <table:data-pilot-member table:name="0,000131704" table:display="true" table:show-details="true"/>
                <table:data-pilot-member table:name="0,000132526" table:display="true" table:show-details="true"/>
                <table:data-pilot-member table:name="0,000133158" table:display="true" table:show-details="true"/>
                <table:data-pilot-member table:name="0,000134059" table:display="true" table:show-details="true"/>
                <table:data-pilot-member table:name="0,000134233" table:display="true" table:show-details="true"/>
                <table:data-pilot-member table:name="0,000134716" table:display="true" table:show-details="true"/>
                <table:data-pilot-member table:name="0,000134892" table:display="true" table:show-details="true"/>
                <table:data-pilot-member table:name="0,000135279" table:display="true" table:show-details="true"/>
                <table:data-pilot-member table:name="0,000135468" table:display="true" table:show-details="true"/>
                <table:data-pilot-member table:name="0,00013554" table:display="true" table:show-details="true"/>
                <table:data-pilot-member table:name="0,000135624" table:display="true" table:show-details="true"/>
                <table:data-pilot-member table:name="0,000135704" table:display="true" table:show-details="true"/>
                <table:data-pilot-member table:name="0,000135806" table:display="true" table:show-details="true"/>
                <table:data-pilot-member table:name="0,000136148" table:display="true" table:show-details="true"/>
                <table:data-pilot-member table:name="0,000136168" table:display="true" table:show-details="true"/>
                <table:data-pilot-member table:name="0,000136231" table:display="true" table:show-details="true"/>
                <table:data-pilot-member table:name="0,000136304" table:display="true" table:show-details="true"/>
                <table:data-pilot-member table:name="0,000136448" table:display="true" table:show-details="true"/>
                <table:data-pilot-member table:name="0,000136529" table:display="true" table:show-details="true"/>
                <table:data-pilot-member table:name="0,000136552" table:display="true" table:show-details="true"/>
                <table:data-pilot-member table:name="0,000136554" table:display="true" table:show-details="true"/>
                <table:data-pilot-member table:name="0,000136643" table:display="true" table:show-details="true"/>
                <table:data-pilot-member table:name="0,000136865" table:display="true" table:show-details="true"/>
                <table:data-pilot-member table:name="0,000137011" table:display="true" table:show-details="true"/>
                <table:data-pilot-member table:name="0,00013709" table:display="true" table:show-details="true"/>
                <table:data-pilot-member table:name="0,000137142" table:display="true" table:show-details="true"/>
                <table:data-pilot-member table:name="0,000137335" table:display="true" table:show-details="true"/>
                <table:data-pilot-member table:name="0,000137438" table:display="true" table:show-details="true"/>
                <table:data-pilot-member table:name="0,000137515" table:display="true" table:show-details="true"/>
                <table:data-pilot-member table:name="0,000137516" table:display="true" table:show-details="true"/>
                <table:data-pilot-member table:name="0,000137533" table:display="true" table:show-details="true"/>
                <table:data-pilot-member table:name="0,000137682" table:display="true" table:show-details="true"/>
                <table:data-pilot-member table:name="0,000137825" table:display="true" table:show-details="true"/>
                <table:data-pilot-member table:name="0,000137913" table:display="true" table:show-details="true"/>
                <table:data-pilot-member table:name="0,000137962" table:display="true" table:show-details="true"/>
                <table:data-pilot-member table:name="0,00013797" table:display="true" table:show-details="true"/>
                <table:data-pilot-member table:name="0,000138048" table:display="true" table:show-details="true"/>
                <table:data-pilot-member table:name="0,000138058" table:display="true" table:show-details="true"/>
                <table:data-pilot-member table:name="0,000138223" table:display="true" table:show-details="true"/>
                <table:data-pilot-member table:name="0,000138626" table:display="true" table:show-details="true"/>
                <table:data-pilot-member table:name="0,0001387" table:display="true" table:show-details="true"/>
                <table:data-pilot-member table:name="0,000138787" table:display="true" table:show-details="true"/>
                <table:data-pilot-member table:name="0,0001389" table:display="true" table:show-details="true"/>
                <table:data-pilot-member table:name="0,000139058" table:display="true" table:show-details="true"/>
                <table:data-pilot-member table:name="0,000139259" table:display="true" table:show-details="true"/>
                <table:data-pilot-member table:name="0,000139308" table:display="true" table:show-details="true"/>
                <table:data-pilot-member table:name="0,000139364" table:display="true" table:show-details="true"/>
                <table:data-pilot-member table:name="0,000139865" table:display="true" table:show-details="true"/>
                <table:data-pilot-member table:name="0,00013987" table:display="true" table:show-details="true"/>
                <table:data-pilot-member table:name="0,000139894" table:display="true" table:show-details="true"/>
                <table:data-pilot-member table:name="0,000140085" table:display="true" table:show-details="true"/>
                <table:data-pilot-member table:name="0,000140156" table:display="true" table:show-details="true"/>
                <table:data-pilot-member table:name="0,000140536" table:display="true" table:show-details="true"/>
                <table:data-pilot-member table:name="0,00014054" table:display="true" table:show-details="true"/>
                <table:data-pilot-member table:name="0,000140571" table:display="true" table:show-details="true"/>
                <table:data-pilot-member table:name="0,000140651" table:display="true" table:show-details="true"/>
                <table:data-pilot-member table:name="0,000140664" table:display="true" table:show-details="true"/>
                <table:data-pilot-member table:name="0,000140798" table:display="true" table:show-details="true"/>
                <table:data-pilot-member table:name="0,000141036" table:display="true" table:show-details="true"/>
                <table:data-pilot-member table:name="0,000141329" table:display="true" table:show-details="true"/>
                <table:data-pilot-member table:name="0,000141487" table:display="true" table:show-details="true"/>
                <table:data-pilot-member table:name="0,000141532" table:display="true" table:show-details="true"/>
                <table:data-pilot-member table:name="0,000141601" table:display="true" table:show-details="true"/>
                <table:data-pilot-member table:name="0,000142147" table:display="true" table:show-details="true"/>
                <table:data-pilot-member table:name="0,000142218" table:display="true" table:show-details="true"/>
                <table:data-pilot-member table:name="0,000142293" table:display="true" table:show-details="true"/>
                <table:data-pilot-member table:name="0,000142319" table:display="true" table:show-details="true"/>
                <table:data-pilot-member table:name="0,000142347" table:display="true" table:show-details="true"/>
                <table:data-pilot-member table:name="0,000142422" table:display="true" table:show-details="true"/>
                <table:data-pilot-member table:name="0,000142559" table:display="true" table:show-details="true"/>
                <table:data-pilot-member table:name="0,000142602" table:display="true" table:show-details="true"/>
                <table:data-pilot-member table:name="0,000143038" table:display="true" table:show-details="true"/>
                <table:data-pilot-member table:name="0,000143356" table:display="true" table:show-details="true"/>
                <table:data-pilot-member table:name="0,000143522" table:display="true" table:show-details="true"/>
                <table:data-pilot-member table:name="0,000143624" table:display="true" table:show-details="true"/>
                <table:data-pilot-member table:name="0,000143884" table:display="true" table:show-details="true"/>
                <table:data-pilot-member table:name="0,000144078" table:display="true" table:show-details="true"/>
                <table:data-pilot-member table:name="0,000144278" table:display="true" table:show-details="true"/>
                <table:data-pilot-member table:name="0,00014475" table:display="true" table:show-details="true"/>
                <table:data-pilot-member table:name="0,000145005" table:display="true" table:show-details="true"/>
                <table:data-pilot-member table:name="0,000145236" table:display="true" table:show-details="true"/>
                <table:data-pilot-member table:name="0,000145788" table:display="true" table:show-details="true"/>
                <table:data-pilot-member table:name="0,000146136" table:display="true" table:show-details="true"/>
                <table:data-pilot-member table:name="0,000146263" table:display="true" table:show-details="true"/>
                <table:data-pilot-member table:name="0,000147076" table:display="true" table:show-details="true"/>
                <table:data-pilot-member table:name="0,000147621" table:display="true" table:show-details="true"/>
                <table:data-pilot-member table:name="0,000147694" table:display="true" table:show-details="true"/>
                <table:data-pilot-member table:name="0,000147934" table:display="true" table:show-details="true"/>
                <table:data-pilot-member table:name="0,00014875" table:display="true" table:show-details="true"/>
                <table:data-pilot-member table:name="0,000148861" table:display="true" table:show-details="true"/>
                <table:data-pilot-member table:name="0,000148866" table:display="true" table:show-details="true"/>
                <table:data-pilot-member table:name="0,000151173" table:display="true" table:show-details="true"/>
                <table:data-pilot-member table:name="0,000151323" table:display="true" table:show-details="true"/>
                <table:data-pilot-member table:name="0,00015345" table:display="true" table:show-details="true"/>
                <table:data-pilot-member table:name="0,000154186" table:display="true" table:show-details="true"/>
                <table:data-pilot-member table:name="0,000154503" table:display="true" table:show-details="true"/>
                <table:data-pilot-member table:name="0,000155264" table:display="true" table:show-details="true"/>
                <table:data-pilot-member table:name="0,000155835" table:display="true" table:show-details="true"/>
                <table:data-pilot-member table:name="0,000156162" table:display="true" table:show-details="true"/>
                <table:data-pilot-member table:name="0,000156206" table:display="true" table:show-details="true"/>
                <table:data-pilot-member table:name="0,000156376" table:display="true" table:show-details="true"/>
                <table:data-pilot-member table:name="0,000156592" table:display="true" table:show-details="true"/>
                <table:data-pilot-member table:name="0,00015711" table:display="true" table:show-details="true"/>
                <table:data-pilot-member table:name="0,000157126" table:display="true" table:show-details="true"/>
                <table:data-pilot-member table:name="0,000157645" table:display="true" table:show-details="true"/>
                <table:data-pilot-member table:name="0,000157848" table:display="true" table:show-details="true"/>
                <table:data-pilot-member table:name="0,000158992" table:display="true" table:show-details="true"/>
                <table:data-pilot-member table:name="0,000159698" table:display="true" table:show-details="true"/>
                <table:data-pilot-member table:name="0,000159777" table:display="true" table:show-details="true"/>
                <table:data-pilot-member table:name="0,000159948" table:display="true" table:show-details="true"/>
                <table:data-pilot-member table:name="0,000159961" table:display="true" table:show-details="true"/>
                <table:data-pilot-member table:name="0,000160703" table:display="true" table:show-details="true"/>
                <table:data-pilot-member table:name="0,000161086" table:display="true" table:show-details="true"/>
                <table:data-pilot-member table:name="0,000161093" table:display="true" table:show-details="true"/>
                <table:data-pilot-member table:name="0,000161416" table:display="true" table:show-details="true"/>
                <table:data-pilot-member table:name="0,000163642" table:display="true" table:show-details="true"/>
                <table:data-pilot-member table:name="0,000164606" table:display="true" table:show-details="true"/>
                <table:data-pilot-member table:name="0,000166281" table:display="true" table:show-details="true"/>
                <table:data-pilot-member table:name="0,000166551" table:display="true" table:show-details="true"/>
                <table:data-pilot-member table:name="0,000166757" table:display="true" table:show-details="true"/>
                <table:data-pilot-member table:name="0,000166947" table:display="true" table:show-details="true"/>
                <table:data-pilot-member table:name="0,000167442" table:display="true" table:show-details="true"/>
                <table:data-pilot-member table:name="0,000167807" table:display="true" table:show-details="true"/>
                <table:data-pilot-member table:name="0,000167878" table:display="true" table:show-details="true"/>
                <table:data-pilot-member table:name="0,000168664" table:display="true" table:show-details="true"/>
                <table:data-pilot-member table:name="0,000169756" table:display="true" table:show-details="true"/>
                <table:data-pilot-member table:name="0,000171755" table:display="true" table:show-details="true"/>
                <table:data-pilot-member table:name="0,000171775" table:display="true" table:show-details="true"/>
                <table:data-pilot-member table:name="0,000171996" table:display="true" table:show-details="true"/>
                <table:data-pilot-member table:name="0,000172352" table:display="true" table:show-details="true"/>
                <table:data-pilot-member table:name="0,000172639" table:display="true" table:show-details="true"/>
                <table:data-pilot-member table:name="0,000172779" table:display="true" table:show-details="true"/>
                <table:data-pilot-member table:name="0,000172875" table:display="true" table:show-details="true"/>
                <table:data-pilot-member table:name="0,00017313" table:display="true" table:show-details="true"/>
                <table:data-pilot-member table:name="0,000173881" table:display="true" table:show-details="true"/>
                <table:data-pilot-member table:name="0,000174604" table:display="true" table:show-details="true"/>
                <table:data-pilot-member table:name="0,00017564" table:display="true" table:show-details="true"/>
                <table:data-pilot-member table:name="0,000176424" table:display="true" table:show-details="true"/>
                <table:data-pilot-member table:name="0,00017688" table:display="true" table:show-details="true"/>
                <table:data-pilot-member table:name="0,00017936" table:display="true" table:show-details="true"/>
                <table:data-pilot-member table:name="0,000179709" table:display="true" table:show-details="true"/>
                <table:data-pilot-member table:name="0,000180555" table:display="true" table:show-details="true"/>
                <table:data-pilot-member table:name="0,00018126" table:display="true" table:show-details="true"/>
                <table:data-pilot-member table:name="0,000181915" table:display="true" table:show-details="true"/>
                <table:data-pilot-member table:name="0,000184444" table:display="true" table:show-details="true"/>
                <table:data-pilot-member table:name="0,000187398" table:display="true" table:show-details="true"/>
                <table:data-pilot-member table:name="0,000189315" table:display="true" table:show-details="true"/>
                <table:data-pilot-member table:name="0,000190619" table:display="true" table:show-details="true"/>
                <table:data-pilot-member table:name="0,000196005" table:display="true" table:show-details="true"/>
                <table:data-pilot-member table:name="0,000198659" table:display="true" table:show-details="true"/>
                <table:data-pilot-member table:name="0,000200817" table:display="true" table:show-details="true"/>
                <table:data-pilot-member table:name="0,000200966" table:display="true" table:show-details="true"/>
                <table:data-pilot-member table:name="0,000201523" table:display="true" table:show-details="true"/>
                <table:data-pilot-member table:name="0,000201563" table:display="true" table:show-details="true"/>
                <table:data-pilot-member table:name="0,000201761" table:display="true" table:show-details="true"/>
                <table:data-pilot-member table:name="0,000202191" table:display="true" table:show-details="true"/>
                <table:data-pilot-member table:name="0,000202314" table:display="true" table:show-details="true"/>
                <table:data-pilot-member table:name="0,00020239" table:display="true" table:show-details="true"/>
                <table:data-pilot-member table:name="0,000202542" table:display="true" table:show-details="true"/>
                <table:data-pilot-member table:name="0,000202652" table:display="true" table:show-details="true"/>
                <table:data-pilot-member table:name="0,000202756" table:display="true" table:show-details="true"/>
                <table:data-pilot-member table:name="0,000202981" table:display="true" table:show-details="true"/>
                <table:data-pilot-member table:name="0,000203183" table:display="true" table:show-details="true"/>
                <table:data-pilot-member table:name="0,000203247" table:display="true" table:show-details="true"/>
                <table:data-pilot-member table:name="0,000203359" table:display="true" table:show-details="true"/>
                <table:data-pilot-member table:name="0,000203429" table:display="true" table:show-details="true"/>
                <table:data-pilot-member table:name="0,000203491" table:display="true" table:show-details="true"/>
                <table:data-pilot-member table:name="0,000203513" table:display="true" table:show-details="true"/>
                <table:data-pilot-member table:name="0,000203732" table:display="true" table:show-details="true"/>
                <table:data-pilot-member table:name="0,000204183" table:display="true" table:show-details="true"/>
                <table:data-pilot-member table:name="0,000204393" table:display="true" table:show-details="true"/>
                <table:data-pilot-member table:name="0,000204804" table:display="true" table:show-details="true"/>
                <table:data-pilot-member table:name="0,000205057" table:display="true" table:show-details="true"/>
                <table:data-pilot-member table:name="0,000205114" table:display="true" table:show-details="true"/>
                <table:data-pilot-member table:name="0,000205576" table:display="true" table:show-details="true"/>
                <table:data-pilot-member table:name="0,000205597" table:display="true" table:show-details="true"/>
                <table:data-pilot-member table:name="0,000205624" table:display="true" table:show-details="true"/>
                <table:data-pilot-member table:name="0,000205704" table:display="true" table:show-details="true"/>
                <table:data-pilot-member table:name="0,000206283" table:display="true" table:show-details="true"/>
                <table:data-pilot-member table:name="0,000206393" table:display="true" table:show-details="true"/>
                <table:data-pilot-member table:name="0,000206508" table:display="true" table:show-details="true"/>
                <table:data-pilot-member table:name="0,000206802" table:display="true" table:show-details="true"/>
                <table:data-pilot-member table:name="0,000206835" table:display="true" table:show-details="true"/>
                <table:data-pilot-member table:name="0,000206865" table:display="true" table:show-details="true"/>
                <table:data-pilot-member table:name="0,000206925" table:display="true" table:show-details="true"/>
                <table:data-pilot-member table:name="0,000206974" table:display="true" table:show-details="true"/>
                <table:data-pilot-member table:name="0,000207076" table:display="true" table:show-details="true"/>
                <table:data-pilot-member table:name="0,000207259" table:display="true" table:show-details="true"/>
                <table:data-pilot-member table:name="0,000207292" table:display="true" table:show-details="true"/>
                <table:data-pilot-member table:name="0,000207622" table:display="true" table:show-details="true"/>
                <table:data-pilot-member table:name="0,000207879" table:display="true" table:show-details="true"/>
                <table:data-pilot-member table:name="0,000207888" table:display="true" table:show-details="true"/>
                <table:data-pilot-member table:name="0,000208028" table:display="true" table:show-details="true"/>
                <table:data-pilot-member table:name="0,000208046" table:display="true" table:show-details="true"/>
                <table:data-pilot-member table:name="0,000208233" table:display="true" table:show-details="true"/>
                <table:data-pilot-member table:name="0,000208309" table:display="true" table:show-details="true"/>
                <table:data-pilot-member table:name="0,000208317" table:display="true" table:show-details="true"/>
                <table:data-pilot-member table:name="0,000208433" table:display="true" table:show-details="true"/>
                <table:data-pilot-member table:name="0,000208474" table:display="true" table:show-details="true"/>
                <table:data-pilot-member table:name="0,000208512" table:display="true" table:show-details="true"/>
                <table:data-pilot-member table:name="0,000208764" table:display="true" table:show-details="true"/>
                <table:data-pilot-member table:name="0,000208787" table:display="true" table:show-details="true"/>
                <table:data-pilot-member table:name="0,000208801" table:display="true" table:show-details="true"/>
                <table:data-pilot-member table:name="0,000208831" table:display="true" table:show-details="true"/>
                <table:data-pilot-member table:name="0,000208837" table:display="true" table:show-details="true"/>
                <table:data-pilot-member table:name="0,000208893" table:display="true" table:show-details="true"/>
                <table:data-pilot-member table:name="0,000209161" table:display="true" table:show-details="true"/>
                <table:data-pilot-member table:name="0,000209196" table:display="true" table:show-details="true"/>
                <table:data-pilot-member table:name="0,000209267" table:display="true" table:show-details="true"/>
                <table:data-pilot-member table:name="0,000209285" table:display="true" table:show-details="true"/>
                <table:data-pilot-member table:name="0,000209555" table:display="true" table:show-details="true"/>
                <table:data-pilot-member table:name="0,000209596" table:display="true" table:show-details="true"/>
                <table:data-pilot-member table:name="0,00020966" table:display="true" table:show-details="true"/>
                <table:data-pilot-member table:name="0,000209777" table:display="true" table:show-details="true"/>
                <table:data-pilot-member table:name="0,000210033" table:display="true" table:show-details="true"/>
                <table:data-pilot-member table:name="0,000210046" table:display="true" table:show-details="true"/>
                <table:data-pilot-member table:name="0,000210274" table:display="true" table:show-details="true"/>
                <table:data-pilot-member table:name="0,000210322" table:display="true" table:show-details="true"/>
                <table:data-pilot-member table:name="0,000210384" table:display="true" table:show-details="true"/>
                <table:data-pilot-member table:name="0,000210429" table:display="true" table:show-details="true"/>
                <table:data-pilot-member table:name="0,000210476" table:display="true" table:show-details="true"/>
                <table:data-pilot-member table:name="0,000210617" table:display="true" table:show-details="true"/>
                <table:data-pilot-member table:name="0,000210626" table:display="true" table:show-details="true"/>
                <table:data-pilot-member table:name="0,000210717" table:display="true" table:show-details="true"/>
                <table:data-pilot-member table:name="0,000210747" table:display="true" table:show-details="true"/>
                <table:data-pilot-member table:name="0,000210762" table:display="true" table:show-details="true"/>
                <table:data-pilot-member table:name="0,000210895" table:display="true" table:show-details="true"/>
                <table:data-pilot-member table:name="0,000210964" table:display="true" table:show-details="true"/>
                <table:data-pilot-member table:name="0,000210975" table:display="true" table:show-details="true"/>
                <table:data-pilot-member table:name="0,000211143" table:display="true" table:show-details="true"/>
                <table:data-pilot-member table:name="0,000211213" table:display="true" table:show-details="true"/>
                <table:data-pilot-member table:name="0,00021143" table:display="true" table:show-details="true"/>
                <table:data-pilot-member table:name="0,000211491" table:display="true" table:show-details="true"/>
                <table:data-pilot-member table:name="0,000211653" table:display="true" table:show-details="true"/>
                <table:data-pilot-member table:name="0,000211744" table:display="true" table:show-details="true"/>
                <table:data-pilot-member table:name="0,000211762" table:display="true" table:show-details="true"/>
                <table:data-pilot-member table:name="0,000211817" table:display="true" table:show-details="true"/>
                <table:data-pilot-member table:name="0,000211928" table:display="true" table:show-details="true"/>
                <table:data-pilot-member table:name="0,0002121" table:display="true" table:show-details="true"/>
                <table:data-pilot-member table:name="0,000212204" table:display="true" table:show-details="true"/>
                <table:data-pilot-member table:name="0,000212231" table:display="true" table:show-details="true"/>
                <table:data-pilot-member table:name="0,000212732" table:display="true" table:show-details="true"/>
                <table:data-pilot-member table:name="0,000212767" table:display="true" table:show-details="true"/>
                <table:data-pilot-member table:name="0,000212876" table:display="true" table:show-details="true"/>
                <table:data-pilot-member table:name="0,0002132" table:display="true" table:show-details="true"/>
                <table:data-pilot-member table:name="0,000213509" table:display="true" table:show-details="true"/>
                <table:data-pilot-member table:name="0,000213538" table:display="true" table:show-details="true"/>
                <table:data-pilot-member table:name="0,000213676" table:display="true" table:show-details="true"/>
                <table:data-pilot-member table:name="0,000213708" table:display="true" table:show-details="true"/>
                <table:data-pilot-member table:name="0,000213743" table:display="true" table:show-details="true"/>
                <table:data-pilot-member table:name="0,000213844" table:display="true" table:show-details="true"/>
                <table:data-pilot-member table:name="0,000214193" table:display="true" table:show-details="true"/>
                <table:data-pilot-member table:name="0,0002143" table:display="true" table:show-details="true"/>
                <table:data-pilot-member table:name="0,000214323" table:display="true" table:show-details="true"/>
                <table:data-pilot-member table:name="0,000214589" table:display="true" table:show-details="true"/>
                <table:data-pilot-member table:name="0,000214754" table:display="true" table:show-details="true"/>
                <table:data-pilot-member table:name="0,000214849" table:display="true" table:show-details="true"/>
                <table:data-pilot-member table:name="0,000215086" table:display="true" table:show-details="true"/>
                <table:data-pilot-member table:name="0,000215104" table:display="true" table:show-details="true"/>
                <table:data-pilot-member table:name="0,000215344" table:display="true" table:show-details="true"/>
                <table:data-pilot-member table:name="0,000215696" table:display="true" table:show-details="true"/>
                <table:data-pilot-member table:name="0,000215834" table:display="true" table:show-details="true"/>
                <table:data-pilot-member table:name="0,000216188" table:display="true" table:show-details="true"/>
                <table:data-pilot-member table:name="0,000216251" table:display="true" table:show-details="true"/>
                <table:data-pilot-member table:name="0,00021639" table:display="true" table:show-details="true"/>
                <table:data-pilot-member table:name="0,000217924" table:display="true" table:show-details="true"/>
                <table:data-pilot-member table:name="0,000217962" table:display="true" table:show-details="true"/>
                <table:data-pilot-member table:name="0,000218214" table:display="true" table:show-details="true"/>
                <table:data-pilot-member table:name="0,000219222" table:display="true" table:show-details="true"/>
                <table:data-pilot-member table:name="0,000219932" table:display="true" table:show-details="true"/>
                <table:data-pilot-member table:name="0,00022022" table:display="true" table:show-details="true"/>
                <table:data-pilot-member table:name="0,000220854" table:display="true" table:show-details="true"/>
                <table:data-pilot-member table:name="0,000221367" table:display="true" table:show-details="true"/>
                <table:data-pilot-member table:name="0,000221517" table:display="true" table:show-details="true"/>
                <table:data-pilot-member table:name="0,000221888" table:display="true" table:show-details="true"/>
                <table:data-pilot-member table:name="0,000221913" table:display="true" table:show-details="true"/>
                <table:data-pilot-member table:name="0,000222305" table:display="true" table:show-details="true"/>
                <table:data-pilot-member table:name="0,00022249" table:display="true" table:show-details="true"/>
                <table:data-pilot-member table:name="0,000222724" table:display="true" table:show-details="true"/>
                <table:data-pilot-member table:name="0,000223534" table:display="true" table:show-details="true"/>
                <table:data-pilot-member table:name="0,000223614" table:display="true" table:show-details="true"/>
                <table:data-pilot-member table:name="0,000223696" table:display="true" table:show-details="true"/>
                <table:data-pilot-member table:name="0,000224969" table:display="true" table:show-details="true"/>
                <table:data-pilot-member table:name="0,000225062" table:display="true" table:show-details="true"/>
                <table:data-pilot-member table:name="0,000226337" table:display="true" table:show-details="true"/>
                <table:data-pilot-member table:name="0,000227304" table:display="true" table:show-details="true"/>
                <table:data-pilot-member table:name="0,000227493" table:display="true" table:show-details="true"/>
                <table:data-pilot-member table:name="0,000228507" table:display="true" table:show-details="true"/>
                <table:data-pilot-member table:name="0,000229061" table:display="true" table:show-details="true"/>
                <table:data-pilot-member table:name="0,000229692" table:display="true" table:show-details="true"/>
                <table:data-pilot-member table:name="0,000229946" table:display="true" table:show-details="true"/>
                <table:data-pilot-member table:name="0,000230062" table:display="true" table:show-details="true"/>
                <table:data-pilot-member table:name="0,000230498" table:display="true" table:show-details="true"/>
                <table:data-pilot-member table:name="0,000230542" table:display="true" table:show-details="true"/>
                <table:data-pilot-member table:name="0,000230589" table:display="true" table:show-details="true"/>
                <table:data-pilot-member table:name="0,000231215" table:display="true" table:show-details="true"/>
                <table:data-pilot-member table:name="0,000232444" table:display="true" table:show-details="true"/>
                <table:data-pilot-member table:name="0,000232522" table:display="true" table:show-details="true"/>
                <table:data-pilot-member table:name="0,00023287" table:display="true" table:show-details="true"/>
                <table:data-pilot-member table:name="0,000233151" table:display="true" table:show-details="true"/>
                <table:data-pilot-member table:name="0,000233525" table:display="true" table:show-details="true"/>
                <table:data-pilot-member table:name="0,000234203" table:display="true" table:show-details="true"/>
                <table:data-pilot-member table:name="0,000234561" table:display="true" table:show-details="true"/>
                <table:data-pilot-member table:name="0,000235077" table:display="true" table:show-details="true"/>
                <table:data-pilot-member table:name="0,000236487" table:display="true" table:show-details="true"/>
                <table:data-pilot-member table:name="0,000236944" table:display="true" table:show-details="true"/>
                <table:data-pilot-member table:name="0,000237011" table:display="true" table:show-details="true"/>
                <table:data-pilot-member table:name="0,000237638" table:display="true" table:show-details="true"/>
                <table:data-pilot-member table:name="0,000237842" table:display="true" table:show-details="true"/>
                <table:data-pilot-member table:name="0,00023814" table:display="true" table:show-details="true"/>
                <table:data-pilot-member table:name="0,000239114" table:display="true" table:show-details="true"/>
                <table:data-pilot-member table:name="0,000241065" table:display="true" table:show-details="true"/>
                <table:data-pilot-member table:name="0,00024126" table:display="true" table:show-details="true"/>
                <table:data-pilot-member table:name="0,000241658" table:display="true" table:show-details="true"/>
                <table:data-pilot-member table:name="0,000242497" table:display="true" table:show-details="true"/>
                <table:data-pilot-member table:name="0,000242714" table:display="true" table:show-details="true"/>
                <table:data-pilot-member table:name="0,000242821" table:display="true" table:show-details="true"/>
                <table:data-pilot-member table:name="0,000242895" table:display="true" table:show-details="true"/>
                <table:data-pilot-member table:name="0,000243467" table:display="true" table:show-details="true"/>
                <table:data-pilot-member table:name="0,000243577" table:display="true" table:show-details="true"/>
                <table:data-pilot-member table:name="0,000245354" table:display="true" table:show-details="true"/>
                <table:data-pilot-member table:name="0,000247801" table:display="true" table:show-details="true"/>
                <table:data-pilot-member table:name="0,000249559" table:display="true" table:show-details="true"/>
                <table:data-pilot-member table:name="0,000251479" table:display="true" table:show-details="true"/>
                <table:data-pilot-member table:name="0,000255773" table:display="true" table:show-details="true"/>
                <table:data-pilot-member table:name="0,000257407" table:display="true" table:show-details="true"/>
                <table:data-pilot-member table:name="0,000258437" table:display="true" table:show-details="true"/>
                <table:data-pilot-member table:name="0,000258581" table:display="true" table:show-details="true"/>
                <table:data-pilot-member table:name="0,000258748" table:display="true" table:show-details="true"/>
                <table:data-pilot-member table:name="0,000258932" table:display="true" table:show-details="true"/>
                <table:data-pilot-member table:name="0,000258948" table:display="true" table:show-details="true"/>
                <table:data-pilot-member table:name="0,000259167" table:display="true" table:show-details="true"/>
                <table:data-pilot-member table:name="0,000259292" table:display="true" table:show-details="true"/>
                <table:data-pilot-member table:name="0,00025932" table:display="true" table:show-details="true"/>
                <table:data-pilot-member table:name="0,000259428" table:display="true" table:show-details="true"/>
                <table:data-pilot-member table:name="0,000259453" table:display="true" table:show-details="true"/>
                <table:data-pilot-member table:name="0,000259707" table:display="true" table:show-details="true"/>
                <table:data-pilot-member table:name="0,000259803" table:display="true" table:show-details="true"/>
                <table:data-pilot-member table:name="0,000259826" table:display="true" table:show-details="true"/>
                <table:data-pilot-member table:name="0,000259959" table:display="true" table:show-details="true"/>
                <table:data-pilot-member table:name="0,000260141" table:display="true" table:show-details="true"/>
                <table:data-pilot-member table:name="0,000260353" table:display="true" table:show-details="true"/>
                <table:data-pilot-member table:name="0,000260416" table:display="true" table:show-details="true"/>
                <table:data-pilot-member table:name="0,000260741" table:display="true" table:show-details="true"/>
                <table:data-pilot-member table:name="0,000260866" table:display="true" table:show-details="true"/>
                <table:data-pilot-member table:name="0,000261065" table:display="true" table:show-details="true"/>
                <table:data-pilot-member table:name="0,000261523" table:display="true" table:show-details="true"/>
                <table:data-pilot-member table:name="0,000261712" table:display="true" table:show-details="true"/>
                <table:data-pilot-member table:name="0,000261871" table:display="true" table:show-details="true"/>
                <table:data-pilot-member table:name="0,00026201" table:display="true" table:show-details="true"/>
                <table:data-pilot-member table:name="0,000262791" table:display="true" table:show-details="true"/>
                <table:data-pilot-member table:name="0,000262898" table:display="true" table:show-details="true"/>
                <table:data-pilot-member table:name="0,000263042" table:display="true" table:show-details="true"/>
                <table:data-pilot-member table:name="0,000263217" table:display="true" table:show-details="true"/>
                <table:data-pilot-member table:name="0,00026349" table:display="true" table:show-details="true"/>
                <table:data-pilot-member table:name="0,000263534" table:display="true" table:show-details="true"/>
                <table:data-pilot-member table:name="0,000263555" table:display="true" table:show-details="true"/>
                <table:data-pilot-member table:name="0,000263599" table:display="true" table:show-details="true"/>
                <table:data-pilot-member table:name="0,000263761" table:display="true" table:show-details="true"/>
                <table:data-pilot-member table:name="0,000263818" table:display="true" table:show-details="true"/>
                <table:data-pilot-member table:name="0,000263898" table:display="true" table:show-details="true"/>
                <table:data-pilot-member table:name="0,0002639" table:display="true" table:show-details="true"/>
                <table:data-pilot-member table:name="0,00026393" table:display="true" table:show-details="true"/>
                <table:data-pilot-member table:name="0,000263983" table:display="true" table:show-details="true"/>
                <table:data-pilot-member table:name="0,000264283" table:display="true" table:show-details="true"/>
                <table:data-pilot-member table:name="0,000264668" table:display="true" table:show-details="true"/>
                <table:data-pilot-member table:name="0,000264753" table:display="true" table:show-details="true"/>
                <table:data-pilot-member table:name="0,000265168" table:display="true" table:show-details="true"/>
                <table:data-pilot-member table:name="0,000265308" table:display="true" table:show-details="true"/>
                <table:data-pilot-member table:name="0,000265316" table:display="true" table:show-details="true"/>
                <table:data-pilot-member table:name="0,000265323" table:display="true" table:show-details="true"/>
                <table:data-pilot-member table:name="0,000265325" table:display="true" table:show-details="true"/>
                <table:data-pilot-member table:name="0,000265343" table:display="true" table:show-details="true"/>
                <table:data-pilot-member table:name="0,000265349" table:display="true" table:show-details="true"/>
                <table:data-pilot-member table:name="0,000265472" table:display="true" table:show-details="true"/>
                <table:data-pilot-member table:name="0,000265515" table:display="true" table:show-details="true"/>
                <table:data-pilot-member table:name="0,000265582" table:display="true" table:show-details="true"/>
                <table:data-pilot-member table:name="0,000265608" table:display="true" table:show-details="true"/>
                <table:data-pilot-member table:name="0,000266041" table:display="true" table:show-details="true"/>
                <table:data-pilot-member table:name="0,000266211" table:display="true" table:show-details="true"/>
                <table:data-pilot-member table:name="0,000266288" table:display="true" table:show-details="true"/>
                <table:data-pilot-member table:name="0,000266299" table:display="true" table:show-details="true"/>
                <table:data-pilot-member table:name="0,000266302" table:display="true" table:show-details="true"/>
                <table:data-pilot-member table:name="0,000266468" table:display="true" table:show-details="true"/>
                <table:data-pilot-member table:name="0,00026656" table:display="true" table:show-details="true"/>
                <table:data-pilot-member table:name="0,000266573" table:display="true" table:show-details="true"/>
                <table:data-pilot-member table:name="0,00026663" table:display="true" table:show-details="true"/>
                <table:data-pilot-member table:name="0,000266729" table:display="true" table:show-details="true"/>
                <table:data-pilot-member table:name="0,000266782" table:display="true" table:show-details="true"/>
                <table:data-pilot-member table:name="0,000266813" table:display="true" table:show-details="true"/>
                <table:data-pilot-member table:name="0,000266828" table:display="true" table:show-details="true"/>
                <table:data-pilot-member table:name="0,000266867" table:display="true" table:show-details="true"/>
                <table:data-pilot-member table:name="0,000266885" table:display="true" table:show-details="true"/>
                <table:data-pilot-member table:name="0,000267021" table:display="true" table:show-details="true"/>
                <table:data-pilot-member table:name="0,000267165" table:display="true" table:show-details="true"/>
                <table:data-pilot-member table:name="0,000267186" table:display="true" table:show-details="true"/>
                <table:data-pilot-member table:name="0,0002672" table:display="true" table:show-details="true"/>
                <table:data-pilot-member table:name="0,000267257" table:display="true" table:show-details="true"/>
                <table:data-pilot-member table:name="0,000267442" table:display="true" table:show-details="true"/>
                <table:data-pilot-member table:name="0,000267445" table:display="true" table:show-details="true"/>
                <table:data-pilot-member table:name="0,000267558" table:display="true" table:show-details="true"/>
                <table:data-pilot-member table:name="0,000267598" table:display="true" table:show-details="true"/>
                <table:data-pilot-member table:name="0,000267857" table:display="true" table:show-details="true"/>
                <table:data-pilot-member table:name="0,00026786" table:display="true" table:show-details="true"/>
                <table:data-pilot-member table:name="0,000268072" table:display="true" table:show-details="true"/>
                <table:data-pilot-member table:name="0,000268181" table:display="true" table:show-details="true"/>
                <table:data-pilot-member table:name="0,000268233" table:display="true" table:show-details="true"/>
                <table:data-pilot-member table:name="0,000268387" table:display="true" table:show-details="true"/>
                <table:data-pilot-member table:name="0,000268422" table:display="true" table:show-details="true"/>
                <table:data-pilot-member table:name="0,000268451" table:display="true" table:show-details="true"/>
                <table:data-pilot-member table:name="0,000268531" table:display="true" table:show-details="true"/>
                <table:data-pilot-member table:name="0,000268586" table:display="true" table:show-details="true"/>
                <table:data-pilot-member table:name="0,000268701" table:display="true" table:show-details="true"/>
                <table:data-pilot-member table:name="0,000268976" table:display="true" table:show-details="true"/>
                <table:data-pilot-member table:name="0,000269064" table:display="true" table:show-details="true"/>
                <table:data-pilot-member table:name="0,000269082" table:display="true" table:show-details="true"/>
                <table:data-pilot-member table:name="0,00026932" table:display="true" table:show-details="true"/>
                <table:data-pilot-member table:name="0,000269321" table:display="true" table:show-details="true"/>
                <table:data-pilot-member table:name="0,000269434" table:display="true" table:show-details="true"/>
                <table:data-pilot-member table:name="0,000269581" table:display="true" table:show-details="true"/>
                <table:data-pilot-member table:name="0,000269601" table:display="true" table:show-details="true"/>
                <table:data-pilot-member table:name="0,000269626" table:display="true" table:show-details="true"/>
                <table:data-pilot-member table:name="0,000269964" table:display="true" table:show-details="true"/>
                <table:data-pilot-member table:name="0,000270033" table:display="true" table:show-details="true"/>
                <table:data-pilot-member table:name="0,000270092" table:display="true" table:show-details="true"/>
                <table:data-pilot-member table:name="0,000270129" table:display="true" table:show-details="true"/>
                <table:data-pilot-member table:name="0,000270131" table:display="true" table:show-details="true"/>
                <table:data-pilot-member table:name="0,000270211" table:display="true" table:show-details="true"/>
                <table:data-pilot-member table:name="0,000270306" table:display="true" table:show-details="true"/>
                <table:data-pilot-member table:name="0,000270528" table:display="true" table:show-details="true"/>
                <table:data-pilot-member table:name="0,000270613" table:display="true" table:show-details="true"/>
                <table:data-pilot-member table:name="0,000270645" table:display="true" table:show-details="true"/>
                <table:data-pilot-member table:name="0,000270694" table:display="true" table:show-details="true"/>
                <table:data-pilot-member table:name="0,000271113" table:display="true" table:show-details="true"/>
                <table:data-pilot-member table:name="0,000271321" table:display="true" table:show-details="true"/>
                <table:data-pilot-member table:name="0,000271544" table:display="true" table:show-details="true"/>
                <table:data-pilot-member table:name="0,000271662" table:display="true" table:show-details="true"/>
                <table:data-pilot-member table:name="0,000271679" table:display="true" table:show-details="true"/>
                <table:data-pilot-member table:name="0,000271793" table:display="true" table:show-details="true"/>
                <table:data-pilot-member table:name="0,000271979" table:display="true" table:show-details="true"/>
                <table:data-pilot-member table:name="0,000272067" table:display="true" table:show-details="true"/>
                <table:data-pilot-member table:name="0,000272116" table:display="true" table:show-details="true"/>
                <table:data-pilot-member table:name="0,000272117" table:display="true" table:show-details="true"/>
                <table:data-pilot-member table:name="0,000272181" table:display="true" table:show-details="true"/>
                <table:data-pilot-member table:name="0,000272281" table:display="true" table:show-details="true"/>
                <table:data-pilot-member table:name="0,00027234" table:display="true" table:show-details="true"/>
                <table:data-pilot-member table:name="0,000272717" table:display="true" table:show-details="true"/>
                <table:data-pilot-member table:name="0,000272755" table:display="true" table:show-details="true"/>
                <table:data-pilot-member table:name="0,000273114" table:display="true" table:show-details="true"/>
                <table:data-pilot-member table:name="0,000273213" table:display="true" table:show-details="true"/>
                <table:data-pilot-member table:name="0,000273228" table:display="true" table:show-details="true"/>
                <table:data-pilot-member table:name="0,000273352" table:display="true" table:show-details="true"/>
                <table:data-pilot-member table:name="0,000273803" table:display="true" table:show-details="true"/>
                <table:data-pilot-member table:name="0,000274359" table:display="true" table:show-details="true"/>
                <table:data-pilot-member table:name="0,000274384" table:display="true" table:show-details="true"/>
                <table:data-pilot-member table:name="0,000274455" table:display="true" table:show-details="true"/>
                <table:data-pilot-member table:name="0,000274483" table:display="true" table:show-details="true"/>
                <table:data-pilot-member table:name="0,000274497" table:display="true" table:show-details="true"/>
                <table:data-pilot-member table:name="0,00027493" table:display="true" table:show-details="true"/>
                <table:data-pilot-member table:name="0,000274966" table:display="true" table:show-details="true"/>
                <table:data-pilot-member table:name="0,000275943" table:display="true" table:show-details="true"/>
                <table:data-pilot-member table:name="0,000276076" table:display="true" table:show-details="true"/>
                <table:data-pilot-member table:name="0,00027675" table:display="true" table:show-details="true"/>
                <table:data-pilot-member table:name="0,000276794" table:display="true" table:show-details="true"/>
                <table:data-pilot-member table:name="0,00027686" table:display="true" table:show-details="true"/>
                <table:data-pilot-member table:name="0,000276873" table:display="true" table:show-details="true"/>
                <table:data-pilot-member table:name="0,000277502" table:display="true" table:show-details="true"/>
                <table:data-pilot-member table:name="0,000277991" table:display="true" table:show-details="true"/>
                <table:data-pilot-member table:name="0,000278042" table:display="true" table:show-details="true"/>
                <table:data-pilot-member table:name="0,000278579" table:display="true" table:show-details="true"/>
                <table:data-pilot-member table:name="0,000278873" table:display="true" table:show-details="true"/>
                <table:data-pilot-member table:name="0,000278997" table:display="true" table:show-details="true"/>
                <table:data-pilot-member table:name="0,000279207" table:display="true" table:show-details="true"/>
                <table:data-pilot-member table:name="0,000279699" table:display="true" table:show-details="true"/>
                <table:data-pilot-member table:name="0,000280873" table:display="true" table:show-details="true"/>
                <table:data-pilot-member table:name="0,000281199" table:display="true" table:show-details="true"/>
                <table:data-pilot-member table:name="0,00028176" table:display="true" table:show-details="true"/>
                <table:data-pilot-member table:name="0,000282596" table:display="true" table:show-details="true"/>
                <table:data-pilot-member table:name="0,000282722" table:display="true" table:show-details="true"/>
                <table:data-pilot-member table:name="0,000282724" table:display="true" table:show-details="true"/>
                <table:data-pilot-member table:name="0,000282959" table:display="true" table:show-details="true"/>
                <table:data-pilot-member table:name="0,000283232" table:display="true" table:show-details="true"/>
                <table:data-pilot-member table:name="0,000284069" table:display="true" table:show-details="true"/>
                <table:data-pilot-member table:name="0,000284074" table:display="true" table:show-details="true"/>
                <table:data-pilot-member table:name="0,000284095" table:display="true" table:show-details="true"/>
                <table:data-pilot-member table:name="0,000284115" table:display="true" table:show-details="true"/>
                <table:data-pilot-member table:name="0,000284588" table:display="true" table:show-details="true"/>
                <table:data-pilot-member table:name="0,000284813" table:display="true" table:show-details="true"/>
                <table:data-pilot-member table:name="0,00028516" table:display="true" table:show-details="true"/>
                <table:data-pilot-member table:name="0,000285327" table:display="true" table:show-details="true"/>
                <table:data-pilot-member table:name="0,00028545" table:display="true" table:show-details="true"/>
                <table:data-pilot-member table:name="0,000285541" table:display="true" table:show-details="true"/>
                <table:data-pilot-member table:name="0,000285665" table:display="true" table:show-details="true"/>
                <table:data-pilot-member table:name="0,000285681" table:display="true" table:show-details="true"/>
                <table:data-pilot-member table:name="0,000285762" table:display="true" table:show-details="true"/>
                <table:data-pilot-member table:name="0,000286532" table:display="true" table:show-details="true"/>
                <table:data-pilot-member table:name="0,000286835" table:display="true" table:show-details="true"/>
                <table:data-pilot-member table:name="0,000286851" table:display="true" table:show-details="true"/>
                <table:data-pilot-member table:name="0,000287081" table:display="true" table:show-details="true"/>
                <table:data-pilot-member table:name="0,000287162" table:display="true" table:show-details="true"/>
                <table:data-pilot-member table:name="0,000287322" table:display="true" table:show-details="true"/>
                <table:data-pilot-member table:name="0,000287334" table:display="true" table:show-details="true"/>
                <table:data-pilot-member table:name="0,000287597" table:display="true" table:show-details="true"/>
                <table:data-pilot-member table:name="0,000287742" table:display="true" table:show-details="true"/>
                <table:data-pilot-member table:name="0,000288019" table:display="true" table:show-details="true"/>
                <table:data-pilot-member table:name="0,000288042" table:display="true" table:show-details="true"/>
                <table:data-pilot-member table:name="0,000288186" table:display="true" table:show-details="true"/>
                <table:data-pilot-member table:name="0,000288315" table:display="true" table:show-details="true"/>
                <table:data-pilot-member table:name="0,000288545" table:display="true" table:show-details="true"/>
                <table:data-pilot-member table:name="0,000288589" table:display="true" table:show-details="true"/>
                <table:data-pilot-member table:name="0,000289008" table:display="true" table:show-details="true"/>
                <table:data-pilot-member table:name="0,000289397" table:display="true" table:show-details="true"/>
                <table:data-pilot-member table:name="0,000289866" table:display="true" table:show-details="true"/>
                <table:data-pilot-member table:name="0,000290378" table:display="true" table:show-details="true"/>
                <table:data-pilot-member table:name="0,000291132" table:display="true" table:show-details="true"/>
                <table:data-pilot-member table:name="0,00029124" table:display="true" table:show-details="true"/>
                <table:data-pilot-member table:name="0,000291282" table:display="true" table:show-details="true"/>
                <table:data-pilot-member table:name="0,000292176" table:display="true" table:show-details="true"/>
                <table:data-pilot-member table:name="0,000293329" table:display="true" table:show-details="true"/>
                <table:data-pilot-member table:name="0,000294226" table:display="true" table:show-details="true"/>
                <table:data-pilot-member table:name="0,000294903" table:display="true" table:show-details="true"/>
                <table:data-pilot-member table:name="0,000295208" table:display="true" table:show-details="true"/>
                <table:data-pilot-member table:name="0,00029545" table:display="true" table:show-details="true"/>
                <table:data-pilot-member table:name="0,000295735" table:display="true" table:show-details="true"/>
                <table:data-pilot-member table:name="0,000296473" table:display="true" table:show-details="true"/>
                <table:data-pilot-member table:name="0,000296474" table:display="true" table:show-details="true"/>
                <table:data-pilot-member table:name="0,000296573" table:display="true" table:show-details="true"/>
                <table:data-pilot-member table:name="0,000296924" table:display="true" table:show-details="true"/>
                <table:data-pilot-member table:name="0,000297461" table:display="true" table:show-details="true"/>
                <table:data-pilot-member table:name="0,000298971" table:display="true" table:show-details="true"/>
                <table:data-pilot-member table:name="0,000299204" table:display="true" table:show-details="true"/>
                <table:data-pilot-member table:name="0,000299299" table:display="true" table:show-details="true"/>
                <table:data-pilot-member table:name="0,000300217" table:display="true" table:show-details="true"/>
                <table:data-pilot-member table:name="0,000300677" table:display="true" table:show-details="true"/>
                <table:data-pilot-member table:name="0,00030162" table:display="true" table:show-details="true"/>
                <table:data-pilot-member table:name="0,00030209" table:display="true" table:show-details="true"/>
                <table:data-pilot-member table:name="0,000302745" table:display="true" table:show-details="true"/>
                <table:data-pilot-member table:name="0,000303294" table:display="true" table:show-details="true"/>
                <table:data-pilot-member table:name="0,000303531" table:display="true" table:show-details="true"/>
                <table:data-pilot-member table:name="0,00030356" table:display="true" table:show-details="true"/>
                <table:data-pilot-member table:name="0,000304979" table:display="true" table:show-details="true"/>
                <table:data-pilot-member table:name="0,000305118" table:display="true" table:show-details="true"/>
                <table:data-pilot-member table:name="0,000305703" table:display="true" table:show-details="true"/>
                <table:data-pilot-member table:name="0,000306159" table:display="true" table:show-details="true"/>
                <table:data-pilot-member table:name="0,000306204" table:display="true" table:show-details="true"/>
                <table:data-pilot-member table:name="0,00030656" table:display="true" table:show-details="true"/>
                <table:data-pilot-member table:name="0,000306618" table:display="true" table:show-details="true"/>
                <table:data-pilot-member table:name="0,00030676" table:display="true" table:show-details="true"/>
                <table:data-pilot-member table:name="0,000306864" table:display="true" table:show-details="true"/>
                <table:data-pilot-member table:name="0,000306872" table:display="true" table:show-details="true"/>
                <table:data-pilot-member table:name="0,000306957" table:display="true" table:show-details="true"/>
                <table:data-pilot-member table:name="0,000307084" table:display="true" table:show-details="true"/>
                <table:data-pilot-member table:name="0,000307126" table:display="true" table:show-details="true"/>
                <table:data-pilot-member table:name="0,000307187" table:display="true" table:show-details="true"/>
                <table:data-pilot-member table:name="0,000307194" table:display="true" table:show-details="true"/>
                <table:data-pilot-member table:name="0,000307345" table:display="true" table:show-details="true"/>
                <table:data-pilot-member table:name="0,000307381" table:display="true" table:show-details="true"/>
                <table:data-pilot-member table:name="0,000307551" table:display="true" table:show-details="true"/>
                <table:data-pilot-member table:name="0,000307809" table:display="true" table:show-details="true"/>
                <table:data-pilot-member table:name="0,000307871" table:display="true" table:show-details="true"/>
                <table:data-pilot-member table:name="0,000308005" table:display="true" table:show-details="true"/>
                <table:data-pilot-member table:name="0,000308168" table:display="true" table:show-details="true"/>
                <table:data-pilot-member table:name="0,000308251" table:display="true" table:show-details="true"/>
                <table:data-pilot-member table:name="0,00030826" table:display="true" table:show-details="true"/>
                <table:data-pilot-member table:name="0,00030851" table:display="true" table:show-details="true"/>
                <table:data-pilot-member table:name="0,000308716" table:display="true" table:show-details="true"/>
                <table:data-pilot-member table:name="0,000308721" table:display="true" table:show-details="true"/>
                <table:data-pilot-member table:name="0,000308768" table:display="true" table:show-details="true"/>
                <table:data-pilot-member table:name="0,000309024" table:display="true" table:show-details="true"/>
                <table:data-pilot-member table:name="0,000309183" table:display="true" table:show-details="true"/>
                <table:data-pilot-member table:name="0,000309453" table:display="true" table:show-details="true"/>
                <table:data-pilot-member table:name="0,000309473" table:display="true" table:show-details="true"/>
                <table:data-pilot-member table:name="0,000309772" table:display="true" table:show-details="true"/>
                <table:data-pilot-member table:name="0,000310095" table:display="true" table:show-details="true"/>
                <table:data-pilot-member table:name="0,000310293" table:display="true" table:show-details="true"/>
                <table:data-pilot-member table:name="0,000310461" table:display="true" table:show-details="true"/>
                <table:data-pilot-member table:name="0,000310563" table:display="true" table:show-details="true"/>
                <table:data-pilot-member table:name="0,000310613" table:display="true" table:show-details="true"/>
                <table:data-pilot-member table:name="0,000310628" table:display="true" table:show-details="true"/>
                <table:data-pilot-member table:name="0,0003107" table:display="true" table:show-details="true"/>
                <table:data-pilot-member table:name="0,000310744" table:display="true" table:show-details="true"/>
                <table:data-pilot-member table:name="0,000311223" table:display="true" table:show-details="true"/>
                <table:data-pilot-member table:name="0,000311374" table:display="true" table:show-details="true"/>
                <table:data-pilot-member table:name="0,0003114" table:display="true" table:show-details="true"/>
                <table:data-pilot-member table:name="0,000311422" table:display="true" table:show-details="true"/>
                <table:data-pilot-member table:name="0,000311697" table:display="true" table:show-details="true"/>
                <table:data-pilot-member table:name="0,000312246" table:display="true" table:show-details="true"/>
                <table:data-pilot-member table:name="0,000312533" table:display="true" table:show-details="true"/>
                <table:data-pilot-member table:name="0,000312577" table:display="true" table:show-details="true"/>
                <table:data-pilot-member table:name="0,000312806" table:display="true" table:show-details="true"/>
                <table:data-pilot-member table:name="0,000313151" table:display="true" table:show-details="true"/>
                <table:data-pilot-member table:name="0,00031318" table:display="true" table:show-details="true"/>
                <table:data-pilot-member table:name="0,000313215" table:display="true" table:show-details="true"/>
                <table:data-pilot-member table:name="0,000313541" table:display="true" table:show-details="true"/>
                <table:data-pilot-member table:name="0,000313709" table:display="true" table:show-details="true"/>
                <table:data-pilot-member table:name="0,000313727" table:display="true" table:show-details="true"/>
                <table:data-pilot-member table:name="0,000313982" table:display="true" table:show-details="true"/>
                <table:data-pilot-member table:name="0,000314242" table:display="true" table:show-details="true"/>
                <table:data-pilot-member table:name="0,000314457" table:display="true" table:show-details="true"/>
                <table:data-pilot-member table:name="0,000314752" table:display="true" table:show-details="true"/>
                <table:data-pilot-member table:name="0,000314937" table:display="true" table:show-details="true"/>
                <table:data-pilot-member table:name="0,000315136" table:display="true" table:show-details="true"/>
                <table:data-pilot-member table:name="0,000315174" table:display="true" table:show-details="true"/>
                <table:data-pilot-member table:name="0,000315369" table:display="true" table:show-details="true"/>
                <table:data-pilot-member table:name="0,000315392" table:display="true" table:show-details="true"/>
                <table:data-pilot-member table:name="0,000315393" table:display="true" table:show-details="true"/>
                <table:data-pilot-member table:name="0,000315425" table:display="true" table:show-details="true"/>
                <table:data-pilot-member table:name="0,000315527" table:display="true" table:show-details="true"/>
                <table:data-pilot-member table:name="0,000315569" table:display="true" table:show-details="true"/>
                <table:data-pilot-member table:name="0,000316043" table:display="true" table:show-details="true"/>
                <table:data-pilot-member table:name="0,000316121" table:display="true" table:show-details="true"/>
                <table:data-pilot-member table:name="0,000316145" table:display="true" table:show-details="true"/>
                <table:data-pilot-member table:name="0,000316212" table:display="true" table:show-details="true"/>
                <table:data-pilot-member table:name="0,000316248" table:display="true" table:show-details="true"/>
                <table:data-pilot-member table:name="0,000316282" table:display="true" table:show-details="true"/>
                <table:data-pilot-member table:name="0,000316327" table:display="true" table:show-details="true"/>
                <table:data-pilot-member table:name="0,00031651" table:display="true" table:show-details="true"/>
                <table:data-pilot-member table:name="0,000316619" table:display="true" table:show-details="true"/>
                <table:data-pilot-member table:name="0,000316661" table:display="true" table:show-details="true"/>
                <table:data-pilot-member table:name="0,00031673" table:display="true" table:show-details="true"/>
                <table:data-pilot-member table:name="0,000316811" table:display="true" table:show-details="true"/>
                <table:data-pilot-member table:name="0,000316823" table:display="true" table:show-details="true"/>
                <table:data-pilot-member table:name="0,000317093" table:display="true" table:show-details="true"/>
                <table:data-pilot-member table:name="0,00031712" table:display="true" table:show-details="true"/>
                <table:data-pilot-member table:name="0,000317169" table:display="true" table:show-details="true"/>
                <table:data-pilot-member table:name="0,000317258" table:display="true" table:show-details="true"/>
                <table:data-pilot-member table:name="0,00031727" table:display="true" table:show-details="true"/>
                <table:data-pilot-member table:name="0,000317391" table:display="true" table:show-details="true"/>
                <table:data-pilot-member table:name="0,00031752" table:display="true" table:show-details="true"/>
                <table:data-pilot-member table:name="0,000317619" table:display="true" table:show-details="true"/>
                <table:data-pilot-member table:name="0,000317627" table:display="true" table:show-details="true"/>
                <table:data-pilot-member table:name="0,000317697" table:display="true" table:show-details="true"/>
                <table:data-pilot-member table:name="0,000317738" table:display="true" table:show-details="true"/>
                <table:data-pilot-member table:name="0,000317824" table:display="true" table:show-details="true"/>
                <table:data-pilot-member table:name="0,000317897" table:display="true" table:show-details="true"/>
                <table:data-pilot-member table:name="0,000318187" table:display="true" table:show-details="true"/>
                <table:data-pilot-member table:name="0,000318475" table:display="true" table:show-details="true"/>
                <table:data-pilot-member table:name="0,000318581" table:display="true" table:show-details="true"/>
                <table:data-pilot-member table:name="0,000318637" table:display="true" table:show-details="true"/>
                <table:data-pilot-member table:name="0,000318867" table:display="true" table:show-details="true"/>
                <table:data-pilot-member table:name="0,000318908" table:display="true" table:show-details="true"/>
                <table:data-pilot-member table:name="0,000318948" table:display="true" table:show-details="true"/>
                <table:data-pilot-member table:name="0,000319054" table:display="true" table:show-details="true"/>
                <table:data-pilot-member table:name="0,000319116" table:display="true" table:show-details="true"/>
                <table:data-pilot-member table:name="0,000319308" table:display="true" table:show-details="true"/>
                <table:data-pilot-member table:name="0,000319453" table:display="true" table:show-details="true"/>
                <table:data-pilot-member table:name="0,000319531" table:display="true" table:show-details="true"/>
                <table:data-pilot-member table:name="0,000319709" table:display="true" table:show-details="true"/>
                <table:data-pilot-member table:name="0,000319768" table:display="true" table:show-details="true"/>
                <table:data-pilot-member table:name="0,000319776" table:display="true" table:show-details="true"/>
                <table:data-pilot-member table:name="0,000319839" table:display="true" table:show-details="true"/>
                <table:data-pilot-member table:name="0,000319928" table:display="true" table:show-details="true"/>
                <table:data-pilot-member table:name="0,000319972" table:display="true" table:show-details="true"/>
                <table:data-pilot-member table:name="0,000320008" table:display="true" table:show-details="true"/>
                <table:data-pilot-member table:name="0,000320068" table:display="true" table:show-details="true"/>
                <table:data-pilot-member table:name="0,000320214" table:display="true" table:show-details="true"/>
                <table:data-pilot-member table:name="0,000320329" table:display="true" table:show-details="true"/>
                <table:data-pilot-member table:name="0,000320611" table:display="true" table:show-details="true"/>
                <table:data-pilot-member table:name="0,000321199" table:display="true" table:show-details="true"/>
                <table:data-pilot-member table:name="0,000321565" table:display="true" table:show-details="true"/>
                <table:data-pilot-member table:name="0,000321578" table:display="true" table:show-details="true"/>
                <table:data-pilot-member table:name="0,000321657" table:display="true" table:show-details="true"/>
                <table:data-pilot-member table:name="0,000321858" table:display="true" table:show-details="true"/>
                <table:data-pilot-member table:name="0,000321953" table:display="true" table:show-details="true"/>
                <table:data-pilot-member table:name="0,000321962" table:display="true" table:show-details="true"/>
                <table:data-pilot-member table:name="0,000322013" table:display="true" table:show-details="true"/>
                <table:data-pilot-member table:name="0,000322605" table:display="true" table:show-details="true"/>
                <table:data-pilot-member table:name="0,000322915" table:display="true" table:show-details="true"/>
                <table:data-pilot-member table:name="0,000322935" table:display="true" table:show-details="true"/>
                <table:data-pilot-member table:name="0,000323049" table:display="true" table:show-details="true"/>
                <table:data-pilot-member table:name="0,000323114" table:display="true" table:show-details="true"/>
                <table:data-pilot-member table:name="0,000323146" table:display="true" table:show-details="true"/>
                <table:data-pilot-member table:name="0,000323412" table:display="true" table:show-details="true"/>
                <table:data-pilot-member table:name="0,000323482" table:display="true" table:show-details="true"/>
                <table:data-pilot-member table:name="0,000323611" table:display="true" table:show-details="true"/>
                <table:data-pilot-member table:name="0,000324283" table:display="true" table:show-details="true"/>
                <table:data-pilot-member table:name="0,000324479" table:display="true" table:show-details="true"/>
                <table:data-pilot-member table:name="0,00032456" table:display="true" table:show-details="true"/>
                <table:data-pilot-member table:name="0,000324686" table:display="true" table:show-details="true"/>
                <table:data-pilot-member table:name="0,00032484" table:display="true" table:show-details="true"/>
                <table:data-pilot-member table:name="0,000324881" table:display="true" table:show-details="true"/>
                <table:data-pilot-member table:name="0,000325069" table:display="true" table:show-details="true"/>
                <table:data-pilot-member table:name="0,000325255" table:display="true" table:show-details="true"/>
                <table:data-pilot-member table:name="0,000325337" table:display="true" table:show-details="true"/>
                <table:data-pilot-member table:name="0,000325692" table:display="true" table:show-details="true"/>
                <table:data-pilot-member table:name="0,000325947" table:display="true" table:show-details="true"/>
                <table:data-pilot-member table:name="0,00032605" table:display="true" table:show-details="true"/>
                <table:data-pilot-member table:name="0,000326149" table:display="true" table:show-details="true"/>
                <table:data-pilot-member table:name="0,000326172" table:display="true" table:show-details="true"/>
                <table:data-pilot-member table:name="0,000326464" table:display="true" table:show-details="true"/>
                <table:data-pilot-member table:name="0,000326519" table:display="true" table:show-details="true"/>
                <table:data-pilot-member table:name="0,000326711" table:display="true" table:show-details="true"/>
                <table:data-pilot-member table:name="0,00032682" table:display="true" table:show-details="true"/>
                <table:data-pilot-member table:name="0,000327764" table:display="true" table:show-details="true"/>
                <table:data-pilot-member table:name="0,000328462" table:display="true" table:show-details="true"/>
                <table:data-pilot-member table:name="0,000328507" table:display="true" table:show-details="true"/>
                <table:data-pilot-member table:name="0,000328619" table:display="true" table:show-details="true"/>
                <table:data-pilot-member table:name="0,000328827" table:display="true" table:show-details="true"/>
                <table:data-pilot-member table:name="0,000328977" table:display="true" table:show-details="true"/>
                <table:data-pilot-member table:name="0,000329054" table:display="true" table:show-details="true"/>
                <table:data-pilot-member table:name="0,00032942" table:display="true" table:show-details="true"/>
                <table:data-pilot-member table:name="0,000329682" table:display="true" table:show-details="true"/>
                <table:data-pilot-member table:name="0,000330372" table:display="true" table:show-details="true"/>
                <table:data-pilot-member table:name="0,000330467" table:display="true" table:show-details="true"/>
                <table:data-pilot-member table:name="0,000330882" table:display="true" table:show-details="true"/>
                <table:data-pilot-member table:name="0,000331195" table:display="true" table:show-details="true"/>
                <table:data-pilot-member table:name="0,000331401" table:display="true" table:show-details="true"/>
                <table:data-pilot-member table:name="0,000331524" table:display="true" table:show-details="true"/>
                <table:data-pilot-member table:name="0,00033214" table:display="true" table:show-details="true"/>
                <table:data-pilot-member table:name="0,000332204" table:display="true" table:show-details="true"/>
                <table:data-pilot-member table:name="0,000332327" table:display="true" table:show-details="true"/>
                <table:data-pilot-member table:name="0,000332483" table:display="true" table:show-details="true"/>
                <table:data-pilot-member table:name="0,000332659" table:display="true" table:show-details="true"/>
                <table:data-pilot-member table:name="0,000332715" table:display="true" table:show-details="true"/>
                <table:data-pilot-member table:name="0,000333008" table:display="true" table:show-details="true"/>
                <table:data-pilot-member table:name="0,000333032" table:display="true" table:show-details="true"/>
                <table:data-pilot-member table:name="0,000335292" table:display="true" table:show-details="true"/>
                <table:data-pilot-member table:name="0,000335804" table:display="true" table:show-details="true"/>
                <table:data-pilot-member table:name="0,000336743" table:display="true" table:show-details="true"/>
                <table:data-pilot-member table:name="0,000336938" table:display="true" table:show-details="true"/>
                <table:data-pilot-member table:name="0,000337534" table:display="true" table:show-details="true"/>
                <table:data-pilot-member table:name="0,000337737" table:display="true" table:show-details="true"/>
                <table:data-pilot-member table:name="0,000337752" table:display="true" table:show-details="true"/>
                <table:data-pilot-member table:name="0,000337813" table:display="true" table:show-details="true"/>
                <table:data-pilot-member table:name="0,000338182" table:display="true" table:show-details="true"/>
                <table:data-pilot-member table:name="0,000338254" table:display="true" table:show-details="true"/>
                <table:data-pilot-member table:name="0,000338279" table:display="true" table:show-details="true"/>
                <table:data-pilot-member table:name="0,000338633" table:display="true" table:show-details="true"/>
                <table:data-pilot-member table:name="0,00033864" table:display="true" table:show-details="true"/>
                <table:data-pilot-member table:name="0,000338667" table:display="true" table:show-details="true"/>
                <table:data-pilot-member table:name="0,000338671" table:display="true" table:show-details="true"/>
                <table:data-pilot-member table:name="0,000338828" table:display="true" table:show-details="true"/>
                <table:data-pilot-member table:name="0,000338837" table:display="true" table:show-details="true"/>
                <table:data-pilot-member table:name="0,000338876" table:display="true" table:show-details="true"/>
                <table:data-pilot-member table:name="0,00033894" table:display="true" table:show-details="true"/>
                <table:data-pilot-member table:name="0,000338994" table:display="true" table:show-details="true"/>
                <table:data-pilot-member table:name="0,000339038" table:display="true" table:show-details="true"/>
                <table:data-pilot-member table:name="0,000339127" table:display="true" table:show-details="true"/>
                <table:data-pilot-member table:name="0,000339135" table:display="true" table:show-details="true"/>
                <table:data-pilot-member table:name="0,000339285" table:display="true" table:show-details="true"/>
                <table:data-pilot-member table:name="0,00033929" table:display="true" table:show-details="true"/>
                <table:data-pilot-member table:name="0,000339404" table:display="true" table:show-details="true"/>
                <table:data-pilot-member table:name="0,000339445" table:display="true" table:show-details="true"/>
                <table:data-pilot-member table:name="0,000339693" table:display="true" table:show-details="true"/>
                <table:data-pilot-member table:name="0,000339757" table:display="true" table:show-details="true"/>
                <table:data-pilot-member table:name="0,000339793" table:display="true" table:show-details="true"/>
                <table:data-pilot-member table:name="0,000339813" table:display="true" table:show-details="true"/>
                <table:data-pilot-member table:name="0,000339839" table:display="true" table:show-details="true"/>
                <table:data-pilot-member table:name="0,000339849" table:display="true" table:show-details="true"/>
                <table:data-pilot-member table:name="0,000339861" table:display="true" table:show-details="true"/>
                <table:data-pilot-member table:name="0,000340007" table:display="true" table:show-details="true"/>
                <table:data-pilot-member table:name="0,000340089" table:display="true" table:show-details="true"/>
                <table:data-pilot-member table:name="0,000340122" table:display="true" table:show-details="true"/>
                <table:data-pilot-member table:name="0,00034025" table:display="true" table:show-details="true"/>
                <table:data-pilot-member table:name="0,000340267" table:display="true" table:show-details="true"/>
                <table:data-pilot-member table:name="0,000340283" table:display="true" table:show-details="true"/>
                <table:data-pilot-member table:name="0,00034033" table:display="true" table:show-details="true"/>
                <table:data-pilot-member table:name="0,00034034" table:display="true" table:show-details="true"/>
                <table:data-pilot-member table:name="0,000340432" table:display="true" table:show-details="true"/>
                <table:data-pilot-member table:name="0,000340448" table:display="true" table:show-details="true"/>
                <table:data-pilot-member table:name="0,00034045" table:display="true" table:show-details="true"/>
                <table:data-pilot-member table:name="0,00034064" table:display="true" table:show-details="true"/>
                <table:data-pilot-member table:name="0,000340674" table:display="true" table:show-details="true"/>
                <table:data-pilot-member table:name="0,000340771" table:display="true" table:show-details="true"/>
                <table:data-pilot-member table:name="0,000340955" table:display="true" table:show-details="true"/>
                <table:data-pilot-member table:name="0,000341081" table:display="true" table:show-details="true"/>
                <table:data-pilot-member table:name="0,00034112" table:display="true" table:show-details="true"/>
                <table:data-pilot-member table:name="0,000341255" table:display="true" table:show-details="true"/>
                <table:data-pilot-member table:name="0,00034127" table:display="true" table:show-details="true"/>
                <table:data-pilot-member table:name="0,000341295" table:display="true" table:show-details="true"/>
                <table:data-pilot-member table:name="0,000341918" table:display="true" table:show-details="true"/>
                <table:data-pilot-member table:name="0,000342186" table:display="true" table:show-details="true"/>
                <table:data-pilot-member table:name="0,000342461" table:display="true" table:show-details="true"/>
                <table:data-pilot-member table:name="0,000342531" table:display="true" table:show-details="true"/>
                <table:data-pilot-member table:name="0,000342744" table:display="true" table:show-details="true"/>
                <table:data-pilot-member table:name="0,000342873" table:display="true" table:show-details="true"/>
                <table:data-pilot-member table:name="0,000343523" table:display="true" table:show-details="true"/>
                <table:data-pilot-member table:name="0,000343826" table:display="true" table:show-details="true"/>
                <table:data-pilot-member table:name="0,000344243" table:display="true" table:show-details="true"/>
                <table:data-pilot-member table:name="0,000344652" table:display="true" table:show-details="true"/>
                <table:data-pilot-member table:name="0,000345376" table:display="true" table:show-details="true"/>
                <table:data-pilot-member table:name="0,000345479" table:display="true" table:show-details="true"/>
                <table:data-pilot-member table:name="0,000345525" table:display="true" table:show-details="true"/>
                <table:data-pilot-member table:name="0,000346574" table:display="true" table:show-details="true"/>
                <table:data-pilot-member table:name="0,000346654" table:display="true" table:show-details="true"/>
                <table:data-pilot-member table:name="0,000346779" table:display="true" table:show-details="true"/>
                <table:data-pilot-member table:name="0,000347092" table:display="true" table:show-details="true"/>
                <table:data-pilot-member table:name="0,000347109" table:display="true" table:show-details="true"/>
                <table:data-pilot-member table:name="0,00034748" table:display="true" table:show-details="true"/>
                <table:data-pilot-member table:name="0,000347671" table:display="true" table:show-details="true"/>
                <table:data-pilot-member table:name="0,000347688" table:display="true" table:show-details="true"/>
                <table:data-pilot-member table:name="0,000348122" table:display="true" table:show-details="true"/>
                <table:data-pilot-member table:name="0,000348254" table:display="true" table:show-details="true"/>
                <table:data-pilot-member table:name="0,000348883" table:display="true" table:show-details="true"/>
                <table:data-pilot-member table:name="0,000349166" table:display="true" table:show-details="true"/>
                <table:data-pilot-member table:name="0,00034939" table:display="true" table:show-details="true"/>
                <table:data-pilot-member table:name="0,000349738" table:display="true" table:show-details="true"/>
                <table:data-pilot-member table:name="0,000350122" table:display="true" table:show-details="true"/>
                <table:data-pilot-member table:name="0,000350356" table:display="true" table:show-details="true"/>
                <table:data-pilot-member table:name="0,00035121" table:display="true" table:show-details="true"/>
                <table:data-pilot-member table:name="0,000352141" table:display="true" table:show-details="true"/>
                <table:data-pilot-member table:name="0,000352497" table:display="true" table:show-details="true"/>
                <table:data-pilot-member table:name="0,000353" table:display="true" table:show-details="true"/>
                <table:data-pilot-member table:name="0,000353154" table:display="true" table:show-details="true"/>
                <table:data-pilot-member table:name="0,000353432" table:display="true" table:show-details="true"/>
                <table:data-pilot-member table:name="0,000353527" table:display="true" table:show-details="true"/>
                <table:data-pilot-member table:name="0,000353635" table:display="true" table:show-details="true"/>
                <table:data-pilot-member table:name="0,000353821" table:display="true" table:show-details="true"/>
                <table:data-pilot-member table:name="0,000353894" table:display="true" table:show-details="true"/>
                <table:data-pilot-member table:name="0,000354741" table:display="true" table:show-details="true"/>
                <table:data-pilot-member table:name="0,000356238" table:display="true" table:show-details="true"/>
                <table:data-pilot-member table:name="0,000356386" table:display="true" table:show-details="true"/>
                <table:data-pilot-member table:name="0,000356797" table:display="true" table:show-details="true"/>
                <table:data-pilot-member table:name="0,000357158" table:display="true" table:show-details="true"/>
                <table:data-pilot-member table:name="0,00035718" table:display="true" table:show-details="true"/>
                <table:data-pilot-member table:name="0,000357389" table:display="true" table:show-details="true"/>
                <table:data-pilot-member table:name="0,000357719" table:display="true" table:show-details="true"/>
                <table:data-pilot-member table:name="0,00035774" table:display="true" table:show-details="true"/>
                <table:data-pilot-member table:name="0,000357769" table:display="true" table:show-details="true"/>
                <table:data-pilot-member table:name="0,000357845" table:display="true" table:show-details="true"/>
                <table:data-pilot-member table:name="0,000357921" table:display="true" table:show-details="true"/>
                <table:data-pilot-member table:name="0,000358277" table:display="true" table:show-details="true"/>
                <table:data-pilot-member table:name="0,00035831" table:display="true" table:show-details="true"/>
                <table:data-pilot-member table:name="0,000358445" table:display="true" table:show-details="true"/>
                <table:data-pilot-member table:name="0,000358468" table:display="true" table:show-details="true"/>
                <table:data-pilot-member table:name="0,000358469" table:display="true" table:show-details="true"/>
                <table:data-pilot-member table:name="0,000358522" table:display="true" table:show-details="true"/>
                <table:data-pilot-member table:name="0,000358533" table:display="true" table:show-details="true"/>
                <table:data-pilot-member table:name="0,000358623" table:display="true" table:show-details="true"/>
                <table:data-pilot-member table:name="0,000358753" table:display="true" table:show-details="true"/>
                <table:data-pilot-member table:name="0,00035888" table:display="true" table:show-details="true"/>
                <table:data-pilot-member table:name="0,000358931" table:display="true" table:show-details="true"/>
                <table:data-pilot-member table:name="0,000358942" table:display="true" table:show-details="true"/>
                <table:data-pilot-member table:name="0,000358982" table:display="true" table:show-details="true"/>
                <table:data-pilot-member table:name="0,000359118" table:display="true" table:show-details="true"/>
                <table:data-pilot-member table:name="0,000359169" table:display="true" table:show-details="true"/>
                <table:data-pilot-member table:name="0,000359171" table:display="true" table:show-details="true"/>
                <table:data-pilot-member table:name="0,000359301" table:display="true" table:show-details="true"/>
                <table:data-pilot-member table:name="0,000359323" table:display="true" table:show-details="true"/>
                <table:data-pilot-member table:name="0,000359358" table:display="true" table:show-details="true"/>
                <table:data-pilot-member table:name="0,000359369" table:display="true" table:show-details="true"/>
                <table:data-pilot-member table:name="0,00035937" table:display="true" table:show-details="true"/>
                <table:data-pilot-member table:name="0,000359382" table:display="true" table:show-details="true"/>
                <table:data-pilot-member table:name="0,000359395" table:display="true" table:show-details="true"/>
                <table:data-pilot-member table:name="0,00035946" table:display="true" table:show-details="true"/>
                <table:data-pilot-member table:name="0,000359502" table:display="true" table:show-details="true"/>
                <table:data-pilot-member table:name="0,000359509" table:display="true" table:show-details="true"/>
                <table:data-pilot-member table:name="0,000359583" table:display="true" table:show-details="true"/>
                <table:data-pilot-member table:name="0,000359586" table:display="true" table:show-details="true"/>
                <table:data-pilot-member table:name="0,000359618" table:display="true" table:show-details="true"/>
                <table:data-pilot-member table:name="0,000359767" table:display="true" table:show-details="true"/>
                <table:data-pilot-member table:name="0,000359885" table:display="true" table:show-details="true"/>
                <table:data-pilot-member table:name="0,000359896" table:display="true" table:show-details="true"/>
                <table:data-pilot-member table:name="0,000359906" table:display="true" table:show-details="true"/>
                <table:data-pilot-member table:name="0,000359988" table:display="true" table:show-details="true"/>
                <table:data-pilot-member table:name="0,000360195" table:display="true" table:show-details="true"/>
                <table:data-pilot-member table:name="0,000360209" table:display="true" table:show-details="true"/>
                <table:data-pilot-member table:name="0,000360254" table:display="true" table:show-details="true"/>
                <table:data-pilot-member table:name="0,000360308" table:display="true" table:show-details="true"/>
                <table:data-pilot-member table:name="0,000360358" table:display="true" table:show-details="true"/>
                <table:data-pilot-member table:name="0,00036037" table:display="true" table:show-details="true"/>
                <table:data-pilot-member table:name="0,000360837" table:display="true" table:show-details="true"/>
                <table:data-pilot-member table:name="0,000360935" table:display="true" table:show-details="true"/>
                <table:data-pilot-member table:name="0,000361041" table:display="true" table:show-details="true"/>
                <table:data-pilot-member table:name="0,000361043" table:display="true" table:show-details="true"/>
                <table:data-pilot-member table:name="0,000361291" table:display="true" table:show-details="true"/>
                <table:data-pilot-member table:name="0,000361297" table:display="true" table:show-details="true"/>
                <table:data-pilot-member table:name="0,000361381" table:display="true" table:show-details="true"/>
                <table:data-pilot-member table:name="0,000362162" table:display="true" table:show-details="true"/>
                <table:data-pilot-member table:name="0,000362174" table:display="true" table:show-details="true"/>
                <table:data-pilot-member table:name="0,000362615" table:display="true" table:show-details="true"/>
                <table:data-pilot-member table:name="0,000362891" table:display="true" table:show-details="true"/>
                <table:data-pilot-member table:name="0,000362933" table:display="true" table:show-details="true"/>
                <table:data-pilot-member table:name="0,000362963" table:display="true" table:show-details="true"/>
                <table:data-pilot-member table:name="0,000363087" table:display="true" table:show-details="true"/>
                <table:data-pilot-member table:name="0,000363334" table:display="true" table:show-details="true"/>
                <table:data-pilot-member table:name="0,000363543" table:display="true" table:show-details="true"/>
                <table:data-pilot-member table:name="0,000363672" table:display="true" table:show-details="true"/>
                <table:data-pilot-member table:name="0,000363875" table:display="true" table:show-details="true"/>
                <table:data-pilot-member table:name="0,000363974" table:display="true" table:show-details="true"/>
                <table:data-pilot-member table:name="0,000364407" table:display="true" table:show-details="true"/>
                <table:data-pilot-member table:name="0,000364629" table:display="true" table:show-details="true"/>
                <table:data-pilot-member table:name="0,000364884" table:display="true" table:show-details="true"/>
                <table:data-pilot-member table:name="0,000365295" table:display="true" table:show-details="true"/>
                <table:data-pilot-member table:name="0,000365391" table:display="true" table:show-details="true"/>
                <table:data-pilot-member table:name="0,000365411" table:display="true" table:show-details="true"/>
                <table:data-pilot-member table:name="0,000365615" table:display="true" table:show-details="true"/>
                <table:data-pilot-member table:name="0,000366465" table:display="true" table:show-details="true"/>
                <table:data-pilot-member table:name="0,000366556" table:display="true" table:show-details="true"/>
                <table:data-pilot-member table:name="0,000367271" table:display="true" table:show-details="true"/>
                <table:data-pilot-member table:name="0,000367525" table:display="true" table:show-details="true"/>
                <table:data-pilot-member table:name="0,000367587" table:display="true" table:show-details="true"/>
                <table:data-pilot-member table:name="0,000368144" table:display="true" table:show-details="true"/>
                <table:data-pilot-member table:name="0,00036876" table:display="true" table:show-details="true"/>
                <table:data-pilot-member table:name="0,000368767" table:display="true" table:show-details="true"/>
                <table:data-pilot-member table:name="0,000369356" table:display="true" table:show-details="true"/>
                <table:data-pilot-member table:name="0,000369618" table:display="true" table:show-details="true"/>
                <table:data-pilot-member table:name="0,000369621" table:display="true" table:show-details="true"/>
                <table:data-pilot-member table:name="0,000369651" table:display="true" table:show-details="true"/>
                <table:data-pilot-member table:name="0,000369738" table:display="true" table:show-details="true"/>
                <table:data-pilot-member table:name="0,000369774" table:display="true" table:show-details="true"/>
                <table:data-pilot-member table:name="0,00036979" table:display="true" table:show-details="true"/>
                <table:data-pilot-member table:name="0,000369796" table:display="true" table:show-details="true"/>
                <table:data-pilot-member table:name="0,000370517" table:display="true" table:show-details="true"/>
                <table:data-pilot-member table:name="0,000370603" table:display="true" table:show-details="true"/>
                <table:data-pilot-member table:name="0,000370624" table:display="true" table:show-details="true"/>
                <table:data-pilot-member table:name="0,000370865" table:display="true" table:show-details="true"/>
                <table:data-pilot-member table:name="0,000370961" table:display="true" table:show-details="true"/>
                <table:data-pilot-member table:name="0,000371039" table:display="true" table:show-details="true"/>
                <table:data-pilot-member table:name="0,000371096" table:display="true" table:show-details="true"/>
                <table:data-pilot-member table:name="0,00037112" table:display="true" table:show-details="true"/>
                <table:data-pilot-member table:name="0,000371229" table:display="true" table:show-details="true"/>
                <table:data-pilot-member table:name="0,000371249" table:display="true" table:show-details="true"/>
                <table:data-pilot-member table:name="0,000371273" table:display="true" table:show-details="true"/>
                <table:data-pilot-member table:name="0,000371307" table:display="true" table:show-details="true"/>
                <table:data-pilot-member table:name="0,000371358" table:display="true" table:show-details="true"/>
                <table:data-pilot-member table:name="0,000371535" table:display="true" table:show-details="true"/>
                <table:data-pilot-member table:name="0,000371536" table:display="true" table:show-details="true"/>
                <table:data-pilot-member table:name="0,000371624" table:display="true" table:show-details="true"/>
                <table:data-pilot-member table:name="0,000371684" table:display="true" table:show-details="true"/>
                <table:data-pilot-member table:name="0,000371718" table:display="true" table:show-details="true"/>
                <table:data-pilot-member table:name="0,000371719" table:display="true" table:show-details="true"/>
                <table:data-pilot-member table:name="0,000371733" table:display="true" table:show-details="true"/>
                <table:data-pilot-member table:name="0,000371817" table:display="true" table:show-details="true"/>
                <table:data-pilot-member table:name="0,000371818" table:display="true" table:show-details="true"/>
                <table:data-pilot-member table:name="0,000371829" table:display="true" table:show-details="true"/>
                <table:data-pilot-member table:name="0,000372059" table:display="true" table:show-details="true"/>
                <table:data-pilot-member table:name="0,000372089" table:display="true" table:show-details="true"/>
                <table:data-pilot-member table:name="0,000372127" table:display="true" table:show-details="true"/>
                <table:data-pilot-member table:name="0,000372135" table:display="true" table:show-details="true"/>
                <table:data-pilot-member table:name="0,000372164" table:display="true" table:show-details="true"/>
                <table:data-pilot-member table:name="0,000372183" table:display="true" table:show-details="true"/>
                <table:data-pilot-member table:name="0,00037223" table:display="true" table:show-details="true"/>
                <table:data-pilot-member table:name="0,000372234" table:display="true" table:show-details="true"/>
                <table:data-pilot-member table:name="0,000372307" table:display="true" table:show-details="true"/>
                <table:data-pilot-member table:name="0,000372389" table:display="true" table:show-details="true"/>
                <table:data-pilot-member table:name="0,000372483" table:display="true" table:show-details="true"/>
                <table:data-pilot-member table:name="0,000372527" table:display="true" table:show-details="true"/>
                <table:data-pilot-member table:name="0,000372553" table:display="true" table:show-details="true"/>
                <table:data-pilot-member table:name="0,000372567" table:display="true" table:show-details="true"/>
                <table:data-pilot-member table:name="0,000372579" table:display="true" table:show-details="true"/>
                <table:data-pilot-member table:name="0,000372658" table:display="true" table:show-details="true"/>
                <table:data-pilot-member table:name="0,000372791" table:display="true" table:show-details="true"/>
                <table:data-pilot-member table:name="0,000372838" table:display="true" table:show-details="true"/>
                <table:data-pilot-member table:name="0,000372857" table:display="true" table:show-details="true"/>
                <table:data-pilot-member table:name="0,000372873" table:display="true" table:show-details="true"/>
                <table:data-pilot-member table:name="0,000372955" table:display="true" table:show-details="true"/>
                <table:data-pilot-member table:name="0,000372974" table:display="true" table:show-details="true"/>
                <table:data-pilot-member table:name="0,000373046" table:display="true" table:show-details="true"/>
                <table:data-pilot-member table:name="0,000373194" table:display="true" table:show-details="true"/>
                <table:data-pilot-member table:name="0,000373449" table:display="true" table:show-details="true"/>
                <table:data-pilot-member table:name="0,000373682" table:display="true" table:show-details="true"/>
                <table:data-pilot-member table:name="0,000373693" table:display="true" table:show-details="true"/>
                <table:data-pilot-member table:name="0,000373902" table:display="true" table:show-details="true"/>
                <table:data-pilot-member table:name="0,000373979" table:display="true" table:show-details="true"/>
                <table:data-pilot-member table:name="0,00037398" table:display="true" table:show-details="true"/>
                <table:data-pilot-member table:name="0,000374253" table:display="true" table:show-details="true"/>
                <table:data-pilot-member table:name="0,000374353" table:display="true" table:show-details="true"/>
                <table:data-pilot-member table:name="0,000374456" table:display="true" table:show-details="true"/>
                <table:data-pilot-member table:name="0,000374685" table:display="true" table:show-details="true"/>
                <table:data-pilot-member table:name="0,000374954" table:display="true" table:show-details="true"/>
                <table:data-pilot-member table:name="0,000375071" table:display="true" table:show-details="true"/>
                <table:data-pilot-member table:name="0,000375273" table:display="true" table:show-details="true"/>
                <table:data-pilot-member table:name="0,000375647" table:display="true" table:show-details="true"/>
                <table:data-pilot-member table:name="0,000376413" table:display="true" table:show-details="true"/>
                <table:data-pilot-member table:name="0,000376471" table:display="true" table:show-details="true"/>
                <table:data-pilot-member table:name="0,000376712" table:display="true" table:show-details="true"/>
                <table:data-pilot-member table:name="0,000376808" table:display="true" table:show-details="true"/>
                <table:data-pilot-member table:name="0,000376951" table:display="true" table:show-details="true"/>
                <table:data-pilot-member table:name="0,000376955" table:display="true" table:show-details="true"/>
                <table:data-pilot-member table:name="0,000376956" table:display="true" table:show-details="true"/>
                <table:data-pilot-member table:name="0,000377035" table:display="true" table:show-details="true"/>
                <table:data-pilot-member table:name="0,000377058" table:display="true" table:show-details="true"/>
                <table:data-pilot-member table:name="0,000377375" table:display="true" table:show-details="true"/>
                <table:data-pilot-member table:name="0,000377613" table:display="true" table:show-details="true"/>
                <table:data-pilot-member table:name="0,000377672" table:display="true" table:show-details="true"/>
                <table:data-pilot-member table:name="0,000377992" table:display="true" table:show-details="true"/>
                <table:data-pilot-member table:name="0,000378025" table:display="true" table:show-details="true"/>
                <table:data-pilot-member table:name="0,000378109" table:display="true" table:show-details="true"/>
                <table:data-pilot-member table:name="0,000378121" table:display="true" table:show-details="true"/>
                <table:data-pilot-member table:name="0,000378396" table:display="true" table:show-details="true"/>
                <table:data-pilot-member table:name="0,000378977" table:display="true" table:show-details="true"/>
                <table:data-pilot-member table:name="0,000378987" table:display="true" table:show-details="true"/>
                <table:data-pilot-member table:name="0,000379008" table:display="true" table:show-details="true"/>
                <table:data-pilot-member table:name="0,000379734" table:display="true" table:show-details="true"/>
                <table:data-pilot-member table:name="0,000379763" table:display="true" table:show-details="true"/>
                <table:data-pilot-member table:name="0,000379835" table:display="true" table:show-details="true"/>
                <table:data-pilot-member table:name="0,000379929" table:display="true" table:show-details="true"/>
                <table:data-pilot-member table:name="0,000379998" table:display="true" table:show-details="true"/>
                <table:data-pilot-member table:name="0,000380137" table:display="true" table:show-details="true"/>
                <table:data-pilot-member table:name="0,000380211" table:display="true" table:show-details="true"/>
                <table:data-pilot-member table:name="0,000380212" table:display="true" table:show-details="true"/>
                <table:data-pilot-member table:name="0,000380491" table:display="true" table:show-details="true"/>
                <table:data-pilot-member table:name="0,000380907" table:display="true" table:show-details="true"/>
                <table:data-pilot-member table:name="0,000380929" table:display="true" table:show-details="true"/>
                <table:data-pilot-member table:name="0,000381116" table:display="true" table:show-details="true"/>
                <table:data-pilot-member table:name="0,000381471" table:display="true" table:show-details="true"/>
                <table:data-pilot-member table:name="0,000381595" table:display="true" table:show-details="true"/>
                <table:data-pilot-member table:name="0,000381699" table:display="true" table:show-details="true"/>
                <table:data-pilot-member table:name="0,000381755" table:display="true" table:show-details="true"/>
                <table:data-pilot-member table:name="0,000381894" table:display="true" table:show-details="true"/>
                <table:data-pilot-member table:name="0,000381942" table:display="true" table:show-details="true"/>
                <table:data-pilot-member table:name="0,000382176" table:display="true" table:show-details="true"/>
                <table:data-pilot-member table:name="0,000382183" table:display="true" table:show-details="true"/>
                <table:data-pilot-member table:name="0,000382499" table:display="true" table:show-details="true"/>
                <table:data-pilot-member table:name="0,000382549" table:display="true" table:show-details="true"/>
                <table:data-pilot-member table:name="0,000383695" table:display="true" table:show-details="true"/>
                <table:data-pilot-member table:name="0,000384449" table:display="true" table:show-details="true"/>
                <table:data-pilot-member table:name="0,000384482" table:display="true" table:show-details="true"/>
                <table:data-pilot-member table:name="0,00038496" table:display="true" table:show-details="true"/>
                <table:data-pilot-member table:name="0,000385143" table:display="true" table:show-details="true"/>
                <table:data-pilot-member table:name="0,000385549" table:display="true" table:show-details="true"/>
                <table:data-pilot-member table:name="0,000385855" table:display="true" table:show-details="true"/>
                <table:data-pilot-member table:name="0,000385902" table:display="true" table:show-details="true"/>
                <table:data-pilot-member table:name="0,000385919" table:display="true" table:show-details="true"/>
                <table:data-pilot-member table:name="0,000385973" table:display="true" table:show-details="true"/>
                <table:data-pilot-member table:name="0,000386304" table:display="true" table:show-details="true"/>
                <table:data-pilot-member table:name="0,0003871" table:display="true" table:show-details="true"/>
                <table:data-pilot-member table:name="0,000387311" table:display="true" table:show-details="true"/>
                <table:data-pilot-member table:name="0,000387703" table:display="true" table:show-details="true"/>
                <table:data-pilot-member table:name="0,000388129" table:display="true" table:show-details="true"/>
                <table:data-pilot-member table:name="0,000388162" table:display="true" table:show-details="true"/>
                <table:data-pilot-member table:name="0,000388192" table:display="true" table:show-details="true"/>
                <table:data-pilot-member table:name="0,000388327" table:display="true" table:show-details="true"/>
                <table:data-pilot-member table:name="0,000388435" table:display="true" table:show-details="true"/>
                <table:data-pilot-member table:name="0,000388612" table:display="true" table:show-details="true"/>
                <table:data-pilot-member table:name="0,000389826" table:display="true" table:show-details="true"/>
                <table:data-pilot-member table:name="0,000390168" table:display="true" table:show-details="true"/>
                <table:data-pilot-member table:name="0,000390169" table:display="true" table:show-details="true"/>
                <table:data-pilot-member table:name="0,000390596" table:display="true" table:show-details="true"/>
                <table:data-pilot-member table:name="0,000390652" table:display="true" table:show-details="true"/>
                <table:data-pilot-member table:name="0,000390756" table:display="true" table:show-details="true"/>
                <table:data-pilot-member table:name="0,000390848" table:display="true" table:show-details="true"/>
                <table:data-pilot-member table:name="0,000390913" table:display="true" table:show-details="true"/>
                <table:data-pilot-member table:name="0,000391036" table:display="true" table:show-details="true"/>
                <table:data-pilot-member table:name="0,000391451" table:display="true" table:show-details="true"/>
                <table:data-pilot-member table:name="0,00039153" table:display="true" table:show-details="true"/>
                <table:data-pilot-member table:name="0,000391715" table:display="true" table:show-details="true"/>
                <table:data-pilot-member table:name="0,000391909" table:display="true" table:show-details="true"/>
                <table:data-pilot-member table:name="0,000392213" table:display="true" table:show-details="true"/>
                <table:data-pilot-member table:name="0,000393212" table:display="true" table:show-details="true"/>
                <table:data-pilot-member table:name="0,000393251" table:display="true" table:show-details="true"/>
                <table:data-pilot-member table:name="0,000393391" table:display="true" table:show-details="true"/>
                <table:data-pilot-member table:name="0,000393483" table:display="true" table:show-details="true"/>
                <table:data-pilot-member table:name="0,000394465" table:display="true" table:show-details="true"/>
                <table:data-pilot-member table:name="0,00039574" table:display="true" table:show-details="true"/>
                <table:data-pilot-member table:name="0,000395878" table:display="true" table:show-details="true"/>
                <table:data-pilot-member table:name="0,000395936" table:display="true" table:show-details="true"/>
                <table:data-pilot-member table:name="0,00039628" table:display="true" table:show-details="true"/>
                <table:data-pilot-member table:name="0,000396337" table:display="true" table:show-details="true"/>
                <table:data-pilot-member table:name="0,000397004" table:display="true" table:show-details="true"/>
                <table:data-pilot-member table:name="0,000397398" table:display="true" table:show-details="true"/>
                <table:data-pilot-member table:name="0,000397457" table:display="true" table:show-details="true"/>
                <table:data-pilot-member table:name="0,000398431" table:display="true" table:show-details="true"/>
                <table:data-pilot-member table:name="0,000399392" table:display="true" table:show-details="true"/>
                <table:data-pilot-member table:name="0,000399428" table:display="true" table:show-details="true"/>
                <table:data-pilot-member table:name="0,000399895" table:display="true" table:show-details="true"/>
                <table:data-pilot-member table:name="0,000400008" table:display="true" table:show-details="true"/>
                <table:data-pilot-member table:name="0,000400024" table:display="true" table:show-details="true"/>
                <table:data-pilot-member table:name="0,000400038" table:display="true" table:show-details="true"/>
                <table:data-pilot-member table:name="0,000400267" table:display="true" table:show-details="true"/>
                <table:data-pilot-member table:name="0,00040029" table:display="true" table:show-details="true"/>
                <table:data-pilot-member table:name="0,000400374" table:display="true" table:show-details="true"/>
                <table:data-pilot-member table:name="0,000400455" table:display="true" table:show-details="true"/>
                <table:data-pilot-member table:name="0,000400571" table:display="true" table:show-details="true"/>
                <table:data-pilot-member table:name="0,000400634" table:display="true" table:show-details="true"/>
                <table:data-pilot-member table:name="0,000400669" table:display="true" table:show-details="true"/>
                <table:data-pilot-member table:name="0,000400836" table:display="true" table:show-details="true"/>
                <table:data-pilot-member table:name="0,000400958" table:display="true" table:show-details="true"/>
                <table:data-pilot-member table:name="0,000401039" table:display="true" table:show-details="true"/>
                <table:data-pilot-member table:name="0,000401333" table:display="true" table:show-details="true"/>
                <table:data-pilot-member table:name="0,000401373" table:display="true" table:show-details="true"/>
                <table:data-pilot-member table:name="0,000401459" table:display="true" table:show-details="true"/>
                <table:data-pilot-member table:name="0,000401577" table:display="true" table:show-details="true"/>
                <table:data-pilot-member table:name="0,000401656" table:display="true" table:show-details="true"/>
                <table:data-pilot-member table:name="0,000401663" table:display="true" table:show-details="true"/>
                <table:data-pilot-member table:name="0,000402177" table:display="true" table:show-details="true"/>
                <table:data-pilot-member table:name="0,00040235" table:display="true" table:show-details="true"/>
                <table:data-pilot-member table:name="0,000402479" table:display="true" table:show-details="true"/>
                <table:data-pilot-member table:name="0,000402587" table:display="true" table:show-details="true"/>
                <table:data-pilot-member table:name="0,000402749" table:display="true" table:show-details="true"/>
                <table:data-pilot-member table:name="0,000402879" table:display="true" table:show-details="true"/>
                <table:data-pilot-member table:name="0,000402906" table:display="true" table:show-details="true"/>
                <table:data-pilot-member table:name="0,000403007" table:display="true" table:show-details="true"/>
                <table:data-pilot-member table:name="0,00040306" table:display="true" table:show-details="true"/>
                <table:data-pilot-member table:name="0,000403076" table:display="true" table:show-details="true"/>
                <table:data-pilot-member table:name="0,000403096" table:display="true" table:show-details="true"/>
                <table:data-pilot-member table:name="0,000403173" table:display="true" table:show-details="true"/>
                <table:data-pilot-member table:name="0,000403325" table:display="true" table:show-details="true"/>
                <table:data-pilot-member table:name="0,000403339" table:display="true" table:show-details="true"/>
                <table:data-pilot-member table:name="0,000403361" table:display="true" table:show-details="true"/>
                <table:data-pilot-member table:name="0,000403459" table:display="true" table:show-details="true"/>
                <table:data-pilot-member table:name="0,000403792" table:display="true" table:show-details="true"/>
                <table:data-pilot-member table:name="0,000404094" table:display="true" table:show-details="true"/>
                <table:data-pilot-member table:name="0,000404257" table:display="true" table:show-details="true"/>
                <table:data-pilot-member table:name="0,000404434" table:display="true" table:show-details="true"/>
                <table:data-pilot-member table:name="0,000404884" table:display="true" table:show-details="true"/>
                <table:data-pilot-member table:name="0,00040519" table:display="true" table:show-details="true"/>
                <table:data-pilot-member table:name="0,000406072" table:display="true" table:show-details="true"/>
                <table:data-pilot-member table:name="0,000406361" table:display="true" table:show-details="true"/>
                <table:data-pilot-member table:name="0,00040644" table:display="true" table:show-details="true"/>
                <table:data-pilot-member table:name="0,000407642" table:display="true" table:show-details="true"/>
                <table:data-pilot-member table:name="0,000407735" table:display="true" table:show-details="true"/>
                <table:data-pilot-member table:name="0,000407872" table:display="true" table:show-details="true"/>
                <table:data-pilot-member table:name="0,000407881" table:display="true" table:show-details="true"/>
                <table:data-pilot-member table:name="0,000409121" table:display="true" table:show-details="true"/>
                <table:data-pilot-member table:name="0,000409362" table:display="true" table:show-details="true"/>
                <table:data-pilot-member table:name="0,000409408" table:display="true" table:show-details="true"/>
                <table:data-pilot-member table:name="0,000409473" table:display="true" table:show-details="true"/>
                <table:data-pilot-member table:name="0,000409478" table:display="true" table:show-details="true"/>
                <table:data-pilot-member table:name="0,000409891" table:display="true" table:show-details="true"/>
                <table:data-pilot-member table:name="0,000409952" table:display="true" table:show-details="true"/>
                <table:data-pilot-member table:name="0,000410695" table:display="true" table:show-details="true"/>
                <table:data-pilot-member table:name="0,000411206" table:display="true" table:show-details="true"/>
                <table:data-pilot-member table:name="0,000411542" table:display="true" table:show-details="true"/>
                <table:data-pilot-member table:name="0,000411649" table:display="true" table:show-details="true"/>
                <table:data-pilot-member table:name="0,00041172" table:display="true" table:show-details="true"/>
                <table:data-pilot-member table:name="0,000411799" table:display="true" table:show-details="true"/>
                <table:data-pilot-member table:name="0,000411835" table:display="true" table:show-details="true"/>
                <table:data-pilot-member table:name="0,000412116" table:display="true" table:show-details="true"/>
                <table:data-pilot-member table:name="0,000412151" table:display="true" table:show-details="true"/>
                <table:data-pilot-member table:name="0,00041218" table:display="true" table:show-details="true"/>
                <table:data-pilot-member table:name="0,000412196" table:display="true" table:show-details="true"/>
                <table:data-pilot-member table:name="0,000412226" table:display="true" table:show-details="true"/>
                <table:data-pilot-member table:name="0,000412262" table:display="true" table:show-details="true"/>
                <table:data-pilot-member table:name="0,00041237" table:display="true" table:show-details="true"/>
                <table:data-pilot-member table:name="0,000412405" table:display="true" table:show-details="true"/>
                <table:data-pilot-member table:name="0,000412412" table:display="true" table:show-details="true"/>
                <table:data-pilot-member table:name="0,000412446" table:display="true" table:show-details="true"/>
                <table:data-pilot-member table:name="0,000412534" table:display="true" table:show-details="true"/>
                <table:data-pilot-member table:name="0,000412541" table:display="true" table:show-details="true"/>
                <table:data-pilot-member table:name="0,000412601" table:display="true" table:show-details="true"/>
                <table:data-pilot-member table:name="0,000412603" table:display="true" table:show-details="true"/>
                <table:data-pilot-member table:name="0,000412628" table:display="true" table:show-details="true"/>
                <table:data-pilot-member table:name="0,000412694" table:display="true" table:show-details="true"/>
                <table:data-pilot-member table:name="0,000412737" table:display="true" table:show-details="true"/>
                <table:data-pilot-member table:name="0,000412774" table:display="true" table:show-details="true"/>
                <table:data-pilot-member table:name="0,000412813" table:display="true" table:show-details="true"/>
                <table:data-pilot-member table:name="0,000412837" table:display="true" table:show-details="true"/>
                <table:data-pilot-member table:name="0,000412846" table:display="true" table:show-details="true"/>
                <table:data-pilot-member table:name="0,000412872" table:display="true" table:show-details="true"/>
                <table:data-pilot-member table:name="0,000412946" table:display="true" table:show-details="true"/>
                <table:data-pilot-member table:name="0,000412997" table:display="true" table:show-details="true"/>
                <table:data-pilot-member table:name="0,000413184" table:display="true" table:show-details="true"/>
                <table:data-pilot-member table:name="0,000413297" table:display="true" table:show-details="true"/>
                <table:data-pilot-member table:name="0,00041332" table:display="true" table:show-details="true"/>
                <table:data-pilot-member table:name="0,000413409" table:display="true" table:show-details="true"/>
                <table:data-pilot-member table:name="0,000413457" table:display="true" table:show-details="true"/>
                <table:data-pilot-member table:name="0,000413753" table:display="true" table:show-details="true"/>
                <table:data-pilot-member table:name="0,000414014" table:display="true" table:show-details="true"/>
                <table:data-pilot-member table:name="0,000414226" table:display="true" table:show-details="true"/>
                <table:data-pilot-member table:name="0,00041427" table:display="true" table:show-details="true"/>
                <table:data-pilot-member table:name="0,000415077" table:display="true" table:show-details="true"/>
                <table:data-pilot-member table:name="0,000415866" table:display="true" table:show-details="true"/>
                <table:data-pilot-member table:name="0,000415927" table:display="true" table:show-details="true"/>
                <table:data-pilot-member table:name="0,000416278" table:display="true" table:show-details="true"/>
                <table:data-pilot-member table:name="0,000416368" table:display="true" table:show-details="true"/>
                <table:data-pilot-member table:name="0,000416436" table:display="true" table:show-details="true"/>
                <table:data-pilot-member table:name="0,000416568" table:display="true" table:show-details="true"/>
                <table:data-pilot-member table:name="0,000416965" table:display="true" table:show-details="true"/>
                <table:data-pilot-member table:name="0,000417006" table:display="true" table:show-details="true"/>
                <table:data-pilot-member table:name="0,000417873" table:display="true" table:show-details="true"/>
                <table:data-pilot-member table:name="0,000418239" table:display="true" table:show-details="true"/>
                <table:data-pilot-member table:name="0,000418466" table:display="true" table:show-details="true"/>
                <table:data-pilot-member table:name="0,000418529" table:display="true" table:show-details="true"/>
                <table:data-pilot-member table:name="0,000418552" table:display="true" table:show-details="true"/>
                <table:data-pilot-member table:name="0,00041868" table:display="true" table:show-details="true"/>
                <table:data-pilot-member table:name="0,000419059" table:display="true" table:show-details="true"/>
                <table:data-pilot-member table:name="0,00041967" table:display="true" table:show-details="true"/>
                <table:data-pilot-member table:name="0,000419743" table:display="true" table:show-details="true"/>
                <table:data-pilot-member table:name="0,000419854" table:display="true" table:show-details="true"/>
                <table:data-pilot-member table:name="0,000419969" table:display="true" table:show-details="true"/>
                <table:data-pilot-member table:name="0,000420029" table:display="true" table:show-details="true"/>
                <table:data-pilot-member table:name="0,000420225" table:display="true" table:show-details="true"/>
                <table:data-pilot-member table:name="0,000420244" table:display="true" table:show-details="true"/>
                <table:data-pilot-member table:name="0,000420422" table:display="true" table:show-details="true"/>
                <table:data-pilot-member table:name="0,000420424" table:display="true" table:show-details="true"/>
                <table:data-pilot-member table:name="0,000421183" table:display="true" table:show-details="true"/>
                <table:data-pilot-member table:name="0,000421722" table:display="true" table:show-details="true"/>
                <table:data-pilot-member table:name="0,000421781" table:display="true" table:show-details="true"/>
                <table:data-pilot-member table:name="0,00042192" table:display="true" table:show-details="true"/>
                <table:data-pilot-member table:name="0,000422045" table:display="true" table:show-details="true"/>
                <table:data-pilot-member table:name="0,00042219" table:display="true" table:show-details="true"/>
                <table:data-pilot-member table:name="0,000422342" table:display="true" table:show-details="true"/>
                <table:data-pilot-member table:name="0,000422606" table:display="true" table:show-details="true"/>
                <table:data-pilot-member table:name="0,000422643" table:display="true" table:show-details="true"/>
                <table:data-pilot-member table:name="0,000422709" table:display="true" table:show-details="true"/>
                <table:data-pilot-member table:name="0,000422965" table:display="true" table:show-details="true"/>
                <table:data-pilot-member table:name="0,000423339" table:display="true" table:show-details="true"/>
                <table:data-pilot-member table:name="0,000423797" table:display="true" table:show-details="true"/>
                <table:data-pilot-member table:name="0,000424332" table:display="true" table:show-details="true"/>
                <table:data-pilot-member table:name="0,000424968" table:display="true" table:show-details="true"/>
                <table:data-pilot-member table:name="0,000425379" table:display="true" table:show-details="true"/>
                <table:data-pilot-member table:name="0,000425542" table:display="true" table:show-details="true"/>
                <table:data-pilot-member table:name="0,000425688" table:display="true" table:show-details="true"/>
                <table:data-pilot-member table:name="0,000425849" table:display="true" table:show-details="true"/>
                <table:data-pilot-member table:name="0,000426046" table:display="true" table:show-details="true"/>
                <table:data-pilot-member table:name="0,000426227" table:display="true" table:show-details="true"/>
                <table:data-pilot-member table:name="0,000426279" table:display="true" table:show-details="true"/>
                <table:data-pilot-member table:name="0,000426385" table:display="true" table:show-details="true"/>
                <table:data-pilot-member table:name="0,000426455" table:display="true" table:show-details="true"/>
                <table:data-pilot-member table:name="0,000426479" table:display="true" table:show-details="true"/>
                <table:data-pilot-member table:name="0,000426569" table:display="true" table:show-details="true"/>
                <table:data-pilot-member table:name="0,000426806" table:display="true" table:show-details="true"/>
                <table:data-pilot-member table:name="0,000426998" table:display="true" table:show-details="true"/>
                <table:data-pilot-member table:name="0,000427025" table:display="true" table:show-details="true"/>
                <table:data-pilot-member table:name="0,000427032" table:display="true" table:show-details="true"/>
                <table:data-pilot-member table:name="0,000427122" table:display="true" table:show-details="true"/>
                <table:data-pilot-member table:name="0,0004272" table:display="true" table:show-details="true"/>
                <table:data-pilot-member table:name="0,000427311" table:display="true" table:show-details="true"/>
                <table:data-pilot-member table:name="0,000427404" table:display="true" table:show-details="true"/>
                <table:data-pilot-member table:name="0,000427533" table:display="true" table:show-details="true"/>
                <table:data-pilot-member table:name="0,000427791" table:display="true" table:show-details="true"/>
                <table:data-pilot-member table:name="0,000427798" table:display="true" table:show-details="true"/>
                <table:data-pilot-member table:name="0,00042788" table:display="true" table:show-details="true"/>
                <table:data-pilot-member table:name="0,000427906" table:display="true" table:show-details="true"/>
                <table:data-pilot-member table:name="0,000427974" table:display="true" table:show-details="true"/>
                <table:data-pilot-member table:name="0,000428029" table:display="true" table:show-details="true"/>
                <table:data-pilot-member table:name="0,000428077" table:display="true" table:show-details="true"/>
                <table:data-pilot-member table:name="0,000428208" table:display="true" table:show-details="true"/>
                <table:data-pilot-member table:name="0,000428305" table:display="true" table:show-details="true"/>
                <table:data-pilot-member table:name="0,000428386" table:display="true" table:show-details="true"/>
                <table:data-pilot-member table:name="0,000428446" table:display="true" table:show-details="true"/>
                <table:data-pilot-member table:name="0,000428524" table:display="true" table:show-details="true"/>
                <table:data-pilot-member table:name="0,000428737" table:display="true" table:show-details="true"/>
                <table:data-pilot-member table:name="0,000428742" table:display="true" table:show-details="true"/>
                <table:data-pilot-member table:name="0,000428819" table:display="true" table:show-details="true"/>
                <table:data-pilot-member table:name="0,000428846" table:display="true" table:show-details="true"/>
                <table:data-pilot-member table:name="0,000428928" table:display="true" table:show-details="true"/>
                <table:data-pilot-member table:name="0,000429087" table:display="true" table:show-details="true"/>
                <table:data-pilot-member table:name="0,000429095" table:display="true" table:show-details="true"/>
                <table:data-pilot-member table:name="0,000429171" table:display="true" table:show-details="true"/>
                <table:data-pilot-member table:name="0,000429397" table:display="true" table:show-details="true"/>
                <table:data-pilot-member table:name="0,000429448" table:display="true" table:show-details="true"/>
                <table:data-pilot-member table:name="0,000429594" table:display="true" table:show-details="true"/>
                <table:data-pilot-member table:name="0,000429652" table:display="true" table:show-details="true"/>
                <table:data-pilot-member table:name="0,000429706" table:display="true" table:show-details="true"/>
                <table:data-pilot-member table:name="0,00042997" table:display="true" table:show-details="true"/>
                <table:data-pilot-member table:name="0,000430291" table:display="true" table:show-details="true"/>
                <table:data-pilot-member table:name="0,000430439" table:display="true" table:show-details="true"/>
                <table:data-pilot-member table:name="0,000430646" table:display="true" table:show-details="true"/>
                <table:data-pilot-member table:name="0,000430681" table:display="true" table:show-details="true"/>
                <table:data-pilot-member table:name="0,000430688" table:display="true" table:show-details="true"/>
                <table:data-pilot-member table:name="0,000430767" table:display="true" table:show-details="true"/>
                <table:data-pilot-member table:name="0,00043083" table:display="true" table:show-details="true"/>
                <table:data-pilot-member table:name="0,000430997" table:display="true" table:show-details="true"/>
                <table:data-pilot-member table:name="0,000431067" table:display="true" table:show-details="true"/>
                <table:data-pilot-member table:name="0,000431193" table:display="true" table:show-details="true"/>
                <table:data-pilot-member table:name="0,000431247" table:display="true" table:show-details="true"/>
                <table:data-pilot-member table:name="0,000431285" table:display="true" table:show-details="true"/>
                <table:data-pilot-member table:name="0,000431359" table:display="true" table:show-details="true"/>
                <table:data-pilot-member table:name="0,000431694" table:display="true" table:show-details="true"/>
                <table:data-pilot-member table:name="0,000431952" table:display="true" table:show-details="true"/>
                <table:data-pilot-member table:name="0,000432181" table:display="true" table:show-details="true"/>
                <table:data-pilot-member table:name="0,000432295" table:display="true" table:show-details="true"/>
                <table:data-pilot-member table:name="0,000432341" table:display="true" table:show-details="true"/>
                <table:data-pilot-member table:name="0,000432342" table:display="true" table:show-details="true"/>
                <table:data-pilot-member table:name="0,000432445" table:display="true" table:show-details="true"/>
                <table:data-pilot-member table:name="0,000432464" table:display="true" table:show-details="true"/>
                <table:data-pilot-member table:name="0,000432512" table:display="true" table:show-details="true"/>
                <table:data-pilot-member table:name="0,000432517" table:display="true" table:show-details="true"/>
                <table:data-pilot-member table:name="0,000432663" table:display="true" table:show-details="true"/>
                <table:data-pilot-member table:name="0,0004337" table:display="true" table:show-details="true"/>
                <table:data-pilot-member table:name="0,000433924" table:display="true" table:show-details="true"/>
                <table:data-pilot-member table:name="0,000434001" table:display="true" table:show-details="true"/>
                <table:data-pilot-member table:name="0,000434293" table:display="true" table:show-details="true"/>
                <table:data-pilot-member table:name="0,00043443" table:display="true" table:show-details="true"/>
                <table:data-pilot-member table:name="0,000434452" table:display="true" table:show-details="true"/>
                <table:data-pilot-member table:name="0,000434498" table:display="true" table:show-details="true"/>
                <table:data-pilot-member table:name="0,000434526" table:display="true" table:show-details="true"/>
                <table:data-pilot-member table:name="0,000434626" table:display="true" table:show-details="true"/>
                <table:data-pilot-member table:name="0,000434703" table:display="true" table:show-details="true"/>
                <table:data-pilot-member table:name="0,0004356" table:display="true" table:show-details="true"/>
                <table:data-pilot-member table:name="0,000436045" table:display="true" table:show-details="true"/>
                <table:data-pilot-member table:name="0,000436063" table:display="true" table:show-details="true"/>
                <table:data-pilot-member table:name="0,000436832" table:display="true" table:show-details="true"/>
                <table:data-pilot-member table:name="0,000437009" table:display="true" table:show-details="true"/>
                <table:data-pilot-member table:name="0,000437187" table:display="true" table:show-details="true"/>
                <table:data-pilot-member table:name="0,000437348" table:display="true" table:show-details="true"/>
                <table:data-pilot-member table:name="0,000437547" table:display="true" table:show-details="true"/>
                <table:data-pilot-member table:name="0,000437683" table:display="true" table:show-details="true"/>
                <table:data-pilot-member table:name="0,000437926" table:display="true" table:show-details="true"/>
                <table:data-pilot-member table:name="0,000438311" table:display="true" table:show-details="true"/>
                <table:data-pilot-member table:name="0,000438879" table:display="true" table:show-details="true"/>
                <table:data-pilot-member table:name="0,000438983" table:display="true" table:show-details="true"/>
                <table:data-pilot-member table:name="0,00043907" table:display="true" table:show-details="true"/>
                <table:data-pilot-member table:name="0,000439288" table:display="true" table:show-details="true"/>
                <table:data-pilot-member table:name="0,000439293" table:display="true" table:show-details="true"/>
                <table:data-pilot-member table:name="0,000439556" table:display="true" table:show-details="true"/>
                <table:data-pilot-member table:name="0,00043969" table:display="true" table:show-details="true"/>
                <table:data-pilot-member table:name="0,000439947" table:display="true" table:show-details="true"/>
                <table:data-pilot-member table:name="0,000440126" table:display="true" table:show-details="true"/>
                <table:data-pilot-member table:name="0,000440413" table:display="true" table:show-details="true"/>
                <table:data-pilot-member table:name="0,000440915" table:display="true" table:show-details="true"/>
                <table:data-pilot-member table:name="0,000440998" table:display="true" table:show-details="true"/>
                <table:data-pilot-member table:name="0,000441027" table:display="true" table:show-details="true"/>
                <table:data-pilot-member table:name="0,000441261" table:display="true" table:show-details="true"/>
                <table:data-pilot-member table:name="0,000441469" table:display="true" table:show-details="true"/>
                <table:data-pilot-member table:name="0,000442126" table:display="true" table:show-details="true"/>
                <table:data-pilot-member table:name="0,000442757" table:display="true" table:show-details="true"/>
                <table:data-pilot-member table:name="0,00044286" table:display="true" table:show-details="true"/>
                <table:data-pilot-member table:name="0,000442934" table:display="true" table:show-details="true"/>
                <table:data-pilot-member table:name="0,000443181" table:display="true" table:show-details="true"/>
                <table:data-pilot-member table:name="0,000443997" table:display="true" table:show-details="true"/>
                <table:data-pilot-member table:name="0,000444009" table:display="true" table:show-details="true"/>
                <table:data-pilot-member table:name="0,000444075" table:display="true" table:show-details="true"/>
                <table:data-pilot-member table:name="0,000444449" table:display="true" table:show-details="true"/>
                <table:data-pilot-member table:name="0,000444504" table:display="true" table:show-details="true"/>
                <table:data-pilot-member table:name="0,00044453" table:display="true" table:show-details="true"/>
                <table:data-pilot-member table:name="0,00044454" table:display="true" table:show-details="true"/>
                <table:data-pilot-member table:name="0,000444631" table:display="true" table:show-details="true"/>
                <table:data-pilot-member table:name="0,000445017" table:display="true" table:show-details="true"/>
                <table:data-pilot-member table:name="0,000445177" table:display="true" table:show-details="true"/>
                <table:data-pilot-member table:name="0,000445547" table:display="true" table:show-details="true"/>
                <table:data-pilot-member table:name="0,0004456" table:display="true" table:show-details="true"/>
                <table:data-pilot-member table:name="0,000445694" table:display="true" table:show-details="true"/>
                <table:data-pilot-member table:name="0,000445763" table:display="true" table:show-details="true"/>
                <table:data-pilot-member table:name="0,000445793" table:display="true" table:show-details="true"/>
                <table:data-pilot-member table:name="0,000446013" table:display="true" table:show-details="true"/>
                <table:data-pilot-member table:name="0,000446305" table:display="true" table:show-details="true"/>
                <table:data-pilot-member table:name="0,000446808" table:display="true" table:show-details="true"/>
                <table:data-pilot-member table:name="0,00044684" table:display="true" table:show-details="true"/>
                <table:data-pilot-member table:name="0,000447021" table:display="true" table:show-details="true"/>
                <table:data-pilot-member table:name="0,000447359" table:display="true" table:show-details="true"/>
                <table:data-pilot-member table:name="0,000447387" table:display="true" table:show-details="true"/>
                <table:data-pilot-member table:name="0,000447422" table:display="true" table:show-details="true"/>
                <table:data-pilot-member table:name="0,000447622" table:display="true" table:show-details="true"/>
                <table:data-pilot-member table:name="0,000447715" table:display="true" table:show-details="true"/>
                <table:data-pilot-member table:name="0,000448" table:display="true" table:show-details="true"/>
                <table:data-pilot-member table:name="0,00044814" table:display="true" table:show-details="true"/>
                <table:data-pilot-member table:name="0,000448247" table:display="true" table:show-details="true"/>
                <table:data-pilot-member table:name="0,000448559" table:display="true" table:show-details="true"/>
                <table:data-pilot-member table:name="0,000448594" table:display="true" table:show-details="true"/>
                <table:data-pilot-member table:name="0,000448647" table:display="true" table:show-details="true"/>
                <table:data-pilot-member table:name="0,000449249" table:display="true" table:show-details="true"/>
                <table:data-pilot-member table:name="0,000449287" table:display="true" table:show-details="true"/>
                <table:data-pilot-member table:name="0,000449298" table:display="true" table:show-details="true"/>
                <table:data-pilot-member table:name="0,000449338" table:display="true" table:show-details="true"/>
                <table:data-pilot-member table:name="0,000449791" table:display="true" table:show-details="true"/>
                <table:data-pilot-member table:name="0,000450251" table:display="true" table:show-details="true"/>
                <table:data-pilot-member table:name="0,000450595" table:display="true" table:show-details="true"/>
                <table:data-pilot-member table:name="0,000450688" table:display="true" table:show-details="true"/>
                <table:data-pilot-member table:name="0,000451001" table:display="true" table:show-details="true"/>
                <table:data-pilot-member table:name="0,000451311" table:display="true" table:show-details="true"/>
                <table:data-pilot-member table:name="0,000451339" table:display="true" table:show-details="true"/>
                <table:data-pilot-member table:name="0,000451934" table:display="true" table:show-details="true"/>
                <table:data-pilot-member table:name="0,000452234" table:display="true" table:show-details="true"/>
                <table:data-pilot-member table:name="0,000452305" table:display="true" table:show-details="true"/>
                <table:data-pilot-member table:name="0,000452365" table:display="true" table:show-details="true"/>
                <table:data-pilot-member table:name="0,000453409" table:display="true" table:show-details="true"/>
                <table:data-pilot-member table:name="0,000454038" table:display="true" table:show-details="true"/>
                <table:data-pilot-member table:name="0,000454059" table:display="true" table:show-details="true"/>
                <table:data-pilot-member table:name="0,00045411" table:display="true" table:show-details="true"/>
                <table:data-pilot-member table:name="0,000454827" table:display="true" table:show-details="true"/>
                <table:data-pilot-member table:name="0,000454964" table:display="true" table:show-details="true"/>
                <table:data-pilot-member table:name="0,000455129" table:display="true" table:show-details="true"/>
                <table:data-pilot-member table:name="0,000457167" table:display="true" table:show-details="true"/>
                <table:data-pilot-member table:name="0,000457631" table:display="true" table:show-details="true"/>
                <table:data-pilot-member table:name="0,000457887" table:display="true" table:show-details="true"/>
                <table:data-pilot-member table:name="0,000458004" table:display="true" table:show-details="true"/>
                <table:data-pilot-member table:name="0,000458292" table:display="true" table:show-details="true"/>
                <table:data-pilot-member table:name="0,000458687" table:display="true" table:show-details="true"/>
                <table:data-pilot-member table:name="0,000458688" table:display="true" table:show-details="true"/>
                <table:data-pilot-member table:name="0,000459068" table:display="true" table:show-details="true"/>
                <table:data-pilot-member table:name="0,000459514" table:display="true" table:show-details="true"/>
                <table:data-pilot-member table:name="0,000459661" table:display="true" table:show-details="true"/>
                <table:data-pilot-member table:name="0,000460513" table:display="true" table:show-details="true"/>
                <table:data-pilot-member table:name="0,000460563" table:display="true" table:show-details="true"/>
                <table:data-pilot-member table:name="0,000461544" table:display="true" table:show-details="true"/>
                <table:data-pilot-member table:name="0,000461572" table:display="true" table:show-details="true"/>
                <table:data-pilot-member table:name="0,000462047" table:display="true" table:show-details="true"/>
                <table:data-pilot-member table:name="0,000462456" table:display="true" table:show-details="true"/>
                <table:data-pilot-member table:name="0,000463489" table:display="true" table:show-details="true"/>
                <table:data-pilot-member table:name="0,000463557" table:display="true" table:show-details="true"/>
                <table:data-pilot-member table:name="0,00046374" table:display="true" table:show-details="true"/>
                <table:data-pilot-member table:name="0,000463805" table:display="true" table:show-details="true"/>
                <table:data-pilot-member table:name="0,000463905" table:display="true" table:show-details="true"/>
                <table:data-pilot-member table:name="0,000464012" table:display="true" table:show-details="true"/>
                <table:data-pilot-member table:name="0,000464037" table:display="true" table:show-details="true"/>
                <table:data-pilot-member table:name="0,000464074" table:display="true" table:show-details="true"/>
                <table:data-pilot-member table:name="0,000464131" table:display="true" table:show-details="true"/>
                <table:data-pilot-member table:name="0,000464154" table:display="true" table:show-details="true"/>
                <table:data-pilot-member table:name="0,000464158" table:display="true" table:show-details="true"/>
                <table:data-pilot-member table:name="0,000464201" table:display="true" table:show-details="true"/>
                <table:data-pilot-member table:name="0,000464212" table:display="true" table:show-details="true"/>
                <table:data-pilot-member table:name="0,000464277" table:display="true" table:show-details="true"/>
                <table:data-pilot-member table:name="0,000464305" table:display="true" table:show-details="true"/>
                <table:data-pilot-member table:name="0,000464404" table:display="true" table:show-details="true"/>
                <table:data-pilot-member table:name="0,000464406" table:display="true" table:show-details="true"/>
                <table:data-pilot-member table:name="0,000464411" table:display="true" table:show-details="true"/>
                <table:data-pilot-member table:name="0,000464485" table:display="true" table:show-details="true"/>
                <table:data-pilot-member table:name="0,000464533" table:display="true" table:show-details="true"/>
                <table:data-pilot-member table:name="0,000464571" table:display="true" table:show-details="true"/>
                <table:data-pilot-member table:name="0,000464593" table:display="true" table:show-details="true"/>
                <table:data-pilot-member table:name="0,000464645" table:display="true" table:show-details="true"/>
                <table:data-pilot-member table:name="0,000464743" table:display="true" table:show-details="true"/>
                <table:data-pilot-member table:name="0,000465219" table:display="true" table:show-details="true"/>
                <table:data-pilot-member table:name="0,000465356" table:display="true" table:show-details="true"/>
                <table:data-pilot-member table:name="0,000465391" table:display="true" table:show-details="true"/>
                <table:data-pilot-member table:name="0,000465404" table:display="true" table:show-details="true"/>
                <table:data-pilot-member table:name="0,000465419" table:display="true" table:show-details="true"/>
                <table:data-pilot-member table:name="0,000465493" table:display="true" table:show-details="true"/>
                <table:data-pilot-member table:name="0,000465835" table:display="true" table:show-details="true"/>
                <table:data-pilot-member table:name="0,000465907" table:display="true" table:show-details="true"/>
                <table:data-pilot-member table:name="0,000466319" table:display="true" table:show-details="true"/>
                <table:data-pilot-member table:name="0,000466433" table:display="true" table:show-details="true"/>
                <table:data-pilot-member table:name="0,000466579" table:display="true" table:show-details="true"/>
                <table:data-pilot-member table:name="0,00046663" table:display="true" table:show-details="true"/>
                <table:data-pilot-member table:name="0,000467065" table:display="true" table:show-details="true"/>
                <table:data-pilot-member table:name="0,00046766" table:display="true" table:show-details="true"/>
                <table:data-pilot-member table:name="0,000467877" table:display="true" table:show-details="true"/>
                <table:data-pilot-member table:name="0,000467888" table:display="true" table:show-details="true"/>
                <table:data-pilot-member table:name="0,000467955" table:display="true" table:show-details="true"/>
                <table:data-pilot-member table:name="0,000467956" table:display="true" table:show-details="true"/>
                <table:data-pilot-member table:name="0,00046816" table:display="true" table:show-details="true"/>
                <table:data-pilot-member table:name="0,000469319" table:display="true" table:show-details="true"/>
                <table:data-pilot-member table:name="0,000469325" table:display="true" table:show-details="true"/>
                <table:data-pilot-member table:name="0,000469774" table:display="true" table:show-details="true"/>
                <table:data-pilot-member table:name="0,000469975" table:display="true" table:show-details="true"/>
                <table:data-pilot-member table:name="0,000470712" table:display="true" table:show-details="true"/>
                <table:data-pilot-member table:name="0,000471059" table:display="true" table:show-details="true"/>
                <table:data-pilot-member table:name="0,000471129" table:display="true" table:show-details="true"/>
                <table:data-pilot-member table:name="0,000471464" table:display="true" table:show-details="true"/>
                <table:data-pilot-member table:name="0,000471592" table:display="true" table:show-details="true"/>
                <table:data-pilot-member table:name="0,000471645" table:display="true" table:show-details="true"/>
                <table:data-pilot-member table:name="0,000472761" table:display="true" table:show-details="true"/>
                <table:data-pilot-member table:name="0,000472988" table:display="true" table:show-details="true"/>
                <table:data-pilot-member table:name="0,000473102" table:display="true" table:show-details="true"/>
                <table:data-pilot-member table:name="0,000473483" table:display="true" table:show-details="true"/>
                <table:data-pilot-member table:name="0,000473698" table:display="true" table:show-details="true"/>
                <table:data-pilot-member table:name="0,000473915" table:display="true" table:show-details="true"/>
                <table:data-pilot-member table:name="0,000474263" table:display="true" table:show-details="true"/>
                <table:data-pilot-member table:name="0,00047427" table:display="true" table:show-details="true"/>
                <table:data-pilot-member table:name="0,000474808" table:display="true" table:show-details="true"/>
                <table:data-pilot-member table:name="0,000475042" table:display="true" table:show-details="true"/>
                <table:data-pilot-member table:name="0,000475085" table:display="true" table:show-details="true"/>
                <table:data-pilot-member table:name="0,000475096" table:display="true" table:show-details="true"/>
                <table:data-pilot-member table:name="0,000475139" table:display="true" table:show-details="true"/>
                <table:data-pilot-member table:name="0,000475202" table:display="true" table:show-details="true"/>
                <table:data-pilot-member table:name="0,000475676" table:display="true" table:show-details="true"/>
                <table:data-pilot-member table:name="0,000475693" table:display="true" table:show-details="true"/>
                <table:data-pilot-member table:name="0,000477182" table:display="true" table:show-details="true"/>
                <table:data-pilot-member table:name="0,000477599" table:display="true" table:show-details="true"/>
                <table:data-pilot-member table:name="0,000481532" table:display="true" table:show-details="true"/>
                <table:data-pilot-member table:name="0,000482337" table:display="true" table:show-details="true"/>
                <table:data-pilot-member table:name="0,000482551" table:display="true" table:show-details="true"/>
                <table:data-pilot-member table:name="0,000482722" table:display="true" table:show-details="true"/>
                <table:data-pilot-member table:name="0,000482818" table:display="true" table:show-details="true"/>
                <table:data-pilot-member table:name="0,000482979" table:display="true" table:show-details="true"/>
                <table:data-pilot-member table:name="0,000483258" table:display="true" table:show-details="true"/>
                <table:data-pilot-member table:name="0,000483301" table:display="true" table:show-details="true"/>
                <table:data-pilot-member table:name="0,000483373" table:display="true" table:show-details="true"/>
                <table:data-pilot-member table:name="0,00048354" table:display="true" table:show-details="true"/>
                <table:data-pilot-member table:name="0,000483547" table:display="true" table:show-details="true"/>
                <table:data-pilot-member table:name="0,000483576" table:display="true" table:show-details="true"/>
                <table:data-pilot-member table:name="0,000483806" table:display="true" table:show-details="true"/>
                <table:data-pilot-member table:name="0,000484061" table:display="true" table:show-details="true"/>
                <table:data-pilot-member table:name="0,000484062" table:display="true" table:show-details="true"/>
                <table:data-pilot-member table:name="0,000484085" table:display="true" table:show-details="true"/>
                <table:data-pilot-member table:name="0,000484133" table:display="true" table:show-details="true"/>
                <table:data-pilot-member table:name="0,000484163" table:display="true" table:show-details="true"/>
                <table:data-pilot-member table:name="0,000484413" table:display="true" table:show-details="true"/>
                <table:data-pilot-member table:name="0,000484468" table:display="true" table:show-details="true"/>
                <table:data-pilot-member table:name="0,00048457" table:display="true" table:show-details="true"/>
                <table:data-pilot-member table:name="0,000485549" table:display="true" table:show-details="true"/>
                <table:data-pilot-member table:name="0,000486131" table:display="true" table:show-details="true"/>
                <table:data-pilot-member table:name="0,000486675" table:display="true" table:show-details="true"/>
                <table:data-pilot-member table:name="0,000486847" table:display="true" table:show-details="true"/>
                <table:data-pilot-member table:name="0,000487084" table:display="true" table:show-details="true"/>
                <table:data-pilot-member table:name="0,000487493" table:display="true" table:show-details="true"/>
                <table:data-pilot-member table:name="0,000487537" table:display="true" table:show-details="true"/>
                <table:data-pilot-member table:name="0,000488214" table:display="true" table:show-details="true"/>
                <table:data-pilot-member table:name="0,000489344" table:display="true" table:show-details="true"/>
                <table:data-pilot-member table:name="0,000489487" table:display="true" table:show-details="true"/>
                <table:data-pilot-member table:name="0,000489916" table:display="true" table:show-details="true"/>
                <table:data-pilot-member table:name="0,000490135" table:display="true" table:show-details="true"/>
                <table:data-pilot-member table:name="0,000490724" table:display="true" table:show-details="true"/>
                <table:data-pilot-member table:name="0,00049133" table:display="true" table:show-details="true"/>
                <table:data-pilot-member table:name="0,000491862" table:display="true" table:show-details="true"/>
                <table:data-pilot-member table:name="0,000492444" table:display="true" table:show-details="true"/>
                <table:data-pilot-member table:name="0,000492727" table:display="true" table:show-details="true"/>
                <table:data-pilot-member table:name="0,000492905" table:display="true" table:show-details="true"/>
                <table:data-pilot-member table:name="0,000493742" table:display="true" table:show-details="true"/>
                <table:data-pilot-member table:name="0,000493762" table:display="true" table:show-details="true"/>
                <table:data-pilot-member table:name="0,000493971" table:display="true" table:show-details="true"/>
                <table:data-pilot-member table:name="0,000494778" table:display="true" table:show-details="true"/>
                <table:data-pilot-member table:name="0,000494929" table:display="true" table:show-details="true"/>
                <table:data-pilot-member table:name="0,000495089" table:display="true" table:show-details="true"/>
                <table:data-pilot-member table:name="0,000496184" table:display="true" table:show-details="true"/>
                <table:data-pilot-member table:name="0,00049632" table:display="true" table:show-details="true"/>
                <table:data-pilot-member table:name="0,000496346" table:display="true" table:show-details="true"/>
                <table:data-pilot-member table:name="0,00049662" table:display="true" table:show-details="true"/>
                <table:data-pilot-member table:name="0,000496685" table:display="true" table:show-details="true"/>
                <table:data-pilot-member table:name="0,000496736" table:display="true" table:show-details="true"/>
                <table:data-pilot-member table:name="0,000497626" table:display="true" table:show-details="true"/>
                <table:data-pilot-member table:name="0,00049806" table:display="true" table:show-details="true"/>
                <table:data-pilot-member table:name="0,000502495" table:display="true" table:show-details="true"/>
                <table:data-pilot-member table:name="0,000502596" table:display="true" table:show-details="true"/>
                <table:data-pilot-member table:name="0,000502616" table:display="true" table:show-details="true"/>
                <table:data-pilot-member table:name="0,000502907" table:display="true" table:show-details="true"/>
                <table:data-pilot-member table:name="0,000503435" table:display="true" table:show-details="true"/>
                <table:data-pilot-member table:name="0,000503707" table:display="true" table:show-details="true"/>
                <table:data-pilot-member table:name="0,000504755" table:display="true" table:show-details="true"/>
                <table:data-pilot-member table:name="0,000509072" table:display="true" table:show-details="true"/>
                <table:data-pilot-member table:name="0,000510948" table:display="true" table:show-details="true"/>
                <table:data-pilot-member table:name="0,000515373" table:display="true" table:show-details="true"/>
                <table:data-pilot-member table:name="0,000515791" table:display="true" table:show-details="true"/>
                <table:data-pilot-member table:name="0,000519981" table:display="true" table:show-details="true"/>
                <table:data-pilot-member table:name="0,000523992" table:display="true" table:show-details="true"/>
                <table:data-pilot-member table:name="0,000524004" table:display="true" table:show-details="true"/>
                <table:data-pilot-member table:name="0,000524821" table:display="true" table:show-details="true"/>
                <table:data-pilot-member table:name="0,000528114" table:display="true" table:show-details="true"/>
                <table:data-pilot-member table:name="0,000528135" table:display="true" table:show-details="true"/>
                <table:data-pilot-member table:name="0,000528255" table:display="true" table:show-details="true"/>
                <table:data-pilot-member table:name="0,000528272" table:display="true" table:show-details="true"/>
                <table:data-pilot-member table:name="0,000528275" table:display="true" table:show-details="true"/>
                <table:data-pilot-member table:name="0,000529054" table:display="true" table:show-details="true"/>
                <table:data-pilot-member table:name="0,000529055" table:display="true" table:show-details="true"/>
                <table:data-pilot-member table:name="0,000529314" table:display="true" table:show-details="true"/>
                <table:data-pilot-member table:name="0,000529652" table:display="true" table:show-details="true"/>
                <table:data-pilot-member table:name="0,00052973" table:display="true" table:show-details="true"/>
                <table:data-pilot-member table:name="0,000530145" table:display="true" table:show-details="true"/>
                <table:data-pilot-member table:name="0,000530261" table:display="true" table:show-details="true"/>
                <table:data-pilot-member table:name="0,000530475" table:display="true" table:show-details="true"/>
                <table:data-pilot-member table:name="0,000530569" table:display="true" table:show-details="true"/>
                <table:data-pilot-member table:name="0,000530748" table:display="true" table:show-details="true"/>
                <table:data-pilot-member table:name="0,000530813" table:display="true" table:show-details="true"/>
                <table:data-pilot-member table:name="0,000530882" table:display="true" table:show-details="true"/>
                <table:data-pilot-member table:name="0,00053091" table:display="true" table:show-details="true"/>
                <table:data-pilot-member table:name="0,000531234" table:display="true" table:show-details="true"/>
                <table:data-pilot-member table:name="0,000531711" table:display="true" table:show-details="true"/>
                <table:data-pilot-member table:name="0,000531917" table:display="true" table:show-details="true"/>
                <table:data-pilot-member table:name="0,00053197" table:display="true" table:show-details="true"/>
                <table:data-pilot-member table:name="0,000532076" table:display="true" table:show-details="true"/>
                <table:data-pilot-member table:name="0,00053222" table:display="true" table:show-details="true"/>
                <table:data-pilot-member table:name="0,000532753" table:display="true" table:show-details="true"/>
                <table:data-pilot-member table:name="0,000532896" table:display="true" table:show-details="true"/>
                <table:data-pilot-member table:name="0,000532968" table:display="true" table:show-details="true"/>
                <table:data-pilot-member table:name="0,000533386" table:display="true" table:show-details="true"/>
                <table:data-pilot-member table:name="0,000533447" table:display="true" table:show-details="true"/>
                <table:data-pilot-member table:name="0,000533641" table:display="true" table:show-details="true"/>
                <table:data-pilot-member table:name="0,000533929" table:display="true" table:show-details="true"/>
                <table:data-pilot-member table:name="0,000533932" table:display="true" table:show-details="true"/>
                <table:data-pilot-member table:name="0,000534108" table:display="true" table:show-details="true"/>
                <table:data-pilot-member table:name="0,000534547" table:display="true" table:show-details="true"/>
                <table:data-pilot-member table:name="0,000534605" table:display="true" table:show-details="true"/>
                <table:data-pilot-member table:name="0,000535211" table:display="true" table:show-details="true"/>
                <table:data-pilot-member table:name="0,000535383" table:display="true" table:show-details="true"/>
                <table:data-pilot-member table:name="0,00053576" table:display="true" table:show-details="true"/>
                <table:data-pilot-member table:name="0,000535796" table:display="true" table:show-details="true"/>
                <table:data-pilot-member table:name="0,000537585" table:display="true" table:show-details="true"/>
                <table:data-pilot-member table:name="0,000538387" table:display="true" table:show-details="true"/>
                <table:data-pilot-member table:name="0,000538563" table:display="true" table:show-details="true"/>
                <table:data-pilot-member table:name="0,000540503" table:display="true" table:show-details="true"/>
                <table:data-pilot-member table:name="0,000540949" table:display="true" table:show-details="true"/>
                <table:data-pilot-member table:name="0,000541344" table:display="true" table:show-details="true"/>
                <table:data-pilot-member table:name="0,000541346" table:display="true" table:show-details="true"/>
                <table:data-pilot-member table:name="0,000541348" table:display="true" table:show-details="true"/>
                <table:data-pilot-member table:name="0,000541514" table:display="true" table:show-details="true"/>
                <table:data-pilot-member table:name="0,00054222" table:display="true" table:show-details="true"/>
                <table:data-pilot-member table:name="0,000542255" table:display="true" table:show-details="true"/>
                <table:data-pilot-member table:name="0,000542279" table:display="true" table:show-details="true"/>
                <table:data-pilot-member table:name="0,000542964" table:display="true" table:show-details="true"/>
                <table:data-pilot-member table:name="0,000542969" table:display="true" table:show-details="true"/>
                <table:data-pilot-member table:name="0,000543886" table:display="true" table:show-details="true"/>
                <table:data-pilot-member table:name="0,000544362" table:display="true" table:show-details="true"/>
                <table:data-pilot-member table:name="0,000545925" table:display="true" table:show-details="true"/>
                <table:data-pilot-member table:name="0,000547333" table:display="true" table:show-details="true"/>
                <table:data-pilot-member table:name="0,000547805" table:display="true" table:show-details="true"/>
                <table:data-pilot-member table:name="0,000547846" table:display="true" table:show-details="true"/>
                <table:data-pilot-member table:name="0,000548048" table:display="true" table:show-details="true"/>
                <table:data-pilot-member table:name="0,000548382" table:display="true" table:show-details="true"/>
                <table:data-pilot-member table:name="0,000548752" table:display="true" table:show-details="true"/>
                <table:data-pilot-member table:name="0,000548755" table:display="true" table:show-details="true"/>
                <table:data-pilot-member table:name="0,000549015" table:display="true" table:show-details="true"/>
                <table:data-pilot-member table:name="0,00054911" table:display="true" table:show-details="true"/>
                <table:data-pilot-member table:name="0,000549264" table:display="true" table:show-details="true"/>
                <table:data-pilot-member table:name="0,000549398" table:display="true" table:show-details="true"/>
                <table:data-pilot-member table:name="0,000549432" table:display="true" table:show-details="true"/>
                <table:data-pilot-member table:name="0,00054982" table:display="true" table:show-details="true"/>
                <table:data-pilot-member table:name="0,000549828" table:display="true" table:show-details="true"/>
                <table:data-pilot-member table:name="0,000549856" table:display="true" table:show-details="true"/>
                <table:data-pilot-member table:name="0,000550091" table:display="true" table:show-details="true"/>
                <table:data-pilot-member table:name="0,00055017" table:display="true" table:show-details="true"/>
                <table:data-pilot-member table:name="0,000550572" table:display="true" table:show-details="true"/>
                <table:data-pilot-member table:name="0,000551711" table:display="true" table:show-details="true"/>
                <table:data-pilot-member table:name="0,000552072" table:display="true" table:show-details="true"/>
                <table:data-pilot-member table:name="0,000552076" table:display="true" table:show-details="true"/>
                <table:data-pilot-member table:name="0,000552233" table:display="true" table:show-details="true"/>
                <table:data-pilot-member table:name="0,000552348" table:display="true" table:show-details="true"/>
                <table:data-pilot-member table:name="0,000552539" table:display="true" table:show-details="true"/>
                <table:data-pilot-member table:name="0,000552581" table:display="true" table:show-details="true"/>
                <table:data-pilot-member table:name="0,000552807" table:display="true" table:show-details="true"/>
                <table:data-pilot-member table:name="0,000552918" table:display="true" table:show-details="true"/>
                <table:data-pilot-member table:name="0,000553066" table:display="true" table:show-details="true"/>
                <table:data-pilot-member table:name="0,00055311" table:display="true" table:show-details="true"/>
                <table:data-pilot-member table:name="0,000553261" table:display="true" table:show-details="true"/>
                <table:data-pilot-member table:name="0,000553858" table:display="true" table:show-details="true"/>
                <table:data-pilot-member table:name="0,000553909" table:display="true" table:show-details="true"/>
                <table:data-pilot-member table:name="0,000554207" table:display="true" table:show-details="true"/>
                <table:data-pilot-member table:name="0,00055432" table:display="true" table:show-details="true"/>
                <table:data-pilot-member table:name="0,000554363" table:display="true" table:show-details="true"/>
                <table:data-pilot-member table:name="0,000554404" table:display="true" table:show-details="true"/>
                <table:data-pilot-member table:name="0,000555325" table:display="true" table:show-details="true"/>
                <table:data-pilot-member table:name="0,000555526" table:display="true" table:show-details="true"/>
                <table:data-pilot-member table:name="0,000556132" table:display="true" table:show-details="true"/>
                <table:data-pilot-member table:name="0,000556234" table:display="true" table:show-details="true"/>
                <table:data-pilot-member table:name="0,000556558" table:display="true" table:show-details="true"/>
                <table:data-pilot-member table:name="0,000556706" table:display="true" table:show-details="true"/>
                <table:data-pilot-member table:name="0,000556863" table:display="true" table:show-details="true"/>
                <table:data-pilot-member table:name="0,000557164" table:display="true" table:show-details="true"/>
                <table:data-pilot-member table:name="0,000557477" table:display="true" table:show-details="true"/>
                <table:data-pilot-member table:name="0,000557512" table:display="true" table:show-details="true"/>
                <table:data-pilot-member table:name="0,000557987" table:display="true" table:show-details="true"/>
                <table:data-pilot-member table:name="0,000558131" table:display="true" table:show-details="true"/>
                <table:data-pilot-member table:name="0,000558795" table:display="true" table:show-details="true"/>
                <table:data-pilot-member table:name="0,000558915" table:display="true" table:show-details="true"/>
                <table:data-pilot-member table:name="0,000560588" table:display="true" table:show-details="true"/>
                <table:data-pilot-member table:name="0,000560754" table:display="true" table:show-details="true"/>
                <table:data-pilot-member table:name="0,000561745" table:display="true" table:show-details="true"/>
                <table:data-pilot-member table:name="0,000563427" table:display="true" table:show-details="true"/>
                <table:data-pilot-member table:name="0,000565031" table:display="true" table:show-details="true"/>
                <table:data-pilot-member table:name="0,000573605" table:display="true" table:show-details="true"/>
                <table:data-pilot-member table:name="0,00057394" table:display="true" table:show-details="true"/>
                <table:data-pilot-member table:name="0,000574895" table:display="true" table:show-details="true"/>
                <table:data-pilot-member table:name="0,000578963" table:display="true" table:show-details="true"/>
                <table:data-pilot-member table:name="0,000585874" table:display="true" table:show-details="true"/>
                <table:data-pilot-member table:name="0,000586376" table:display="true" table:show-details="true"/>
                <table:data-pilot-member table:name="0,000586685" table:display="true" table:show-details="true"/>
                <table:data-pilot-member table:name="0,000590513" table:display="true" table:show-details="true"/>
                <table:data-pilot-member table:name="0,000592478" table:display="true" table:show-details="true"/>
                <table:data-pilot-member table:name="0,000611055" table:display="true" table:show-details="true"/>
                <table:data-pilot-member table:name="0,000615807" table:display="true" table:show-details="true"/>
                <table:data-pilot-member table:name="0,000617913" table:display="true" table:show-details="true"/>
                <table:data-pilot-member table:name="0,000626199" table:display="true" table:show-details="true"/>
                <table:data-pilot-member table:name="0,00063084" table:display="true" table:show-details="true"/>
                <table:data-pilot-member table:name="0,000634" table:display="true" table:show-details="true"/>
                <table:data-pilot-member table:name="0,000635292" table:display="true" table:show-details="true"/>
                <table:data-pilot-member table:name="0,00064077" table:display="true" table:show-details="true"/>
                <table:data-pilot-member table:name="0,000642114" table:display="true" table:show-details="true"/>
                <table:data-pilot-member table:name="0,000665445" table:display="true" table:show-details="true"/>
                <table:data-pilot-member table:name="0,000671485" table:display="true" table:show-details="true"/>
                <table:data-pilot-member table:name="0,000673944" table:display="true" table:show-details="true"/>
                <table:data-pilot-member table:name="0,000676056" table:display="true" table:show-details="true"/>
                <table:data-pilot-member table:name="0,000679744" table:display="true" table:show-details="true"/>
                <table:data-pilot-member table:name="0,000679868" table:display="true" table:show-details="true"/>
                <table:data-pilot-member table:name="0,000680933" table:display="true" table:show-details="true"/>
                <table:data-pilot-member table:name="0,000683416" table:display="true" table:show-details="true"/>
                <table:data-pilot-member table:name="0,00068418" table:display="true" table:show-details="true"/>
                <table:data-pilot-member table:name="0,000690994" table:display="true" table:show-details="true"/>
                <table:data-pilot-member table:name="0,000691731" table:display="true" table:show-details="true"/>
                <table:data-pilot-member table:name="0,000695644" table:display="true" table:show-details="true"/>
                <table:data-pilot-member table:name="0,000698164" table:display="true" table:show-details="true"/>
                <table:data-pilot-member table:name="0,000699411" table:display="true" table:show-details="true"/>
                <table:data-pilot-member table:name="0,000705104" table:display="true" table:show-details="true"/>
                <table:data-pilot-member table:name="0,000713582" table:display="true" table:show-details="true"/>
                <table:data-pilot-member table:name="0,000715494" table:display="true" table:show-details="true"/>
                <table:data-pilot-member table:name="0,000715537" table:display="true" table:show-details="true"/>
                <table:data-pilot-member table:name="0,000728476" table:display="true" table:show-details="true"/>
                <table:data-pilot-member table:name="0,000735273" table:display="true" table:show-details="true"/>
                <table:data-pilot-member table:name="0,000737926" table:display="true" table:show-details="true"/>
                <table:data-pilot-member table:name="0,000739455" table:display="true" table:show-details="true"/>
                <table:data-pilot-member table:name="0,000742956" table:display="true" table:show-details="true"/>
                <table:data-pilot-member table:name="0,000772078" table:display="true" table:show-details="true"/>
                <table:data-pilot-member table:name="0,000792471" table:display="true" table:show-details="true"/>
                <table:data-pilot-member table:name="0,000859434" table:display="true" table:show-details="true"/>
                <table:data-pilot-member table:name="0,00089844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L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-00-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3T17:51:01.203111856</dc:date>
    <meta:editing-duration>PT32S</meta:editing-duration>
    <meta:editing-cycles>1</meta:editing-cycles>
    <meta:document-statistic meta:table-count="2" meta:cell-count="12075" meta:object-count="1"/>
    <meta:generator>LibreOffice/24.2.3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line" chart:style-name="ch1">
        <chart:legend chart:legend-position="end" svg:x="11.46cm" svg:y="2.29cm" style:legend-expansion="high" chart:style-name="ch2"/>
        <chart:plot-area chart:style-name="ch3" table:cell-range-address="PivotChart" chart:data-source-has-labels="column" svg:x="0.32cm" svg:y="0.18cm" svg:width="10.82cm" svg:height="7.74cm">
          <chart:coordinate-region svg:x="1.651cm" svg:y="0.383cm" svg:width="8.99cm" svg:height="6.884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8"/>
          </chart:series>
          <chart:series chart:style-name="ch7" chart:values-cell-range-address="PT@data 1" chart:label-cell-address="PT@label 1" chart:class="chart:line">
            <chart:data-point chart:repeated="8"/>
          </chart:series>
          <chart:series chart:style-name="ch8" chart:values-cell-range-address="PT@data 2" chart:label-cell-address="PT@label 2" chart:class="chart:line">
            <chart:data-point chart:repeated="8"/>
          </chart:series>
          <chart:series chart:style-name="ch9" chart:values-cell-range-address="PT@data 3" chart:label-cell-address="PT@label 3" chart:class="chart:line">
            <chart:data-point chart:repeated="8"/>
          </chart:series>
          <chart:series chart:style-name="ch10" chart:values-cell-range-address="PT@data 4" chart:label-cell-address="PT@label 4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aining</text:p>
                <draw:g>
                  <svg:desc>PT@label 0</svg:desc>
                </draw:g>
              </table:table-cell>
              <table:table-cell office:value-type="string">
                <text:p>double hashing</text:p>
                <draw:g>
                  <svg:desc>PT@label 1</svg:desc>
                </draw:g>
              </table:table-cell>
              <table:table-cell office:value-type="string">
                <text:p>lineal probing</text:p>
                <draw:g>
                  <svg:desc>PT@label 2</svg:desc>
                </draw:g>
              </table:table-cell>
              <table:table-cell office:value-type="string">
                <text:p>quadratic probing</text:p>
                <draw:g>
                  <svg:desc>PT@label 3</svg:desc>
                </draw:g>
              </table:table-cell>
              <table:table-cell office:value-type="string">
                <text:p>STL unordered map</text:p>
                <draw:g>
                  <svg:desc>PT@label 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PT@categories</svg:desc>
                </draw:g>
              </table:table-cell>
              <table:table-cell office:value-type="float" office:value="0.0000000152">
                <text:p>0.0000000152</text:p>
                <draw:g>
                  <svg:desc>PT@data 0</svg:desc>
                </draw:g>
              </table:table-cell>
              <table:table-cell office:value-type="float" office:value="0.00002347482">
                <text:p>0.00002347482</text:p>
                <draw:g>
                  <svg:desc>PT@data 1</svg:desc>
                </draw:g>
              </table:table-cell>
              <table:table-cell office:value-type="float" office:value="0.00002904182">
                <text:p>0.00002904182</text:p>
                <draw:g>
                  <svg:desc>PT@data 2</svg:desc>
                </draw:g>
              </table:table-cell>
              <table:table-cell office:value-type="float" office:value="0.00002267603">
                <text:p>0.00002267603</text:p>
                <draw:g>
                  <svg:desc>PT@data 3</svg:desc>
                </draw:g>
              </table:table-cell>
              <table:table-cell office:value-type="float" office:value="0.00000001546">
                <text:p>0.00000001546</text:p>
                <draw:g>
                  <svg:desc>PT@data 4</svg:desc>
                </draw:g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0.00000002008">
                <text:p>0.00000002008</text:p>
              </table:table-cell>
              <table:table-cell office:value-type="float" office:value="0.00007751656">
                <text:p>0.00007751656</text:p>
              </table:table-cell>
              <table:table-cell office:value-type="float" office:value="0.00009895127">
                <text:p>0.00009895127</text:p>
              </table:table-cell>
              <table:table-cell office:value-type="float" office:value="0.00008018353">
                <text:p>0.00008018353</text:p>
              </table:table-cell>
              <table:table-cell office:value-type="float" office:value="0.00000001934">
                <text:p>0.00000001934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00000001611">
                <text:p>0.00000001611</text:p>
              </table:table-cell>
              <table:table-cell office:value-type="float" office:value="0.00012328646">
                <text:p>0.00012328646</text:p>
              </table:table-cell>
              <table:table-cell office:value-type="float" office:value="0.00016075592">
                <text:p>0.00016075592</text:p>
              </table:table-cell>
              <table:table-cell office:value-type="float" office:value="0.00012995091">
                <text:p>0.00012995091</text:p>
              </table:table-cell>
              <table:table-cell office:value-type="float" office:value="0.00000001542">
                <text:p>0.00000001542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00000001487">
                <text:p>0.00000001487</text:p>
              </table:table-cell>
              <table:table-cell office:value-type="float" office:value="0.00024101033">
                <text:p>0.00024101033</text:p>
              </table:table-cell>
              <table:table-cell office:value-type="float" office:value="0.00032151965">
                <text:p>0.00032151965</text:p>
              </table:table-cell>
              <table:table-cell office:value-type="float" office:value="0.00024222987">
                <text:p>0.00024222987</text:p>
              </table:table-cell>
              <table:table-cell office:value-type="float" office:value="0.00000001553">
                <text:p>0.00000001553</text:p>
              </table:table-cell>
            </table:table-row>
            <table:table-row>
              <table:table-cell office:value-type="string">
                <text:p>12500</text:p>
              </table:table-cell>
              <table:table-cell office:value-type="float" office:value="0.00000001887">
                <text:p>0.00000001887</text:p>
              </table:table-cell>
              <table:table-cell office:value-type="float" office:value="0.00033341988">
                <text:p>0.00033341988</text:p>
              </table:table-cell>
              <table:table-cell office:value-type="float" office:value="0.00041170484">
                <text:p>0.00041170484</text:p>
              </table:table-cell>
              <table:table-cell office:value-type="float" office:value="0.00032322573">
                <text:p>0.00032322573</text:p>
              </table:table-cell>
              <table:table-cell office:value-type="float" office:value="0.00000001741">
                <text:p>0.00000001741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0.00000001436">
                <text:p>0.00000001436</text:p>
              </table:table-cell>
              <table:table-cell office:value-type="float" office:value="0.00034160882">
                <text:p>0.00034160882</text:p>
              </table:table-cell>
              <table:table-cell office:value-type="float" office:value="0.00043325383">
                <text:p>0.00043325383</text:p>
              </table:table-cell>
              <table:table-cell office:value-type="float" office:value="0.00033968343">
                <text:p>0.00033968343</text:p>
              </table:table-cell>
              <table:table-cell office:value-type="float" office:value="0.00000001426">
                <text:p>0.00000001426</text:p>
              </table:table-cell>
            </table:table-row>
            <table:table-row>
              <table:table-cell office:value-type="string">
                <text:p>17500</text:p>
              </table:table-cell>
              <table:table-cell office:value-type="float" office:value="0.00000001486">
                <text:p>0.00000001486</text:p>
              </table:table-cell>
              <table:table-cell office:value-type="float" office:value="0.00038446207">
                <text:p>0.00038446207</text:p>
              </table:table-cell>
              <table:table-cell office:value-type="float" office:value="0.00048135302">
                <text:p>0.00048135302</text:p>
              </table:table-cell>
              <table:table-cell office:value-type="float" office:value="0.00037219258">
                <text:p>0.00037219258</text:p>
              </table:table-cell>
              <table:table-cell office:value-type="float" office:value="0.00000001346">
                <text:p>0.00000001346</text:p>
              </table:table-cell>
            </table:table-row>
            <table:table-row>
              <table:table-cell office:value-type="string">
                <text:p>19908</text:p>
              </table:table-cell>
              <table:table-cell office:value-type="float" office:value="0.00000001538">
                <text:p>0.00000001538</text:p>
              </table:table-cell>
              <table:table-cell office:value-type="float" office:value="0.00044506696">
                <text:p>0.00044506696</text:p>
              </table:table-cell>
              <table:table-cell office:value-type="float" office:value="0.00054920021">
                <text:p>0.00054920021</text:p>
              </table:table-cell>
              <table:table-cell office:value-type="float" office:value="0.00043377593">
                <text:p>0.00043377593</text:p>
              </table:table-cell>
              <table:table-cell office:value-type="float" office:value="0.00000001335">
                <text:p>0.000000013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